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Normal" svg:font-family="ArialNorm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9cm" svg:stroke-color="#000000" draw:stroke-linejoin="bevel" svg:stroke-linecap="round" draw:fill="none" fo:padding-top="0.019cm" fo:padding-bottom="0.019cm" fo:padding-left="0.019cm" fo:padding-right="0.019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3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4cm" svg:stroke-color="#000000" draw:stroke-linejoin="bevel" svg:stroke-linecap="butt" draw:fill="none" fo:padding-top="0.007cm" fo:padding-bottom="0.007cm" fo:padding-left="0.007cm" fo:padding-right="0.00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339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9cm" svg:stroke-color="#000000" draw:stroke-linejoin="bevel" svg:stroke-linecap="round" draw:fill="solid" draw:fill-color="#000000" fo:padding-top="0.019cm" fo:padding-bottom="0.019cm" fo:padding-left="0.019cm" fo:padding-right="0.019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27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4cm" svg:stroke-color="#000000" draw:stroke-linejoin="bevel" svg:stroke-linecap="round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solid" svg:stroke-width="0.019cm" svg:stroke-color="#000000" draw:stroke-linejoin="bevel" svg:stroke-linecap="round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59cm" fo:min-width="0.159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64cm" svg:stroke-color="#000000" draw:stroke-linejoin="bevel" svg:stroke-linecap="round" draw:fill="none" fo:padding-top="0.032cm" fo:padding-bottom="0.032cm" fo:padding-left="0.032cm" fo:padding-right="0.032cm"/>
    </style:style>
    <style:style style:name="gr12" style:family="graphic" style:parent-style-name="standard">
      <style:graphic-properties draw:stroke="solid" svg:stroke-width="0.004cm" svg:stroke-color="#000000" draw:stroke-linejoin="bevel" svg:stroke-linecap="round" draw:fill="none" fo:padding-top="0.002cm" fo:padding-bottom="0.002cm" fo:padding-left="0.002cm" fo:padding-right="0.002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4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.8999996185303pt" style:font-size-asian="12.8999996185303pt" style:font-size-complex="12.8999996185303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T1" style:family="text">
      <style:text-properties fo:color="#000000" style:font-name="ArialNormal" fo:font-size="6.69999980926514pt" style:font-size-asian="6.69999980926514pt" style:font-name-complex="ArialNormal" style:font-size-complex="6.69999980926514pt"/>
    </style:style>
    <style:style style:name="T2" style:family="text">
      <style:text-properties fo:color="#000000" style:font-name="ArialNormal" fo:font-size="9.69999980926514pt" style:font-size-asian="9.69999980926514pt" style:font-name-complex="ArialNormal" style:font-size-complex="9.69999980926514pt"/>
    </style:style>
    <style:style style:name="T3" style:family="text">
      <style:text-properties fo:color="#000000" style:font-name="ArialNormal" fo:font-size="6.69999980926514pt" fo:language="pt" fo:country="BR" style:font-size-asian="6.69999980926514pt" style:font-name-complex="ArialNormal" style:font-size-complex="6.69999980926514pt"/>
    </style:style>
    <style:style style:name="T4" style:family="text">
      <style:text-properties fo:color="#000000" style:font-name="ArialNormal" fo:font-size="12.8999996185303pt" style:font-size-asian="12.8999996185303pt" style:font-name-complex="ArialNormal" style:font-size-complex="12.8999996185303pt"/>
    </style:style>
    <style:style style:name="T5" style:family="text">
      <style:text-properties fo:color="#000000" style:font-name="ArialNormal" fo:font-size="8pt" style:font-size-asian="8pt" style:font-name-complex="ArialNormal" style:font-size-complex="8pt"/>
    </style:style>
    <style:style style:name="T6" style:family="text">
      <style:text-properties fo:color="#000000" style:font-name="ArialNormal" fo:font-size="4.59999990463257pt" style:font-size-asian="4.59999990463257pt" style:font-name-complex="ArialNormal" style:font-size-complex="4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159cm" svg:y1="0.889cm" svg:x2="1.654cm" svg:y2="0.889cm">
          <text:p/>
        </draw:line>
        <draw:line draw:style-name="gr1" draw:text-style-name="P1" draw:layer="layout" svg:x1="2.159cm" svg:y1="1.399cm" svg:x2="1.654cm" svg:y2="1.399cm">
          <text:p/>
        </draw:line>
        <draw:line draw:style-name="gr1" draw:text-style-name="P1" draw:layer="layout" svg:x1="2.159cm" svg:y1="1.144cm" svg:x2="1.654cm" svg:y2="1.144cm">
          <text:p/>
        </draw:line>
        <draw:line draw:style-name="gr1" draw:text-style-name="P1" draw:layer="layout" svg:x1="2.159cm" svg:y1="1.654cm" svg:x2="1.654cm" svg:y2="1.654cm">
          <text:p/>
        </draw:line>
        <draw:line draw:style-name="gr1" draw:text-style-name="P1" draw:layer="layout" svg:x1="2.159cm" svg:y1="2.159cm" svg:x2="1.654cm" svg:y2="2.159cm">
          <text:p/>
        </draw:line>
        <draw:line draw:style-name="gr1" draw:text-style-name="P1" draw:layer="layout" svg:x1="2.159cm" svg:y1="1.909cm" svg:x2="1.654cm" svg:y2="1.909cm">
          <text:p/>
        </draw:line>
        <draw:line draw:style-name="gr1" draw:text-style-name="P1" draw:layer="layout" svg:x1="2.159cm" svg:y1="2.414cm" svg:x2="1.654cm" svg:y2="2.414cm">
          <text:p/>
        </draw:line>
        <draw:line draw:style-name="gr1" draw:text-style-name="P1" draw:layer="layout" svg:x1="2.159cm" svg:y1="2.669cm" svg:x2="1.654cm" svg:y2="2.669cm">
          <text:p/>
        </draw:line>
        <draw:line draw:style-name="gr1" draw:text-style-name="P1" draw:layer="layout" svg:x1="9.74cm" svg:y1="0.887cm" svg:x2="10.25cm" svg:y2="0.887cm">
          <text:p/>
        </draw:line>
        <draw:line draw:style-name="gr1" draw:text-style-name="P1" draw:layer="layout" svg:x1="9.74cm" svg:y1="1.397cm" svg:x2="10.25cm" svg:y2="1.397cm">
          <text:p/>
        </draw:line>
        <draw:line draw:style-name="gr1" draw:text-style-name="P1" draw:layer="layout" svg:x1="9.74cm" svg:y1="1.142cm" svg:x2="10.25cm" svg:y2="1.142cm">
          <text:p/>
        </draw:line>
        <draw:line draw:style-name="gr1" draw:text-style-name="P1" draw:layer="layout" svg:x1="9.74cm" svg:y1="1.652cm" svg:x2="10.25cm" svg:y2="1.652cm">
          <text:p/>
        </draw:line>
        <draw:line draw:style-name="gr1" draw:text-style-name="P1" draw:layer="layout" svg:x1="9.74cm" svg:y1="2.157cm" svg:x2="10.25cm" svg:y2="2.157cm">
          <text:p/>
        </draw:line>
        <draw:line draw:style-name="gr1" draw:text-style-name="P1" draw:layer="layout" svg:x1="9.74cm" svg:y1="1.907cm" svg:x2="10.25cm" svg:y2="1.907cm">
          <text:p/>
        </draw:line>
        <draw:line draw:style-name="gr1" draw:text-style-name="P1" draw:layer="layout" svg:x1="9.74cm" svg:y1="2.412cm" svg:x2="10.25cm" svg:y2="2.412cm">
          <text:p/>
        </draw:line>
        <draw:line draw:style-name="gr1" draw:text-style-name="P1" draw:layer="layout" svg:x1="9.74cm" svg:y1="3.177cm" svg:x2="10.25cm" svg:y2="3.177cm">
          <text:p/>
        </draw:line>
        <draw:line draw:style-name="gr1" draw:text-style-name="P1" draw:layer="layout" svg:x1="9.74cm" svg:y1="2.667cm" svg:x2="10.25cm" svg:y2="2.667cm">
          <text:p/>
        </draw:line>
        <draw:line draw:style-name="gr1" draw:text-style-name="P1" draw:layer="layout" svg:x1="9.74cm" svg:y1="3.427cm" svg:x2="10.25cm" svg:y2="3.427cm">
          <text:p/>
        </draw:line>
        <draw:line draw:style-name="gr1" draw:text-style-name="P1" draw:layer="layout" svg:x1="9.74cm" svg:y1="3.937cm" svg:x2="10.25cm" svg:y2="3.937cm">
          <text:p/>
        </draw:line>
        <draw:line draw:style-name="gr1" draw:text-style-name="P1" draw:layer="layout" svg:x1="9.74cm" svg:y1="3.682cm" svg:x2="10.25cm" svg:y2="3.682cm">
          <text:p/>
        </draw:line>
        <draw:line draw:style-name="gr1" draw:text-style-name="P1" draw:layer="layout" svg:x1="9.74cm" svg:y1="4.192cm" svg:x2="10.25cm" svg:y2="4.192cm">
          <text:p/>
        </draw:line>
        <draw:line draw:style-name="gr1" draw:text-style-name="P1" draw:layer="layout" svg:x1="9.74cm" svg:y1="4.447cm" svg:x2="10.25cm" svg:y2="4.447cm">
          <text:p/>
        </draw:line>
        <draw:line draw:style-name="gr1" draw:text-style-name="P1" draw:layer="layout" svg:x1="2.159cm" svg:y1="3.179cm" svg:x2="1.654cm" svg:y2="3.179cm">
          <text:p/>
        </draw:line>
        <draw:line draw:style-name="gr1" draw:text-style-name="P1" draw:layer="layout" svg:x1="2.159cm" svg:y1="3.429cm" svg:x2="1.654cm" svg:y2="3.429cm">
          <text:p/>
        </draw:line>
        <draw:line draw:style-name="gr1" draw:text-style-name="P1" draw:layer="layout" svg:x1="3.684cm" svg:y1="20.704cm" svg:x2="3.684cm" svg:y2="20.959cm">
          <text:p/>
        </draw:line>
        <draw:line draw:style-name="gr1" draw:text-style-name="P1" draw:layer="layout" svg:x1="9.74cm" svg:y1="4.697cm" svg:x2="10.755cm" svg:y2="4.697cm">
          <text:p/>
        </draw:line>
        <draw:line draw:style-name="gr1" draw:text-style-name="P1" draw:layer="layout" svg:x1="6.479cm" svg:y1="19.434cm" svg:x2="5.969cm" svg:y2="19.434cm">
          <text:p/>
        </draw:line>
        <draw:line draw:style-name="gr1" draw:text-style-name="P1" draw:layer="layout" svg:x1="5.209cm" svg:y1="19.434cm" svg:x2="5.969cm" svg:y2="19.434cm">
          <text:p/>
        </draw:line>
        <draw:line draw:style-name="gr1" draw:text-style-name="P1" draw:layer="layout" svg:x1="5.969cm" svg:y1="19.689cm" svg:x2="5.969cm" svg:y2="19.434cm">
          <text:p/>
        </draw:line>
        <draw:line draw:style-name="gr1" draw:text-style-name="P1" draw:layer="layout" svg:x1="5.969cm" svg:y1="20.704cm" svg:x2="5.969cm" svg:y2="20.959cm">
          <text:p/>
        </draw:line>
        <draw:line draw:style-name="gr1" draw:text-style-name="P1" draw:layer="layout" svg:x1="20.959cm" svg:y1="13.589cm" svg:x2="19.689cm" svg:y2="13.589cm">
          <text:p/>
        </draw:line>
        <draw:line draw:style-name="gr1" draw:text-style-name="P1" draw:layer="layout" svg:x1="19.689cm" svg:y1="14.859cm" svg:x2="19.689cm" svg:y2="13.589cm">
          <text:p/>
        </draw:line>
        <draw:line draw:style-name="gr1" draw:text-style-name="P1" draw:layer="layout" svg:x1="19.179cm" svg:y1="12.574cm" svg:x2="19.434cm" svg:y2="12.574cm">
          <text:p/>
        </draw:line>
        <draw:polyline draw:style-name="gr1" draw:text-style-name="P1" draw:layer="layout" svg:width="0.255cm" svg:height="1.015cm" svg:x="19.434cm" svg:y="12.574cm" svg:viewBox="0 0 256 1016" draw:points="256,1016 0,1016 0,0">
          <text:p/>
        </draw:polyline>
        <draw:polyline draw:style-name="gr1" draw:text-style-name="P1" draw:layer="layout" svg:width="0.255cm" svg:height="0.255cm" svg:x="21.719cm" svg:y="11.814cm" svg:viewBox="0 0 256 256" draw:points="256,0 256,256 0,256">
          <text:p/>
        </draw:polyline>
        <draw:line draw:style-name="gr1" draw:text-style-name="P1" draw:layer="layout" svg:x1="23.499cm" svg:y1="11.814cm" svg:x2="22.989cm" svg:y2="11.814cm">
          <text:p/>
        </draw:line>
        <draw:polygon draw:style-name="gr1" draw:text-style-name="P1" draw:layer="layout" svg:width="0cm" svg:height="0cm" svg:x="19.179cm" svg:y="11.814cm" svg:viewBox="0 0 0 0" draw:points="0,0">
          <text:p/>
        </draw:polygon>
        <draw:polyline draw:style-name="gr1" draw:text-style-name="P1" draw:layer="layout" svg:width="0.255cm" svg:height="0.505cm" svg:x="21.719cm" svg:y="13.084cm" svg:viewBox="0 0 256 506" draw:points="0,506 0,0 256,0">
          <text:p/>
        </draw:polyline>
        <draw:line draw:style-name="gr1" draw:text-style-name="P1" draw:layer="layout" svg:x1="19.434cm" svg:y1="12.574cm" svg:x2="20.704cm" svg:y2="12.574cm">
          <text:p/>
        </draw:line>
        <draw:line draw:style-name="gr1" draw:text-style-name="P1" draw:layer="layout" svg:x1="23.499cm" svg:y1="12.574cm" svg:x2="20.704cm" svg:y2="12.574cm">
          <text:p/>
        </draw:line>
        <draw:polyline draw:style-name="gr1" draw:text-style-name="P1" draw:layer="layout" svg:width="0.255cm" svg:height="0.76cm" svg:x="20.704cm" svg:y="11.814cm" svg:viewBox="0 0 256 761" draw:points="256,0 0,0 0,761">
          <text:p/>
        </draw:polyline>
        <draw:line draw:style-name="gr1" draw:text-style-name="P1" draw:layer="layout" svg:x1="15.999cm" svg:y1="3.939cm" svg:x2="15.999cm" svg:y2="3.684cm">
          <text:p/>
        </draw:line>
        <draw:line draw:style-name="gr1" draw:text-style-name="P1" draw:layer="layout" svg:x1="19.809cm" svg:y1="3.939cm" svg:x2="19.809cm" svg:y2="3.684cm">
          <text:p/>
        </draw:line>
        <draw:polyline draw:style-name="gr1" draw:text-style-name="P1" draw:layer="layout" svg:width="1.27cm" svg:height="1.52cm" svg:x="9.019cm" svg:y="12.069cm" svg:viewBox="0 0 1271 1521" draw:points="1271,0 1271,250 0,250 0,1521">
          <text:p/>
        </draw:polyline>
        <draw:polyline draw:style-name="gr1" draw:text-style-name="P1" draw:layer="layout" svg:width="0.765cm" svg:height="0.505cm" svg:x="9.779cm" svg:y="12.069cm" svg:viewBox="0 0 766 506" draw:points="766,0 0,0 0,506">
          <text:p/>
        </draw:polyline>
        <draw:polyline draw:style-name="gr1" draw:text-style-name="P1" draw:layer="layout" svg:width="0.765cm" svg:height="2.79cm" svg:x="10.034cm" svg:y="12.069cm" svg:viewBox="0 0 766 2791" draw:points="766,0 766,506 0,506 0,2791">
          <text:p/>
        </draw:polyline>
        <draw:polygon draw:style-name="gr1" draw:text-style-name="P1" draw:layer="layout" svg:width="0cm" svg:height="0cm" svg:x="10.544cm" svg:y="14.099cm" svg:viewBox="0 0 0 0" draw:points="0,0">
          <text:p/>
        </draw:polygon>
        <draw:polygon draw:style-name="gr1" draw:text-style-name="P1" draw:layer="layout" svg:width="0cm" svg:height="0cm" svg:x="10.544cm" svg:y="15.624cm" svg:viewBox="0 0 0 0" draw:points="0,0">
          <text:p/>
        </draw:polygon>
        <draw:line draw:style-name="gr1" draw:text-style-name="P1" draw:layer="layout" svg:x1="11.559cm" svg:y1="12.069cm" svg:x2="11.559cm" svg:y2="13.084cm">
          <text:p/>
        </draw:line>
        <draw:line draw:style-name="gr1" draw:text-style-name="P1" draw:layer="layout" svg:x1="11.304cm" svg:y1="12.069cm" svg:x2="11.304cm" svg:y2="12.319cm">
          <text:p/>
        </draw:line>
        <draw:line draw:style-name="gr1" draw:text-style-name="P1" draw:layer="layout" svg:x1="11.814cm" svg:y1="12.069cm" svg:x2="11.814cm" svg:y2="12.319cm">
          <text:p/>
        </draw:line>
        <draw:line draw:style-name="gr1" draw:text-style-name="P1" draw:layer="layout" svg:x1="13.339cm" svg:y1="12.069cm" svg:x2="13.339cm" svg:y2="12.319cm">
          <text:p/>
        </draw:line>
        <draw:line draw:style-name="gr1" draw:text-style-name="P1" draw:layer="layout" svg:x1="13.589cm" svg:y1="12.069cm" svg:x2="13.589cm" svg:y2="12.319cm">
          <text:p/>
        </draw:line>
        <draw:line draw:style-name="gr1" draw:text-style-name="P1" draw:layer="layout" svg:x1="13.844cm" svg:y1="12.069cm" svg:x2="13.844cm" svg:y2="12.319cm">
          <text:p/>
        </draw:line>
        <draw:line draw:style-name="gr1" draw:text-style-name="P1" draw:layer="layout" svg:x1="14.099cm" svg:y1="12.069cm" svg:x2="14.099cm" svg:y2="12.319cm">
          <text:p/>
        </draw:line>
        <draw:line draw:style-name="gr1" draw:text-style-name="P1" draw:layer="layout" svg:x1="10.034cm" svg:y1="20.574cm" svg:x2="10.034cm" svg:y2="20.829cm">
          <text:p/>
        </draw:line>
        <draw:line draw:style-name="gr1" draw:text-style-name="P1" draw:layer="layout" svg:x1="11.559cm" svg:y1="20.574cm" svg:x2="11.559cm" svg:y2="20.959cm">
          <text:p/>
        </draw:line>
        <draw:line draw:style-name="gr1" draw:text-style-name="P1" draw:layer="layout" svg:x1="13.084cm" svg:y1="20.574cm" svg:x2="13.084cm" svg:y2="20.959cm">
          <text:p/>
        </draw:line>
        <draw:line draw:style-name="gr1" draw:text-style-name="P1" draw:layer="layout" svg:x1="14.354cm" svg:y1="20.574cm" svg:x2="14.354cm" svg:y2="20.959cm">
          <text:p/>
        </draw:line>
        <draw:line draw:style-name="gr1" draw:text-style-name="P1" draw:layer="layout" svg:x1="10.034cm" svg:y1="19.304cm" svg:x2="10.034cm" svg:y2="18.924cm">
          <text:p/>
        </draw:line>
        <draw:line draw:style-name="gr1" draw:text-style-name="P1" draw:layer="layout" svg:x1="14.354cm" svg:y1="19.304cm" svg:x2="14.354cm" svg:y2="18.924cm">
          <text:p/>
        </draw:line>
        <draw:line draw:style-name="gr1" draw:text-style-name="P1" draw:layer="layout" svg:x1="13.084cm" svg:y1="19.304cm" svg:x2="13.084cm" svg:y2="18.924cm">
          <text:p/>
        </draw:line>
        <draw:line draw:style-name="gr1" draw:text-style-name="P1" draw:layer="layout" svg:x1="11.559cm" svg:y1="19.304cm" svg:x2="11.559cm" svg:y2="18.924cm">
          <text:p/>
        </draw:line>
        <draw:line draw:style-name="gr1" draw:text-style-name="P1" draw:layer="layout" svg:x1="2.159cm" svg:y1="19.434cm" svg:x2="1.654cm" svg:y2="19.434cm">
          <text:p/>
        </draw:line>
        <draw:line draw:style-name="gr1" draw:text-style-name="P1" draw:layer="layout" svg:x1="3.179cm" svg:y1="13.589cm" svg:x2="3.179cm" svg:y2="13.339cm">
          <text:p/>
        </draw:line>
        <draw:line draw:style-name="gr1" draw:text-style-name="P1" draw:layer="layout" svg:x1="3.684cm" svg:y1="13.589cm" svg:x2="3.684cm" svg:y2="13.339cm">
          <text:p/>
        </draw:line>
        <draw:line draw:style-name="gr1" draw:text-style-name="P1" draw:layer="layout" svg:x1="3.939cm" svg:y1="13.589cm" svg:x2="3.939cm" svg:y2="13.339cm">
          <text:p/>
        </draw:line>
        <draw:line draw:style-name="gr1" draw:text-style-name="P1" draw:layer="layout" svg:x1="4.194cm" svg:y1="13.589cm" svg:x2="4.194cm" svg:y2="13.339cm">
          <text:p/>
        </draw:line>
        <draw:line draw:style-name="gr1" draw:text-style-name="P1" draw:layer="layout" svg:x1="4.194cm" svg:y1="6.224cm" svg:x2="3.939cm" svg:y2="6.224cm">
          <text:p/>
        </draw:line>
        <draw:line draw:style-name="gr1" draw:text-style-name="P1" draw:layer="layout" svg:x1="4.194cm" svg:y1="6.479cm" svg:x2="3.939cm" svg:y2="6.479cm">
          <text:p/>
        </draw:line>
        <draw:line draw:style-name="gr1" draw:text-style-name="P1" draw:layer="layout" svg:x1="4.194cm" svg:y1="6.734cm" svg:x2="3.939cm" svg:y2="6.734cm">
          <text:p/>
        </draw:line>
        <draw:line draw:style-name="gr1" draw:text-style-name="P1" draw:layer="layout" svg:x1="18.284cm" svg:y1="2.159cm" svg:x2="19.809cm" svg:y2="2.159cm">
          <text:p/>
        </draw:line>
        <draw:line draw:style-name="gr1" draw:text-style-name="P1" draw:layer="layout" svg:x1="17.148cm" svg:y1="2.669cm" svg:x2="17.148cm" svg:y2="2.159cm">
          <text:p/>
        </draw:line>
        <draw:line draw:style-name="gr1" draw:text-style-name="P1" draw:layer="layout" svg:x1="19.809cm" svg:y1="1.909cm" svg:x2="19.809cm" svg:y2="2.159cm">
          <text:p/>
        </draw:line>
        <draw:line draw:style-name="gr1" draw:text-style-name="P1" draw:layer="layout" svg:x1="17.269cm" svg:y1="2.159cm" svg:x2="15.999cm" svg:y2="2.159cm">
          <text:p/>
        </draw:line>
        <draw:line draw:style-name="gr1" draw:text-style-name="P1" draw:layer="layout" svg:x1="15.999cm" svg:y1="2.669cm" svg:x2="15.999cm" svg:y2="2.159cm">
          <text:p/>
        </draw:line>
        <draw:line draw:style-name="gr1" draw:text-style-name="P1" draw:layer="layout" svg:x1="15.999cm" svg:y1="1.909cm" svg:x2="15.999cm" svg:y2="2.159cm">
          <text:p/>
        </draw:line>
        <draw:polyline draw:style-name="gr1" draw:text-style-name="P1" draw:layer="layout" svg:width="1.02cm" svg:height="0.255cm" svg:x="16.403cm" svg:y="6.224cm" svg:viewBox="0 0 1021 256" draw:points="1021,256 0,256 0,0">
          <text:p/>
        </draw:polyline>
        <draw:line draw:style-name="gr1" draw:text-style-name="P1" draw:layer="layout" svg:x1="18.438cm" svg:y1="6.479cm" svg:x2="19.453cm" svg:y2="6.479cm">
          <text:p/>
        </draw:line>
        <draw:line draw:style-name="gr1" draw:text-style-name="P1" draw:layer="layout" svg:x1="19.453cm" svg:y1="6.224cm" svg:x2="19.453cm" svg:y2="6.479cm">
          <text:p/>
        </draw:line>
        <draw:line draw:style-name="gr1" draw:text-style-name="P1" draw:layer="layout" svg:x1="19.453cm" svg:y1="6.734cm" svg:x2="19.453cm" svg:y2="6.479cm">
          <text:p/>
        </draw:line>
        <draw:polyline draw:style-name="gr1" draw:text-style-name="P1" draw:layer="layout" svg:width="0.765cm" svg:height="0.255cm" svg:x="7.239cm" svg:y="6.734cm" svg:viewBox="0 0 766 256" draw:points="0,0 0,256 766,256">
          <text:p/>
        </draw:polyline>
        <draw:line draw:style-name="gr1" draw:text-style-name="P1" draw:layer="layout" svg:x1="7.239cm" svg:y1="6.224cm" svg:x2="7.749cm" svg:y2="6.224cm">
          <text:p/>
        </draw:line>
        <draw:polygon draw:style-name="gr1" draw:text-style-name="P1" draw:layer="layout" svg:width="6.601cm" svg:height="4.315cm" svg:x="2.669cm" svg:y="0.639cm" svg:viewBox="0 0 6602 4316" draw:points="0,0 6602,0 6602,4316 0,4316">
          <text:p/>
        </draw:polygon>
        <draw:line draw:style-name="gr1" draw:text-style-name="P1" draw:layer="layout" svg:x1="9.74cm" svg:y1="0.887cm" svg:x2="9.235cm" svg:y2="0.887cm">
          <text:p/>
        </draw:line>
        <draw:frame draw:style-name="gr2" draw:text-style-name="P3" draw:layer="layout" svg:width="2.728cm" svg:height="0.276cm" svg:x="6.396cm" svg:y="0.762cm">
          <draw:text-box>
            <text:p text:style-name="P2"><text:span text:style-name="T1">PB0</text:span><text:span text:style-name="T1">/</text:span><text:span text:style-name="T1">ICP</text:span><text:span text:style-name="T1">1/</text:span><text:span text:style-name="T1">CLK</text:span><text:span text:style-name="T1">O/</text:span><text:span text:style-name="T1">PCI</text:span><text:span text:style-name="T1">NT</text:span><text:span text:style-name="T1">0</text:span></text:p>
          </draw:text-box>
        </draw:frame>
        <draw:line draw:style-name="gr1" draw:text-style-name="P1" draw:layer="layout" svg:x1="9.74cm" svg:y1="1.142cm" svg:x2="9.235cm" svg:y2="1.142cm">
          <text:p/>
        </draw:line>
        <draw:frame draw:style-name="gr2" draw:text-style-name="P3" draw:layer="layout" svg:width="0.307cm" svg:height="0.276cm" svg:x="9.486cm" svg:y="0.63cm">
          <draw:text-box>
            <text:p text:style-name="P2"><text:span text:style-name="T1">1</text:span><text:span text:style-name="T1">4</text:span></text:p>
          </draw:text-box>
        </draw:frame>
        <draw:frame draw:style-name="gr2" draw:text-style-name="P3" draw:layer="layout" svg:width="2.14cm" svg:height="0.276cm" svg:x="6.921cm" svg:y="1.017cm">
          <draw:text-box>
            <text:p text:style-name="P2"><text:span text:style-name="T1">PB1</text:span><text:span text:style-name="T1">/</text:span><text:span text:style-name="T1">OC</text:span><text:span text:style-name="T1">1A/</text:span><text:span text:style-name="T1">PCI</text:span><text:span text:style-name="T1">NT</text:span><text:span text:style-name="T1">1</text:span></text:p>
          </draw:text-box>
        </draw:frame>
        <draw:line draw:style-name="gr1" draw:text-style-name="P1" draw:layer="layout" svg:x1="9.74cm" svg:y1="1.652cm" svg:x2="9.235cm" svg:y2="1.652cm">
          <text:p/>
        </draw:line>
        <draw:frame draw:style-name="gr2" draw:text-style-name="P3" draw:layer="layout" svg:width="0.307cm" svg:height="0.276cm" svg:x="9.486cm" svg:y="0.885cm">
          <draw:text-box>
            <text:p text:style-name="P2"><text:span text:style-name="T1">1</text:span><text:span text:style-name="T1">5</text:span></text:p>
          </draw:text-box>
        </draw:frame>
        <draw:frame draw:style-name="gr2" draw:text-style-name="P3" draw:layer="layout" svg:width="2.834cm" svg:height="0.276cm" svg:x="6.336cm" svg:y="1.527cm">
          <draw:text-box>
            <text:p text:style-name="P2"><text:span text:style-name="T1">PB3</text:span><text:span text:style-name="T1">/</text:span><text:span text:style-name="T1">MO</text:span><text:span text:style-name="T1">SI/</text:span><text:span text:style-name="T1">OC</text:span><text:span text:style-name="T1">2A/</text:span><text:span text:style-name="T1">PCI</text:span><text:span text:style-name="T1">NT</text:span><text:span text:style-name="T1">3</text:span></text:p>
          </draw:text-box>
        </draw:frame>
        <draw:line draw:style-name="gr1" draw:text-style-name="P1" draw:layer="layout" svg:x1="9.74cm" svg:y1="1.397cm" svg:x2="9.235cm" svg:y2="1.397cm">
          <text:p/>
        </draw:line>
        <draw:frame draw:style-name="gr2" draw:text-style-name="P3" draw:layer="layout" svg:width="0.307cm" svg:height="0.276cm" svg:x="9.486cm" svg:y="1.395cm">
          <draw:text-box>
            <text:p text:style-name="P2"><text:span text:style-name="T1">17</text:span></text:p>
          </draw:text-box>
        </draw:frame>
        <draw:line draw:style-name="gr3" draw:text-style-name="P1" draw:layer="layout" svg:x1="7.031cm" svg:y1="1.299cm" svg:x2="7.311cm" svg:y2="1.299cm">
          <text:p/>
        </draw:line>
        <draw:frame draw:style-name="gr2" draw:text-style-name="P3" draw:layer="layout" svg:width="2.525cm" svg:height="0.276cm" svg:x="6.586cm" svg:y="1.272cm">
          <draw:text-box>
            <text:p text:style-name="P2"><text:span text:style-name="T1">PB2</text:span><text:span text:style-name="T1">/</text:span><text:span text:style-name="T1">SS/</text:span><text:span text:style-name="T1">OC</text:span><text:span text:style-name="T1">1B/</text:span><text:span text:style-name="T1">PCI</text:span><text:span text:style-name="T1">NT</text:span><text:span text:style-name="T1">2</text:span></text:p>
          </draw:text-box>
        </draw:frame>
        <draw:line draw:style-name="gr1" draw:text-style-name="P1" draw:layer="layout" svg:x1="2.159cm" svg:y1="2.414cm" svg:x2="2.669cm" svg:y2="2.414cm">
          <text:p/>
        </draw:line>
        <draw:frame draw:style-name="gr2" draw:text-style-name="P3" draw:layer="layout" svg:width="0.307cm" svg:height="0.276cm" svg:x="9.486cm" svg:y="1.14cm">
          <draw:text-box>
            <text:p text:style-name="P2"><text:span text:style-name="T1">1</text:span><text:span text:style-name="T1">6</text:span></text:p>
          </draw:text-box>
        </draw:frame>
        <draw:frame draw:style-name="gr2" draw:text-style-name="P3" draw:layer="layout" svg:width="2.957cm" svg:height="0.276cm" svg:x="2.799cm" svg:y="2.267cm">
          <draw:text-box>
            <text:p text:style-name="P2"><text:span text:style-name="T1">PD</text:span><text:span text:style-name="T1">6/</text:span><text:span text:style-name="T1">AIN</text:span><text:span text:style-name="T1">0/</text:span><text:span text:style-name="T1">OC</text:span><text:span text:style-name="T1">0A/</text:span><text:span text:style-name="T1">PCI</text:span><text:span text:style-name="T1">NT</text:span><text:span text:style-name="T1">22</text:span></text:p>
          </draw:text-box>
        </draw:frame>
        <draw:line draw:style-name="gr1" draw:text-style-name="P1" draw:layer="layout" svg:x1="2.159cm" svg:y1="2.159cm" svg:x2="2.669cm" svg:y2="2.159cm">
          <text:p/>
        </draw:line>
        <draw:frame draw:style-name="gr2" draw:text-style-name="P3" draw:layer="layout" svg:width="0.307cm" svg:height="0.276cm" svg:x="2.185cm" svg:y="2.157cm">
          <draw:text-box>
            <text:p text:style-name="P2"><text:span text:style-name="T1">1</text:span><text:span text:style-name="T1">2</text:span></text:p>
          </draw:text-box>
        </draw:frame>
        <draw:frame draw:style-name="gr2" draw:text-style-name="P3" draw:layer="layout" svg:width="2.69cm" svg:height="0.276cm" svg:x="2.799cm" svg:y="2.012cm">
          <draw:text-box>
            <text:p text:style-name="P2"><text:span text:style-name="T1">PD</text:span><text:span text:style-name="T1">5/</text:span><text:span text:style-name="T1">T1/</text:span><text:span text:style-name="T1">OC</text:span><text:span text:style-name="T1">0B/</text:span><text:span text:style-name="T1">PCI</text:span><text:span text:style-name="T1">NT</text:span><text:span text:style-name="T1">21</text:span></text:p>
          </draw:text-box>
        </draw:frame>
        <draw:line draw:style-name="gr1" draw:text-style-name="P1" draw:layer="layout" svg:x1="2.159cm" svg:y1="1.909cm" svg:x2="2.669cm" svg:y2="1.909cm">
          <text:p/>
        </draw:line>
        <draw:frame draw:style-name="gr2" draw:text-style-name="P3" draw:layer="layout" svg:width="0.307cm" svg:height="0.276cm" svg:x="2.2cm" svg:y="1.902cm">
          <draw:text-box>
            <text:p text:style-name="P2"><text:span text:style-name="T1">1</text:span><text:span text:style-name="T1">1</text:span></text:p>
          </draw:text-box>
        </draw:frame>
        <draw:frame draw:style-name="gr2" draw:text-style-name="P3" draw:layer="layout" svg:width="2.508cm" svg:height="0.276cm" svg:x="2.799cm" svg:y="1.762cm">
          <draw:text-box>
            <text:p text:style-name="P2"><text:span text:style-name="T1">PD</text:span><text:span text:style-name="T1">4/</text:span><text:span text:style-name="T1">T0/</text:span><text:span text:style-name="T1">XC</text:span><text:span text:style-name="T1">K/</text:span><text:span text:style-name="T1">PCI</text:span><text:span text:style-name="T1">NT</text:span><text:span text:style-name="T1">20</text:span></text:p>
          </draw:text-box>
        </draw:frame>
        <draw:line draw:style-name="gr1" draw:text-style-name="P1" draw:layer="layout" svg:x1="2.159cm" svg:y1="1.654cm" svg:x2="2.669cm" svg:y2="1.654cm">
          <text:p/>
        </draw:line>
        <draw:frame draw:style-name="gr2" draw:text-style-name="P3" draw:layer="layout" svg:width="0.234cm" svg:height="0.276cm" svg:x="2.3cm" svg:y="1.652cm">
          <draw:text-box>
            <text:p text:style-name="P2"><text:span text:style-name="T1">6</text:span></text:p>
          </draw:text-box>
        </draw:frame>
        <draw:frame draw:style-name="gr2" draw:text-style-name="P3" draw:layer="layout" svg:width="2.94cm" svg:height="0.276cm" svg:x="2.799cm" svg:y="1.507cm">
          <draw:text-box>
            <text:p text:style-name="P2"><text:span text:style-name="T1">PD3/INT1/OC2B/</text:span><text:span text:style-name="T1">PCINT19</text:span></text:p>
          </draw:text-box>
        </draw:frame>
        <draw:line draw:style-name="gr1" draw:text-style-name="P1" draw:layer="layout" svg:x1="2.159cm" svg:y1="1.399cm" svg:x2="2.669cm" svg:y2="1.399cm">
          <text:p/>
        </draw:line>
        <draw:frame draw:style-name="gr2" draw:text-style-name="P3" draw:layer="layout" svg:width="0.234cm" svg:height="0.276cm" svg:x="2.3cm" svg:y="1.397cm">
          <draw:text-box>
            <text:p text:style-name="P2"><text:span text:style-name="T1">5</text:span></text:p>
          </draw:text-box>
        </draw:frame>
        <draw:frame draw:style-name="gr2" draw:text-style-name="P3" draw:layer="layout" svg:width="2.195cm" svg:height="0.276cm" svg:x="2.799cm" svg:y="1.252cm">
          <draw:text-box>
            <text:p text:style-name="P2"><text:span text:style-name="T1">PD2/INT0/PCINT18</text:span></text:p>
          </draw:text-box>
        </draw:frame>
        <draw:line draw:style-name="gr1" draw:text-style-name="P1" draw:layer="layout" svg:x1="2.159cm" svg:y1="1.144cm" svg:x2="2.669cm" svg:y2="1.144cm">
          <text:p/>
        </draw:line>
        <draw:frame draw:style-name="gr2" draw:text-style-name="P3" draw:layer="layout" svg:width="0.234cm" svg:height="0.276cm" svg:x="2.3cm" svg:y="1.142cm">
          <draw:text-box>
            <text:p text:style-name="P2"><text:span text:style-name="T1">4</text:span></text:p>
          </draw:text-box>
        </draw:frame>
        <draw:frame draw:style-name="gr2" draw:text-style-name="P3" draw:layer="layout" svg:width="2.136cm" svg:height="0.276cm" svg:x="2.799cm" svg:y="0.997cm">
          <draw:text-box>
            <text:p text:style-name="P2"><text:span text:style-name="T1">PD1/TXD/</text:span><text:span text:style-name="T1">PCINT17</text:span></text:p>
          </draw:text-box>
        </draw:frame>
        <draw:line draw:style-name="gr1" draw:text-style-name="P1" draw:layer="layout" svg:x1="2.159cm" svg:y1="0.889cm" svg:x2="2.669cm" svg:y2="0.889cm">
          <text:p/>
        </draw:line>
        <draw:frame draw:style-name="gr2" draw:text-style-name="P3" draw:layer="layout" svg:width="0.234cm" svg:height="0.276cm" svg:x="2.3cm" svg:y="0.887cm">
          <draw:text-box>
            <text:p text:style-name="P2"><text:span text:style-name="T1">3</text:span></text:p>
          </draw:text-box>
        </draw:frame>
        <draw:frame draw:style-name="gr2" draw:text-style-name="P3" draw:layer="layout" svg:width="2.157cm" svg:height="0.276cm" svg:x="2.799cm" svg:y="0.742cm">
          <draw:text-box>
            <text:p text:style-name="P2"><text:span text:style-name="T1">P</text:span><text:span text:style-name="T1">D</text:span><text:span text:style-name="T1">0/</text:span><text:span text:style-name="T1">R</text:span><text:span text:style-name="T1">X</text:span><text:span text:style-name="T1">D/</text:span><text:span text:style-name="T1">P</text:span><text:span text:style-name="T1">CI</text:span><text:span text:style-name="T1">N</text:span><text:span text:style-name="T1">T</text:span><text:span text:style-name="T1">1</text:span><text:span text:style-name="T1">6</text:span></text:p>
          </draw:text-box>
        </draw:frame>
        <draw:line draw:style-name="gr1" draw:text-style-name="P1" draw:layer="layout" svg:x1="9.74cm" svg:y1="1.907cm" svg:x2="9.235cm" svg:y2="1.907cm">
          <text:p/>
        </draw:line>
        <draw:frame draw:style-name="gr2" draw:text-style-name="P3" draw:layer="layout" svg:width="0.234cm" svg:height="0.276cm" svg:x="2.3cm" svg:y="0.632cm">
          <draw:text-box>
            <text:p text:style-name="P2"><text:span text:style-name="T1">2</text:span></text:p>
          </draw:text-box>
        </draw:frame>
        <draw:frame draw:style-name="gr2" draw:text-style-name="P3" draw:layer="layout" svg:width="2.089cm" svg:height="0.276cm" svg:x="6.966cm" svg:y="1.782cm">
          <draw:text-box>
            <text:p text:style-name="P2"><text:span text:style-name="T1">PB4/MISO/PCINT4</text:span></text:p>
          </draw:text-box>
        </draw:frame>
        <draw:line draw:style-name="gr1" draw:text-style-name="P1" draw:layer="layout" svg:x1="9.74cm" svg:y1="2.157cm" svg:x2="9.235cm" svg:y2="2.157cm">
          <text:p/>
        </draw:line>
        <draw:frame draw:style-name="gr2" draw:text-style-name="P3" draw:layer="layout" svg:width="0.307cm" svg:height="0.276cm" svg:x="9.486cm" svg:y="1.65cm">
          <draw:text-box>
            <text:p text:style-name="P2"><text:span text:style-name="T1">18</text:span></text:p>
          </draw:text-box>
        </draw:frame>
        <draw:frame draw:style-name="gr2" draw:text-style-name="P3" draw:layer="layout" svg:width="1.949cm" svg:height="0.276cm" svg:x="7.061cm" svg:y="2.032cm">
          <draw:text-box>
            <text:p text:style-name="P2"><text:span text:style-name="T1">PB5/SCK/PCINT5</text:span></text:p>
          </draw:text-box>
        </draw:frame>
        <draw:line draw:style-name="gr1" draw:text-style-name="P1" draw:layer="layout" svg:x1="9.74cm" svg:y1="2.667cm" svg:x2="9.235cm" svg:y2="2.667cm">
          <text:p/>
        </draw:line>
        <draw:frame draw:style-name="gr2" draw:text-style-name="P3" draw:layer="layout" svg:width="0.307cm" svg:height="0.276cm" svg:x="9.486cm" svg:y="1.9cm">
          <draw:text-box>
            <text:p text:style-name="P2"><text:span text:style-name="T1">19</text:span></text:p>
          </draw:text-box>
        </draw:frame>
        <draw:frame draw:style-name="gr2" draw:text-style-name="P3" draw:layer="layout" svg:width="3.105cm" svg:height="0.276cm" svg:x="6.096cm" svg:y="2.542cm">
          <draw:text-box>
            <text:p text:style-name="P2"><text:span text:style-name="T1">PB7/TOSC2/XTAL2/</text:span><text:span text:style-name="T1">PCINT7</text:span></text:p>
          </draw:text-box>
        </draw:frame>
        <draw:line draw:style-name="gr1" draw:text-style-name="P1" draw:layer="layout" svg:x1="9.74cm" svg:y1="2.412cm" svg:x2="9.235cm" svg:y2="2.412cm">
          <text:p/>
        </draw:line>
        <draw:frame draw:style-name="gr2" draw:text-style-name="P3" draw:layer="layout" svg:width="0.307cm" svg:height="0.276cm" svg:x="9.486cm" svg:y="2.41cm">
          <draw:text-box>
            <text:p text:style-name="P2"><text:span text:style-name="T1">10</text:span></text:p>
          </draw:text-box>
        </draw:frame>
        <draw:frame draw:style-name="gr2" draw:text-style-name="P3" draw:layer="layout" svg:width="3.105cm" svg:height="0.276cm" svg:x="6.096cm" svg:y="2.287cm">
          <draw:text-box>
            <text:p text:style-name="P2"><text:span text:style-name="T1">PB6</text:span><text:span text:style-name="T1">/</text:span><text:span text:style-name="T1">TO</text:span><text:span text:style-name="T1">SC</text:span><text:span text:style-name="T1">1/</text:span><text:span text:style-name="T1">XTA</text:span><text:span text:style-name="T1">L1/</text:span><text:span text:style-name="T1">PCI</text:span><text:span text:style-name="T1">NT</text:span><text:span text:style-name="T1">6</text:span></text:p>
          </draw:text-box>
        </draw:frame>
        <draw:line draw:style-name="gr1" draw:text-style-name="P1" draw:layer="layout" svg:x1="9.74cm" svg:y1="4.697cm" svg:x2="9.235cm" svg:y2="4.697cm">
          <text:p/>
        </draw:line>
        <draw:frame draw:style-name="gr2" draw:text-style-name="P3" draw:layer="layout" svg:width="0.234cm" svg:height="0.276cm" svg:x="9.486cm" svg:y="2.155cm">
          <draw:text-box>
            <text:p text:style-name="P2"><text:span text:style-name="T1">9</text:span></text:p>
          </draw:text-box>
        </draw:frame>
        <draw:line draw:style-name="gr3" draw:text-style-name="P1" draw:layer="layout" svg:x1="7.116cm" svg:y1="4.599cm" svg:x2="7.826cm" svg:y2="4.599cm">
          <text:p/>
        </draw:line>
        <draw:frame draw:style-name="gr2" draw:text-style-name="P3" draw:layer="layout" svg:width="2.39cm" svg:height="0.276cm" svg:x="6.402cm" svg:y="4.55cm">
          <draw:text-box>
            <text:p text:style-name="P2"><text:span text:style-name="T1">PC6</text:span><text:span text:style-name="T1">/</text:span><text:span text:style-name="T1">RE</text:span><text:span text:style-name="T1">SET</text:span><text:span text:style-name="T1">/</text:span><text:span text:style-name="T1">PCI</text:span><text:span text:style-name="T1">NT</text:span><text:span text:style-name="T1">14</text:span></text:p>
          </draw:text-box>
        </draw:frame>
        <draw:line draw:style-name="gr1" draw:text-style-name="P1" draw:layer="layout" svg:x1="9.74cm" svg:y1="4.447cm" svg:x2="9.235cm" svg:y2="4.447cm">
          <text:p/>
        </draw:line>
        <draw:frame draw:style-name="gr2" draw:text-style-name="P3" draw:layer="layout" svg:width="0.234cm" svg:height="0.276cm" svg:x="9.486cm" svg:y="4.44cm">
          <draw:text-box>
            <text:p text:style-name="P2"><text:span text:style-name="T1">1</text:span></text:p>
          </draw:text-box>
        </draw:frame>
        <draw:frame draw:style-name="gr2" draw:text-style-name="P3" draw:layer="layout" svg:width="2.821cm" svg:height="0.276cm" svg:x="6.331cm" svg:y="4.322cm">
          <draw:text-box>
            <text:p text:style-name="P2"><text:span text:style-name="T1">PC5</text:span><text:span text:style-name="T1">/</text:span><text:span text:style-name="T1">AD</text:span><text:span text:style-name="T1">C5/</text:span><text:span text:style-name="T1">SCL</text:span><text:span text:style-name="T1">/</text:span><text:span text:style-name="T1">PCI</text:span><text:span text:style-name="T1">NT</text:span><text:span text:style-name="T1">13</text:span></text:p>
          </draw:text-box>
        </draw:frame>
        <draw:line draw:style-name="gr1" draw:text-style-name="P1" draw:layer="layout" svg:x1="9.74cm" svg:y1="4.192cm" svg:x2="9.235cm" svg:y2="4.192cm">
          <text:p/>
        </draw:line>
        <draw:frame draw:style-name="gr2" draw:text-style-name="P3" draw:layer="layout" svg:width="0.307cm" svg:height="0.276cm" svg:x="9.486cm" svg:y="4.19cm">
          <draw:text-box>
            <text:p text:style-name="P2"><text:span text:style-name="T1">28</text:span></text:p>
          </draw:text-box>
        </draw:frame>
        <draw:frame draw:style-name="gr2" draw:text-style-name="P3" draw:layer="layout" svg:width="2.868cm" svg:height="0.276cm" svg:x="6.311cm" svg:y="4.067cm">
          <draw:text-box>
            <text:p text:style-name="P2"><text:span text:style-name="T1">PC4</text:span><text:span text:style-name="T1">/</text:span><text:span text:style-name="T1">AD</text:span><text:span text:style-name="T1">C4/</text:span><text:span text:style-name="T1">SD</text:span><text:span text:style-name="T1">A/</text:span><text:span text:style-name="T1">PCI</text:span><text:span text:style-name="T1">NT</text:span><text:span text:style-name="T1">12</text:span></text:p>
          </draw:text-box>
        </draw:frame>
        <draw:line draw:style-name="gr1" draw:text-style-name="P1" draw:layer="layout" svg:x1="9.74cm" svg:y1="3.937cm" svg:x2="9.235cm" svg:y2="3.937cm">
          <text:p/>
        </draw:line>
        <draw:frame draw:style-name="gr2" draw:text-style-name="P3" draw:layer="layout" svg:width="0.307cm" svg:height="0.276cm" svg:x="9.486cm" svg:y="3.935cm">
          <draw:text-box>
            <text:p text:style-name="P2"><text:span text:style-name="T1">27</text:span></text:p>
          </draw:text-box>
        </draw:frame>
        <draw:frame draw:style-name="gr2" draw:text-style-name="P3" draw:layer="layout" svg:width="2.292cm" svg:height="0.276cm" svg:x="6.816cm" svg:y="3.812cm">
          <draw:text-box>
            <text:p text:style-name="P2"><text:span text:style-name="T1">P</text:span><text:span text:style-name="T1">C</text:span><text:span text:style-name="T1">3</text:span><text:span text:style-name="T1">/</text:span><text:span text:style-name="T1">A</text:span><text:span text:style-name="T1">D</text:span><text:span text:style-name="T1">C</text:span><text:span text:style-name="T1">3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1</text:span><text:span text:style-name="T1">1</text:span></text:p>
          </draw:text-box>
        </draw:frame>
        <draw:line draw:style-name="gr1" draw:text-style-name="P1" draw:layer="layout" svg:x1="9.74cm" svg:y1="3.682cm" svg:x2="9.235cm" svg:y2="3.682cm">
          <text:p/>
        </draw:line>
        <draw:frame draw:style-name="gr2" draw:text-style-name="P3" draw:layer="layout" svg:width="0.307cm" svg:height="0.276cm" svg:x="9.486cm" svg:y="3.68cm">
          <draw:text-box>
            <text:p text:style-name="P2"><text:span text:style-name="T1">2</text:span><text:span text:style-name="T1">6</text:span></text:p>
          </draw:text-box>
        </draw:frame>
        <draw:frame draw:style-name="gr2" draw:text-style-name="P3" draw:layer="layout" svg:width="2.292cm" svg:height="0.276cm" svg:x="6.801cm" svg:y="3.557cm">
          <draw:text-box>
            <text:p text:style-name="P2"><text:span text:style-name="T1">PC2</text:span><text:span text:style-name="T1">/</text:span><text:span text:style-name="T1">AD</text:span><text:span text:style-name="T1">C2/</text:span><text:span text:style-name="T1">PCI</text:span><text:span text:style-name="T1">NT</text:span><text:span text:style-name="T1">10</text:span></text:p>
          </draw:text-box>
        </draw:frame>
        <draw:line draw:style-name="gr1" draw:text-style-name="P1" draw:layer="layout" svg:x1="9.74cm" svg:y1="3.427cm" svg:x2="9.235cm" svg:y2="3.427cm">
          <text:p/>
        </draw:line>
        <draw:frame draw:style-name="gr2" draw:text-style-name="P3" draw:layer="layout" svg:width="0.307cm" svg:height="0.276cm" svg:x="9.486cm" svg:y="3.425cm">
          <draw:text-box>
            <text:p text:style-name="P2"><text:span text:style-name="T1">25</text:span></text:p>
          </draw:text-box>
        </draw:frame>
        <draw:frame draw:style-name="gr2" draw:text-style-name="P3" draw:layer="layout" svg:width="2.14cm" svg:height="0.276cm" svg:x="6.916cm" svg:y="3.302cm">
          <draw:text-box>
            <text:p text:style-name="P2"><text:span text:style-name="T1">PC1/</text:span><text:span text:style-name="T1">ADC</text:span><text:span text:style-name="T1">1/</text:span><text:span text:style-name="T1">PCIN</text:span><text:span text:style-name="T1">T9</text:span></text:p>
          </draw:text-box>
        </draw:frame>
        <draw:line draw:style-name="gr1" draw:text-style-name="P1" draw:layer="layout" svg:x1="9.74cm" svg:y1="3.177cm" svg:x2="9.235cm" svg:y2="3.177cm">
          <text:p/>
        </draw:line>
        <draw:frame draw:style-name="gr2" draw:text-style-name="P3" draw:layer="layout" svg:width="0.307cm" svg:height="0.276cm" svg:x="9.486cm" svg:y="3.17cm">
          <draw:text-box>
            <text:p text:style-name="P2"><text:span text:style-name="T1">24</text:span></text:p>
          </draw:text-box>
        </draw:frame>
        <draw:frame draw:style-name="gr2" draw:text-style-name="P3" draw:layer="layout" svg:width="2.14cm" svg:height="0.276cm" svg:x="6.916cm" svg:y="3.052cm">
          <draw:text-box>
            <text:p text:style-name="P2"><text:span text:style-name="T1">PC0/ADC0/</text:span><text:span text:style-name="T1">PCINT8</text:span></text:p>
          </draw:text-box>
        </draw:frame>
        <draw:line draw:style-name="gr1" draw:text-style-name="P1" draw:layer="layout" svg:x1="2.159cm" svg:y1="3.429cm" svg:x2="2.669cm" svg:y2="3.429cm">
          <text:p/>
        </draw:line>
        <draw:frame draw:style-name="gr2" draw:text-style-name="P3" draw:layer="layout" svg:width="0.307cm" svg:height="0.276cm" svg:x="9.486cm" svg:y="2.92cm">
          <draw:text-box>
            <text:p text:style-name="P2"><text:span text:style-name="T1">23</text:span></text:p>
          </draw:text-box>
        </draw:frame>
        <draw:frame draw:style-name="gr2" draw:text-style-name="P3" draw:layer="layout" svg:width="0.654cm" svg:height="0.276cm" svg:x="2.799cm" svg:y="3.282cm">
          <draw:text-box>
            <text:p text:style-name="P2"><text:span text:style-name="T1">AVCC</text:span></text:p>
          </draw:text-box>
        </draw:frame>
        <draw:line draw:style-name="gr1" draw:text-style-name="P1" draw:layer="layout" svg:x1="2.159cm" svg:y1="3.179cm" svg:x2="2.669cm" svg:y2="3.179cm">
          <text:p/>
        </draw:line>
        <draw:frame draw:style-name="gr2" draw:text-style-name="P3" draw:layer="layout" svg:width="0.307cm" svg:height="0.276cm" svg:x="2.185cm" svg:y="3.172cm">
          <draw:text-box>
            <text:p text:style-name="P2"><text:span text:style-name="T1">20</text:span></text:p>
          </draw:text-box>
        </draw:frame>
        <draw:frame draw:style-name="gr2" draw:text-style-name="P3" draw:layer="layout" svg:width="0.612cm" svg:height="0.276cm" svg:x="2.799cm" svg:y="3.032cm">
          <draw:text-box>
            <text:p text:style-name="P2"><text:span text:style-name="T1">A</text:span><text:span text:style-name="T1">R</text:span><text:span text:style-name="T1">E</text:span><text:span text:style-name="T1">F</text:span></text:p>
          </draw:text-box>
        </draw:frame>
        <draw:line draw:style-name="gr1" draw:text-style-name="P1" draw:layer="layout" svg:x1="2.159cm" svg:y1="2.669cm" svg:x2="2.669cm" svg:y2="2.669cm">
          <text:p/>
        </draw:line>
        <draw:frame draw:style-name="gr2" draw:text-style-name="P3" draw:layer="layout" svg:width="0.307cm" svg:height="0.276cm" svg:x="2.185cm" svg:y="2.922cm">
          <draw:text-box>
            <text:p text:style-name="P2"><text:span text:style-name="T1">21</text:span></text:p>
          </draw:text-box>
        </draw:frame>
        <draw:frame draw:style-name="gr2" draw:text-style-name="P3" draw:layer="layout" svg:width="2.212cm" svg:height="0.276cm" svg:x="2.799cm" svg:y="2.522cm">
          <draw:text-box>
            <text:p text:style-name="P2"><text:span text:style-name="T1">PD7/AIN1/PCINT23</text:span></text:p>
          </draw:text-box>
        </draw:frame>
        <draw:frame draw:style-name="gr2" draw:text-style-name="P3" draw:layer="layout" svg:width="0.307cm" svg:height="0.276cm" svg:x="2.185cm" svg:y="2.412cm">
          <draw:text-box>
            <text:p text:style-name="P2"><text:span text:style-name="T1">13</text:span></text:p>
          </draw:text-box>
        </draw:frame>
        <draw:frame draw:style-name="gr4" draw:text-style-name="P4" draw:layer="layout" svg:width="2.296cm" svg:height="0.395cm" svg:x="2.655cm" svg:y="0.244cm">
          <draw:text-box>
            <text:p text:style-name="P2"><text:span text:style-name="T2">ATMEGA328</text:span><text:span text:style-name="T2">P</text:span></text:p>
          </draw:text-box>
        </draw:frame>
        <draw:path draw:style-name="gr1" draw:text-style-name="P1" draw:layer="layout" svg:width="0.2cm" svg:height="0.2cm" svg:x="1.149cm" svg:y="0.789cm" svg:viewBox="0 0 201 201" svg:d="M201 100c0 57-44 101-101 101-55 0-100-44-100-101 0-55 45-100 100-100 57 0 101 45 101 100z">
          <text:p/>
        </draw:path>
        <draw:line draw:style-name="gr1" draw:text-style-name="P1" draw:layer="layout" svg:x1="1.349cm" svg:y1="0.889cm" svg:x2="1.654cm" svg:y2="0.889cm">
          <text:p/>
        </draw:line>
        <draw:frame draw:style-name="gr2" draw:text-style-name="P3" draw:layer="layout" svg:width="1.602cm" svg:height="0.276cm" svg:x="2.654cm" svg:y="4.947cm">
          <draw:text-box>
            <text:p text:style-name="P2"><text:span text:style-name="T1">ATMEGA328P</text:span></text:p>
          </draw:text-box>
        </draw:frame>
        <draw:path draw:style-name="gr1" draw:text-style-name="P1" draw:layer="layout" svg:width="0.2cm" svg:height="0.2cm" svg:x="1.149cm" svg:y="1.299cm" svg:viewBox="0 0 201 201" svg:d="M201 100c0 56-44 101-101 101-55 0-100-45-100-101 0-55 45-100 100-100 57 0 101 45 101 100z">
          <text:p/>
        </draw:path>
        <draw:line draw:style-name="gr1" draw:text-style-name="P1" draw:layer="layout" svg:x1="1.349cm" svg:y1="1.399cm" svg:x2="1.654cm" svg:y2="1.399cm">
          <text:p/>
        </draw:line>
        <draw:frame draw:style-name="gr2" draw:text-style-name="P3" draw:layer="layout" svg:width="0.59cm" svg:height="0.276cm" svg:x="0.519cm" svg:y="0.742cm">
          <draw:text-box>
            <text:p text:style-name="P2"><text:span text:style-name="T3">M</text:span><text:span text:style-name="T3">A</text:span><text:span text:style-name="T3">I</text:span><text:span text:style-name="T3">S</text:span></text:p>
          </draw:text-box>
        </draw:frame>
        <draw:path draw:style-name="gr1" draw:text-style-name="P1" draw:layer="layout" svg:width="0.2cm" svg:height="0.2cm" svg:x="1.149cm" svg:y="1.044cm" svg:viewBox="0 0 201 201" svg:d="M201 101c0 56-44 100-101 100-55 0-100-44-100-100s45-101 100-101c57 0 101 45 101 101z">
          <text:p/>
        </draw:path>
        <draw:line draw:style-name="gr1" draw:text-style-name="P1" draw:layer="layout" svg:x1="1.349cm" svg:y1="1.144cm" svg:x2="1.654cm" svg:y2="1.144cm">
          <text:p/>
        </draw:line>
        <draw:frame draw:style-name="gr2" draw:text-style-name="P3" draw:layer="layout" svg:width="0.32cm" svg:height="0.276cm" svg:x="0.729cm" svg:y="1.252cm">
          <draw:text-box>
            <text:p text:style-name="P2"><text:span text:style-name="T1">RS</text:span></text:p>
          </draw:text-box>
        </draw:frame>
        <draw:path draw:style-name="gr1" draw:text-style-name="P1" draw:layer="layout" svg:width="0.2cm" svg:height="0.2cm" svg:x="1.149cm" svg:y="1.554cm" svg:viewBox="0 0 201 201" svg:d="M201 100c0 57-44 101-101 101-55 0-100-44-100-101 0-55 45-100 100-100 57 0 101 45 101 100z">
          <text:p/>
        </draw:path>
        <draw:line draw:style-name="gr1" draw:text-style-name="P1" draw:layer="layout" svg:x1="1.349cm" svg:y1="1.654cm" svg:x2="1.654cm" svg:y2="1.654cm">
          <text:p/>
        </draw:line>
        <draw:frame draw:style-name="gr2" draw:text-style-name="P3" draw:layer="layout" svg:width="0.87cm" svg:height="0.276cm" svg:x="0.254cm" svg:y="0.997cm">
          <draw:text-box>
            <text:p text:style-name="P2"><text:span text:style-name="T1">MENOS</text:span></text:p>
          </draw:text-box>
        </draw:frame>
        <draw:path draw:style-name="gr1" draw:text-style-name="P1" draw:layer="layout" svg:width="0.2cm" svg:height="0.2cm" svg:x="1.149cm" svg:y="2.059cm" svg:viewBox="0 0 201 201" svg:d="M201 101c0 56-44 100-101 100-55 0-100-44-100-100 0-55 45-101 100-101 57 0 101 46 101 101z">
          <text:p/>
        </draw:path>
        <draw:line draw:style-name="gr1" draw:text-style-name="P1" draw:layer="layout" svg:x1="1.349cm" svg:y1="2.159cm" svg:x2="1.654cm" svg:y2="2.159cm">
          <text:p/>
        </draw:line>
        <draw:frame draw:style-name="gr2" draw:text-style-name="P3" draw:layer="layout" svg:width="0.328cm" svg:height="0.276cm" svg:x="0.729cm" svg:y="1.507cm">
          <draw:text-box>
            <text:p text:style-name="P2"><text:span text:style-name="T1">E</text:span><text:span text:style-name="T1">N</text:span></text:p>
          </draw:text-box>
        </draw:frame>
        <draw:path draw:style-name="gr1" draw:text-style-name="P1" draw:layer="layout" svg:width="0.2cm" svg:height="0.2cm" svg:x="1.149cm" svg:y="1.809cm" svg:viewBox="0 0 201 201" svg:d="M201 101c0 56-44 100-101 100-55 0-100-44-100-100s45-101 100-101c57 0 101 45 101 101z">
          <text:p/>
        </draw:path>
        <draw:line draw:style-name="gr1" draw:text-style-name="P1" draw:layer="layout" svg:x1="1.349cm" svg:y1="1.909cm" svg:x2="1.654cm" svg:y2="1.909cm">
          <text:p/>
        </draw:line>
        <draw:frame draw:style-name="gr2" draw:text-style-name="P3" draw:layer="layout" svg:width="0.336cm" svg:height="0.276cm" svg:x="0.754cm" svg:y="2.012cm">
          <draw:text-box>
            <text:p text:style-name="P2"><text:span text:style-name="T1">D5</text:span></text:p>
          </draw:text-box>
        </draw:frame>
        <draw:path draw:style-name="gr1" draw:text-style-name="P1" draw:layer="layout" svg:width="0.2cm" svg:height="0.2cm" svg:x="1.149cm" svg:y="2.314cm" svg:viewBox="0 0 201 201" svg:d="M201 100c0 56-44 101-101 101-55 0-100-45-100-101 0-55 45-100 100-100 57 0 101 45 101 100z">
          <text:p/>
        </draw:path>
        <draw:line draw:style-name="gr1" draw:text-style-name="P1" draw:layer="layout" svg:x1="1.349cm" svg:y1="2.414cm" svg:x2="1.654cm" svg:y2="2.414cm">
          <text:p/>
        </draw:line>
        <draw:frame draw:style-name="gr2" draw:text-style-name="P3" draw:layer="layout" svg:width="0.336cm" svg:height="0.276cm" svg:x="0.754cm" svg:y="1.762cm">
          <draw:text-box>
            <text:p text:style-name="P2"><text:span text:style-name="T1">D</text:span><text:span text:style-name="T1">4</text:span></text:p>
          </draw:text-box>
        </draw:frame>
        <draw:path draw:style-name="gr1" draw:text-style-name="P1" draw:layer="layout" svg:width="0.2cm" svg:height="0.2cm" svg:x="1.149cm" svg:y="2.569cm" svg:viewBox="0 0 201 201" svg:d="M201 100c0 57-44 101-101 101-55 0-100-44-100-101 0-55 45-100 100-100 57 0 101 45 101 100z">
          <text:p/>
        </draw:path>
        <draw:line draw:style-name="gr1" draw:text-style-name="P1" draw:layer="layout" svg:x1="1.349cm" svg:y1="2.669cm" svg:x2="1.654cm" svg:y2="2.669cm">
          <text:p/>
        </draw:line>
        <draw:frame draw:style-name="gr2" draw:text-style-name="P3" draw:layer="layout" svg:width="0.336cm" svg:height="0.276cm" svg:x="0.754cm" svg:y="2.267cm">
          <draw:text-box>
            <text:p text:style-name="P2"><text:span text:style-name="T1">D6</text:span></text:p>
          </draw:text-box>
        </draw:frame>
        <draw:path draw:style-name="gr1" draw:text-style-name="P1" draw:layer="layout" svg:width="0.2cm" svg:height="0.2cm" svg:x="10.555cm" svg:y="0.787cm" svg:viewBox="0 0 201 201" svg:d="M201 100c0 57-44 101-100 101s-101-44-101-101c0-55 45-100 101-100s100 45 100 100z">
          <text:p/>
        </draw:path>
        <draw:line draw:style-name="gr1" draw:text-style-name="P1" draw:layer="layout" svg:x1="10.555cm" svg:y1="0.887cm" svg:x2="10.25cm" svg:y2="0.887cm">
          <text:p/>
        </draw:line>
        <draw:frame draw:style-name="gr2" draw:text-style-name="P3" draw:layer="layout" svg:width="0.336cm" svg:height="0.276cm" svg:x="0.754cm" svg:y="2.522cm">
          <draw:text-box>
            <text:p text:style-name="P2"><text:span text:style-name="T1">D7</text:span></text:p>
          </draw:text-box>
        </draw:frame>
        <draw:path draw:style-name="gr1" draw:text-style-name="P1" draw:layer="layout" svg:width="0.2cm" svg:height="0.2cm" svg:x="10.555cm" svg:y="1.297cm" svg:viewBox="0 0 201 201" svg:d="M201 100c0 56-44 101-100 101s-101-45-101-101c0-55 45-100 101-100s100 45 100 100z">
          <text:p/>
        </draw:path>
        <draw:line draw:style-name="gr1" draw:text-style-name="P1" draw:layer="layout" svg:x1="10.555cm" svg:y1="1.397cm" svg:x2="10.25cm" svg:y2="1.397cm">
          <text:p/>
        </draw:line>
        <draw:frame draw:style-name="gr2" draw:text-style-name="P3" draw:layer="layout" svg:width="0.32cm" svg:height="0.276cm" svg:x="10.89cm" svg:y="0.74cm">
          <draw:text-box>
            <text:p text:style-name="P2"><text:span text:style-name="T1">UP</text:span></text:p>
          </draw:text-box>
        </draw:frame>
        <draw:path draw:style-name="gr1" draw:text-style-name="P1" draw:layer="layout" svg:width="0.2cm" svg:height="0.2cm" svg:x="10.555cm" svg:y="1.042cm" svg:viewBox="0 0 201 201" svg:d="M201 101c0 56-44 100-100 100s-101-44-101-100 45-101 101-101 100 45 100 101z">
          <text:p/>
        </draw:path>
        <draw:line draw:style-name="gr1" draw:text-style-name="P1" draw:layer="layout" svg:x1="10.555cm" svg:y1="1.142cm" svg:x2="10.25cm" svg:y2="1.142cm">
          <text:p/>
        </draw:line>
        <draw:frame draw:style-name="gr2" draw:text-style-name="P3" draw:layer="layout" svg:width="0.32cm" svg:height="0.276cm" svg:x="10.89cm" svg:y="1.25cm">
          <draw:text-box>
            <text:p text:style-name="P2"><text:span text:style-name="T1">CS</text:span></text:p>
          </draw:text-box>
        </draw:frame>
        <draw:path draw:style-name="gr1" draw:text-style-name="P1" draw:layer="layout" svg:width="0.2cm" svg:height="0.2cm" svg:x="10.555cm" svg:y="1.552cm" svg:viewBox="0 0 201 201" svg:d="M201 100c0 57-44 101-100 101s-101-44-101-101c0-55 45-100 101-100s100 45 100 100z">
          <text:p/>
        </draw:path>
        <draw:line draw:style-name="gr1" draw:text-style-name="P1" draw:layer="layout" svg:x1="10.555cm" svg:y1="1.652cm" svg:x2="10.25cm" svg:y2="1.652cm">
          <text:p/>
        </draw:line>
        <draw:frame draw:style-name="gr2" draw:text-style-name="P3" draw:layer="layout" svg:width="0.891cm" svg:height="0.276cm" svg:x="10.89cm" svg:y="0.995cm">
          <draw:text-box>
            <text:p text:style-name="P2"><text:span text:style-name="T1">SE</text:span><text:span text:style-name="T1">LE</text:span><text:span text:style-name="T1">CT</text:span></text:p>
          </draw:text-box>
        </draw:frame>
        <draw:path draw:style-name="gr1" draw:text-style-name="P1" draw:layer="layout" svg:width="0.2cm" svg:height="0.2cm" svg:x="10.555cm" svg:y="2.057cm" svg:viewBox="0 0 201 201" svg:d="M201 101c0 56-44 100-100 100s-101-44-101-100c0-55 45-101 101-101s100 46 100 101z">
          <text:p/>
        </draw:path>
        <draw:line draw:style-name="gr1" draw:text-style-name="P1" draw:layer="layout" svg:x1="10.555cm" svg:y1="2.157cm" svg:x2="10.25cm" svg:y2="2.157cm">
          <text:p/>
        </draw:line>
        <draw:frame draw:style-name="gr2" draw:text-style-name="P3" draw:layer="layout" svg:width="0.616cm" svg:height="0.276cm" svg:x="10.89cm" svg:y="1.505cm">
          <draw:text-box>
            <text:p text:style-name="P2"><text:span text:style-name="T1">MO</text:span><text:span text:style-name="T1">SI</text:span></text:p>
          </draw:text-box>
        </draw:frame>
        <draw:path draw:style-name="gr1" draw:text-style-name="P1" draw:layer="layout" svg:width="0.2cm" svg:height="0.2cm" svg:x="10.555cm" svg:y="1.807cm" svg:viewBox="0 0 201 201" svg:d="M201 101c0 56-44 100-100 100s-101-44-101-100 45-101 101-101 100 45 100 101z">
          <text:p/>
        </draw:path>
        <draw:line draw:style-name="gr1" draw:text-style-name="P1" draw:layer="layout" svg:x1="10.555cm" svg:y1="1.907cm" svg:x2="10.25cm" svg:y2="1.907cm">
          <text:p/>
        </draw:line>
        <draw:frame draw:style-name="gr2" draw:text-style-name="P3" draw:layer="layout" svg:width="0.476cm" svg:height="0.276cm" svg:x="10.89cm" svg:y="2.01cm">
          <draw:text-box>
            <text:p text:style-name="P2"><text:span text:style-name="T1">S</text:span><text:span text:style-name="T1">C</text:span><text:span text:style-name="T1">K</text:span></text:p>
          </draw:text-box>
        </draw:frame>
        <draw:path draw:style-name="gr1" draw:text-style-name="P1" draw:layer="layout" svg:width="0.2cm" svg:height="0.2cm" svg:x="10.555cm" svg:y="2.312cm" svg:viewBox="0 0 201 201" svg:d="M201 100c0 56-44 101-100 101s-101-45-101-101c0-55 45-100 101-100s100 45 100 100z">
          <text:p/>
        </draw:path>
        <draw:line draw:style-name="gr1" draw:text-style-name="P1" draw:layer="layout" svg:x1="10.555cm" svg:y1="2.412cm" svg:x2="10.25cm" svg:y2="2.412cm">
          <text:p/>
        </draw:line>
        <draw:frame draw:style-name="gr2" draw:text-style-name="P3" draw:layer="layout" svg:width="0.616cm" svg:height="0.276cm" svg:x="10.89cm" svg:y="1.76cm">
          <draw:text-box>
            <text:p text:style-name="P2"><text:span text:style-name="T1">MI</text:span><text:span text:style-name="T1">SO</text:span></text:p>
          </draw:text-box>
        </draw:frame>
        <draw:path draw:style-name="gr1" draw:text-style-name="P1" draw:layer="layout" svg:width="0.2cm" svg:height="0.2cm" svg:x="10.555cm" svg:y="3.077cm" svg:viewBox="0 0 201 201" svg:d="M201 101c0 56-44 100-100 100s-101-44-101-100c0-55 45-101 101-101s100 46 100 101z">
          <text:p/>
        </draw:path>
        <draw:line draw:style-name="gr1" draw:text-style-name="P1" draw:layer="layout" svg:x1="10.555cm" svg:y1="3.177cm" svg:x2="10.25cm" svg:y2="3.177cm">
          <text:p/>
        </draw:line>
        <draw:frame draw:style-name="gr2" draw:text-style-name="P3" draw:layer="layout" svg:width="1.293cm" svg:height="0.276cm" svg:x="10.89cm" svg:y="2.265cm">
          <draw:text-box>
            <text:p text:style-name="P2"><text:span text:style-name="T1">CRYS</text:span><text:span text:style-name="T1">TAL </text:span><text:span text:style-name="T1">1</text:span></text:p>
          </draw:text-box>
        </draw:frame>
        <draw:path draw:style-name="gr1" draw:text-style-name="P1" draw:layer="layout" svg:width="0.2cm" svg:height="0.2cm" svg:x="10.555cm" svg:y="2.567cm" svg:viewBox="0 0 201 201" svg:d="M201 100c0 57-44 101-100 101s-101-44-101-101c0-55 45-100 101-100s100 45 100 100z">
          <text:p/>
        </draw:path>
        <draw:line draw:style-name="gr1" draw:text-style-name="P1" draw:layer="layout" svg:x1="10.555cm" svg:y1="2.667cm" svg:x2="10.25cm" svg:y2="2.667cm">
          <text:p/>
        </draw:line>
        <draw:frame draw:style-name="gr2" draw:text-style-name="P3" draw:layer="layout" svg:width="1.556cm" svg:height="0.276cm" svg:x="10.89cm" svg:y="3.03cm">
          <draw:text-box>
            <text:p text:style-name="P2"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I</text:span><text:span text:style-name="T1">N</text:span><text:span text:style-name="T1"> </text:span><text:span text:style-name="T1">1</text:span></text:p>
          </draw:text-box>
        </draw:frame>
        <draw:path draw:style-name="gr1" draw:text-style-name="P1" draw:layer="layout" svg:width="0.2cm" svg:height="0.2cm" svg:x="10.555cm" svg:y="3.327cm" svg:viewBox="0 0 201 201" svg:d="M201 100c0 57-44 101-100 101s-101-44-101-101c0-55 45-100 101-100s100 45 100 100z">
          <text:p/>
        </draw:path>
        <draw:line draw:style-name="gr1" draw:text-style-name="P1" draw:layer="layout" svg:x1="10.555cm" svg:y1="3.427cm" svg:x2="10.25cm" svg:y2="3.427cm">
          <text:p/>
        </draw:line>
        <draw:frame draw:style-name="gr2" draw:text-style-name="P3" draw:layer="layout" svg:width="1.293cm" svg:height="0.276cm" svg:x="10.89cm" svg:y="2.52cm">
          <draw:text-box>
            <text:p text:style-name="P2"><text:span text:style-name="T1">C</text:span><text:span text:style-name="T1">R</text:span><text:span text:style-name="T1">Y</text:span><text:span text:style-name="T1">S</text:span><text:span text:style-name="T1">T</text:span><text:span text:style-name="T1">A</text:span><text:span text:style-name="T1">L </text:span><text:span text:style-name="T1">2</text:span></text:p>
          </draw:text-box>
        </draw:frame>
        <draw:path draw:style-name="gr1" draw:text-style-name="P1" draw:layer="layout" svg:width="0.2cm" svg:height="0.2cm" svg:x="10.555cm" svg:y="3.837cm" svg:viewBox="0 0 201 201" svg:d="M201 101c0 56-44 100-100 100s-101-44-101-100c0-55 45-101 101-101s100 46 100 101z">
          <text:p/>
        </draw:path>
        <draw:line draw:style-name="gr1" draw:text-style-name="P1" draw:layer="layout" svg:x1="10.555cm" svg:y1="3.937cm" svg:x2="10.25cm" svg:y2="3.937cm">
          <text:p/>
        </draw:line>
        <draw:frame draw:style-name="gr2" draw:text-style-name="P3" draw:layer="layout" svg:width="1.556cm" svg:height="0.276cm" svg:x="10.89cm" svg:y="3.28cm">
          <draw:text-box>
            <text:p text:style-name="P2"><text:span text:style-name="T1">ANAL</text:span><text:span text:style-name="T1">OG </text:span><text:span text:style-name="T1">IN 2</text:span></text:p>
          </draw:text-box>
        </draw:frame>
        <draw:path draw:style-name="gr1" draw:text-style-name="P1" draw:layer="layout" svg:width="0.2cm" svg:height="0.2cm" svg:x="10.555cm" svg:y="3.582cm" svg:viewBox="0 0 201 201" svg:d="M201 101c0 56-44 100-100 100s-101-44-101-100 45-101 101-101 100 45 100 101z">
          <text:p/>
        </draw:path>
        <draw:line draw:style-name="gr1" draw:text-style-name="P1" draw:layer="layout" svg:x1="10.555cm" svg:y1="3.682cm" svg:x2="10.25cm" svg:y2="3.682cm">
          <text:p/>
        </draw:line>
        <draw:frame draw:style-name="gr2" draw:text-style-name="P3" draw:layer="layout" svg:width="1.556cm" svg:height="0.276cm" svg:x="10.89cm" svg:y="3.79cm">
          <draw:text-box>
            <text:p text:style-name="P2"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I</text:span><text:span text:style-name="T1">N</text:span><text:span text:style-name="T1"> </text:span><text:span text:style-name="T1">4</text:span></text:p>
          </draw:text-box>
        </draw:frame>
        <draw:path draw:style-name="gr1" draw:text-style-name="P1" draw:layer="layout" svg:width="0.2cm" svg:height="0.2cm" svg:x="10.555cm" svg:y="4.092cm" svg:viewBox="0 0 201 201" svg:d="M201 100c0 56-44 101-100 101s-101-45-101-101c0-55 45-100 101-100s100 45 100 100z">
          <text:p/>
        </draw:path>
        <draw:line draw:style-name="gr1" draw:text-style-name="P1" draw:layer="layout" svg:x1="10.555cm" svg:y1="4.192cm" svg:x2="10.25cm" svg:y2="4.192cm">
          <text:p/>
        </draw:line>
        <draw:frame draw:style-name="gr2" draw:text-style-name="P3" draw:layer="layout" svg:width="1.556cm" svg:height="0.276cm" svg:x="10.89cm" svg:y="3.535cm">
          <draw:text-box>
            <text:p text:style-name="P2"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I</text:span><text:span text:style-name="T1">N</text:span><text:span text:style-name="T1"> </text:span><text:span text:style-name="T1">3</text:span></text:p>
          </draw:text-box>
        </draw:frame>
        <draw:path draw:style-name="gr1" draw:text-style-name="P1" draw:layer="layout" svg:width="0.2cm" svg:height="0.2cm" svg:x="10.555cm" svg:y="4.347cm" svg:viewBox="0 0 201 201" svg:d="M201 100c0 57-44 101-100 101s-101-44-101-101c0-55 45-100 101-100s100 45 100 100z">
          <text:p/>
        </draw:path>
        <draw:line draw:style-name="gr1" draw:text-style-name="P1" draw:layer="layout" svg:x1="10.555cm" svg:y1="4.447cm" svg:x2="10.25cm" svg:y2="4.447cm">
          <text:p/>
        </draw:line>
        <draw:frame draw:style-name="gr2" draw:text-style-name="P3" draw:layer="layout" svg:width="0.497cm" svg:height="0.276cm" svg:x="10.89cm" svg:y="4.045cm">
          <draw:text-box>
            <text:p text:style-name="P2"><text:span text:style-name="T1">SDA</text:span></text:p>
          </draw:text-box>
        </draw:frame>
        <draw:path draw:style-name="gr1" draw:text-style-name="P1" draw:layer="layout" svg:width="0.2cm" svg:height="0.2cm" svg:x="1.149cm" svg:y="3.079cm" svg:viewBox="0 0 201 201" svg:d="M201 101c0 56-44 100-101 100-55 0-100-44-100-100 0-55 45-101 100-101 57 0 101 46 101 101z">
          <text:p/>
        </draw:path>
        <draw:line draw:style-name="gr1" draw:text-style-name="P1" draw:layer="layout" svg:x1="1.349cm" svg:y1="3.179cm" svg:x2="1.654cm" svg:y2="3.179cm">
          <text:p/>
        </draw:line>
        <draw:frame draw:style-name="gr2" draw:text-style-name="P3" draw:layer="layout" svg:width="0.451cm" svg:height="0.276cm" svg:x="10.89cm" svg:y="4.3cm">
          <draw:text-box>
            <text:p text:style-name="P2"><text:span text:style-name="T1">SCL</text:span></text:p>
          </draw:text-box>
        </draw:frame>
        <draw:path draw:style-name="gr1" draw:text-style-name="P1" draw:layer="layout" svg:width="0.2cm" svg:height="0.2cm" svg:x="1.149cm" svg:y="3.329cm" svg:viewBox="0 0 201 201" svg:d="M201 100c0 57-44 101-101 101-55 0-100-44-100-101 0-55 45-100 100-100 57 0 101 45 101 100z">
          <text:p/>
        </draw:path>
        <draw:line draw:style-name="gr1" draw:text-style-name="P1" draw:layer="layout" svg:x1="1.349cm" svg:y1="3.429cm" svg:x2="1.654cm" svg:y2="3.429cm">
          <text:p/>
        </draw:line>
        <draw:frame draw:style-name="gr2" draw:text-style-name="P3" draw:layer="layout" svg:width="0.315cm" svg:height="0.276cm" svg:x="0.765cm" svg:y="3.032cm">
          <draw:text-box>
            <text:p text:style-name="P2"><text:span text:style-name="T1">5</text:span><text:span text:style-name="T1">V</text:span></text:p>
          </draw:text-box>
        </draw:frame>
        <draw:polygon draw:style-name="gr1" draw:text-style-name="P1" draw:layer="layout" svg:width="2.03cm" svg:height="1.015cm" svg:x="2.669cm" svg:y="19.179cm" svg:viewBox="0 0 2031 1016" draw:points="0,0 2031,0 2031,1016 0,1016">
          <text:p/>
        </draw:polygon>
        <draw:line draw:style-name="gr1" draw:text-style-name="P1" draw:layer="layout" svg:x1="2.159cm" svg:y1="19.434cm" svg:x2="2.669cm" svg:y2="19.434cm">
          <text:p/>
        </draw:line>
        <draw:frame draw:style-name="gr2" draw:text-style-name="P3" draw:layer="layout" svg:width="0.315cm" svg:height="0.276cm" svg:x="0.765cm" svg:y="3.282cm">
          <draw:text-box>
            <text:p text:style-name="P2"><text:span text:style-name="T1">5</text:span><text:span text:style-name="T1">V</text:span></text:p>
          </draw:text-box>
        </draw:frame>
        <draw:frame draw:style-name="gr2" draw:text-style-name="P3" draw:layer="layout" svg:width="0.235cm" svg:height="0.276cm" svg:x="2.799cm" svg:y="19.287cm">
          <draw:text-box>
            <text:p text:style-name="P2"><text:span text:style-name="T1">VI</text:span></text:p>
          </draw:text-box>
        </draw:frame>
        <draw:line draw:style-name="gr1" draw:text-style-name="P1" draw:layer="layout" svg:x1="5.209cm" svg:y1="19.434cm" svg:x2="4.699cm" svg:y2="19.434cm">
          <text:p/>
        </draw:line>
        <draw:frame draw:style-name="gr2" draw:text-style-name="P3" draw:layer="layout" svg:width="0.234cm" svg:height="0.276cm" svg:x="2.3cm" svg:y="19.177cm">
          <draw:text-box>
            <text:p text:style-name="P2"><text:span text:style-name="T1">1</text:span></text:p>
          </draw:text-box>
        </draw:frame>
        <draw:frame draw:style-name="gr2" draw:text-style-name="P3" draw:layer="layout" svg:width="0.349cm" svg:height="0.276cm" svg:x="4.274cm" svg:y="19.287cm">
          <draw:text-box>
            <text:p text:style-name="P2"><text:span text:style-name="T1">VO</text:span></text:p>
          </draw:text-box>
        </draw:frame>
        <draw:line draw:style-name="gr1" draw:text-style-name="P1" draw:layer="layout" svg:x1="3.684cm" svg:y1="20.704cm" svg:x2="3.684cm" svg:y2="20.194cm">
          <text:p/>
        </draw:line>
        <draw:frame draw:style-name="gr2" draw:text-style-name="P3" draw:layer="layout" svg:width="0.234cm" svg:height="0.276cm" svg:x="4.955cm" svg:y="19.177cm">
          <draw:text-box>
            <text:p text:style-name="P2"><text:span text:style-name="T1">3</text:span></text:p>
          </draw:text-box>
        </draw:frame>
        <draw:frame draw:style-name="gr2" draw:text-style-name="P3" draw:layer="layout" svg:width="0.544cm" svg:height="0.276cm" draw:transform="rotate (1.5707963267949) translate (3.537cm 20.066cm)">
          <draw:text-box>
            <text:p text:style-name="P2"><text:span text:style-name="T1">GN</text:span><text:span text:style-name="T1">D</text:span></text:p>
          </draw:text-box>
        </draw:frame>
        <draw:frame draw:style-name="gr2" draw:text-style-name="P3" draw:layer="layout" svg:width="0.234cm" svg:height="0.276cm" draw:transform="rotate (1.5707963267949) translate (3.427cm 20.565cm)">
          <draw:text-box>
            <text:p text:style-name="P2"><text:span text:style-name="T1">2</text:span></text:p>
          </draw:text-box>
        </draw:frame>
        <draw:frame draw:style-name="gr4" draw:text-style-name="P4" draw:layer="layout" svg:width="4.24cm" svg:height="0.395cm" svg:x="2.655cm" svg:y="18.229cm">
          <draw:text-box>
            <text:p text:style-name="P2"><text:span text:style-name="T2">RE</text:span><text:span text:style-name="T2">G</text:span><text:span text:style-name="T2">UL</text:span><text:span text:style-name="T2">A</text:span><text:span text:style-name="T2">D</text:span><text:span text:style-name="T2">O</text:span><text:span text:style-name="T2">R </text:span><text:span text:style-name="T2">D</text:span><text:span text:style-name="T2">E </text:span><text:span text:style-name="T2">TE</text:span><text:span text:style-name="T2">N</text:span><text:span text:style-name="T2">SA</text:span><text:span text:style-name="T2">O</text:span></text:p>
          </draw:text-box>
        </draw:frame>
        <draw:line draw:style-name="gr1" draw:text-style-name="P1" draw:layer="layout" svg:x1="3.684cm" svg:y1="20.959cm" svg:x2="3.684cm" svg:y2="21.209cm">
          <text:p/>
        </draw:line>
        <draw:line draw:style-name="gr1" draw:text-style-name="P1" draw:layer="layout" svg:x1="3.429cm" svg:y1="21.209cm" svg:x2="3.939cm" svg:y2="21.209cm">
          <text:p/>
        </draw:line>
        <draw:line draw:style-name="gr1" draw:text-style-name="P1" draw:layer="layout" svg:x1="3.559cm" svg:y1="21.339cm" svg:x2="3.814cm" svg:y2="21.339cm">
          <text:p/>
        </draw:line>
        <draw:line draw:style-name="gr1" draw:text-style-name="P1" draw:layer="layout" svg:x1="3.659cm" svg:y1="21.464cm" svg:x2="3.709cm" svg:y2="21.464cm">
          <text:p/>
        </draw:line>
        <draw:polygon draw:style-name="gr1" draw:text-style-name="P1" draw:layer="layout" svg:width="0.255cm" svg:height="0.205cm" svg:x="6.734cm" svg:y="19.329cm" svg:viewBox="0 0 256 206" draw:points="0,0 0,206 256,105">
          <text:p/>
        </draw:polygon>
        <draw:line draw:style-name="gr1" draw:text-style-name="P1" draw:layer="layout" svg:x1="6.734cm" svg:y1="19.434cm" svg:x2="6.479cm" svg:y2="19.434cm">
          <text:p/>
        </draw:line>
        <draw:frame draw:style-name="gr2" draw:text-style-name="P3" draw:layer="layout" svg:width="0.612cm" svg:height="0.276cm" svg:x="2.65cm" svg:y="18.622cm">
          <draw:text-box>
            <text:p text:style-name="P2"><text:span text:style-name="T1">78</text:span><text:span text:style-name="T1">05</text:span></text:p>
          </draw:text-box>
        </draw:frame>
        <draw:polygon draw:style-name="gr1" draw:text-style-name="P1" draw:layer="layout" svg:width="0.255cm" svg:height="0.205cm" svg:x="11.01cm" svg:y="4.597cm" svg:viewBox="0 0 256 206" draw:points="256,206 256,0 0,100">
          <text:p/>
        </draw:polygon>
        <draw:line draw:style-name="gr1" draw:text-style-name="P1" draw:layer="layout" svg:x1="11.01cm" svg:y1="4.697cm" svg:x2="10.755cm" svg:y2="4.697cm">
          <text:p/>
        </draw:line>
        <draw:frame draw:style-name="gr2" draw:text-style-name="P3" draw:layer="layout" svg:width="0.315cm" svg:height="0.276cm" svg:x="7.115cm" svg:y="19.287cm">
          <draw:text-box>
            <text:p text:style-name="P2"><text:span text:style-name="T1">5V</text:span></text:p>
          </draw:text-box>
        </draw:frame>
        <draw:polygon draw:style-name="gr1" draw:text-style-name="P1" draw:layer="layout" svg:width="20.698cm" svg:height="8.38cm" svg:x="0.129cm" svg:y="0.129cm" svg:viewBox="0 0 20699 8381" draw:points="0,0 20699,0 20699,8381 0,8381">
          <text:p/>
        </draw:polygon>
        <draw:line draw:style-name="gr1" draw:text-style-name="P1" draw:layer="layout" svg:x1="5.719cm" svg:y1="20.119cm" svg:x2="6.224cm" svg:y2="20.119cm">
          <text:p/>
        </draw:line>
        <draw:line draw:style-name="gr1" draw:text-style-name="P1" draw:layer="layout" svg:x1="5.719cm" svg:y1="20.269cm" svg:x2="6.224cm" svg:y2="20.269cm">
          <text:p/>
        </draw:line>
        <draw:line draw:style-name="gr1" draw:text-style-name="P1" draw:layer="layout" svg:x1="5.969cm" svg:y1="20.269cm" svg:x2="5.969cm" svg:y2="20.449cm">
          <text:p/>
        </draw:line>
        <draw:line draw:style-name="gr1" draw:text-style-name="P1" draw:layer="layout" svg:x1="5.969cm" svg:y1="20.119cm" svg:x2="5.969cm" svg:y2="19.939cm">
          <text:p/>
        </draw:line>
        <draw:line draw:style-name="gr1" draw:text-style-name="P1" draw:layer="layout" svg:x1="5.969cm" svg:y1="19.689cm" svg:x2="5.969cm" svg:y2="19.939cm">
          <text:p/>
        </draw:line>
        <draw:line draw:style-name="gr1" draw:text-style-name="P1" draw:layer="layout" svg:x1="5.969cm" svg:y1="20.704cm" svg:x2="5.969cm" svg:y2="20.449cm">
          <text:p/>
        </draw:line>
        <draw:frame draw:style-name="gr2" draw:text-style-name="P3" draw:layer="layout" svg:width="0.315cm" svg:height="0.276cm" svg:x="11.391cm" svg:y="4.55cm">
          <draw:text-box>
            <text:p text:style-name="P2"><text:span text:style-name="T1">5</text:span><text:span text:style-name="T1">V</text:span></text:p>
          </draw:text-box>
        </draw:frame>
        <draw:frame draw:style-name="gr4" draw:text-style-name="P4" draw:layer="layout" svg:width="0.455cm" svg:height="0.395cm" svg:x="6.38cm" svg:y="19.879cm">
          <draw:text-box>
            <text:p text:style-name="P2"><text:span text:style-name="T2">C1</text:span></text:p>
          </draw:text-box>
        </draw:frame>
        <draw:path draw:style-name="gr5" draw:text-style-name="P5" draw:layer="layout" svg:width="0.1cm" svg:height="0.1cm" svg:x="5.919cm" svg:y="19.384cm" svg:viewBox="0 0 101 101" svg:d="M101 50c0 29-22 51-51 51-27 0-50-22-50-51 0-27 23-50 50-50 29 0 51 23 51 50z">
          <text:p/>
        </draw:path>
        <draw:line draw:style-name="gr1" draw:text-style-name="P1" draw:layer="layout" svg:x1="5.969cm" svg:y1="20.959cm" svg:x2="5.969cm" svg:y2="21.209cm">
          <text:p/>
        </draw:line>
        <draw:line draw:style-name="gr1" draw:text-style-name="P1" draw:layer="layout" svg:x1="5.719cm" svg:y1="21.209cm" svg:x2="6.224cm" svg:y2="21.209cm">
          <text:p/>
        </draw:line>
        <draw:line draw:style-name="gr1" draw:text-style-name="P1" draw:layer="layout" svg:x1="5.844cm" svg:y1="21.339cm" svg:x2="6.099cm" svg:y2="21.339cm">
          <text:p/>
        </draw:line>
        <draw:line draw:style-name="gr1" draw:text-style-name="P1" draw:layer="layout" svg:x1="5.944cm" svg:y1="21.464cm" svg:x2="5.994cm" svg:y2="21.464cm">
          <text:p/>
        </draw:line>
        <draw:frame draw:style-name="gr2" draw:text-style-name="P3" draw:layer="layout" svg:width="0.607cm" svg:height="0.276cm" svg:x="6.375cm" svg:y="20.277cm">
          <draw:text-box>
            <text:p text:style-name="P2"><text:span text:style-name="T1">10</text:span><text:span text:style-name="T1">0n</text:span></text:p>
          </draw:text-box>
        </draw:frame>
        <draw:frame draw:style-name="gr6" draw:text-style-name="P6" draw:layer="layout" svg:width="2.834cm" svg:height="0.526cm" svg:x="5.472cm" svg:y="23.188cm">
          <draw:text-box>
            <text:p text:style-name="P2"><text:span text:style-name="T4">Al</text:span><text:span text:style-name="T4">i</text:span><text:span text:style-name="T4">m</text:span><text:span text:style-name="T4">e</text:span><text:span text:style-name="T4">n</text:span><text:span text:style-name="T4">ta</text:span><text:span text:style-name="T4">ç</text:span><text:span text:style-name="T4">ã</text:span><text:span text:style-name="T4">o</text:span></text:p>
          </draw:text-box>
        </draw:frame>
        <draw:path draw:style-name="gr1" draw:text-style-name="P1" draw:layer="layout" svg:width="0.2cm" svg:height="0.2cm" svg:x="3.079cm" svg:y="13.899cm" svg:viewBox="0 0 201 201" svg:d="M201 100c0 57-44 101-100 101-55 0-101-44-101-101 0-55 46-100 101-100 56 0 100 45 100 100z">
          <text:p/>
        </draw:path>
        <draw:line draw:style-name="gr1" draw:text-style-name="P1" draw:layer="layout" svg:x1="3.179cm" svg:y1="13.894cm" svg:x2="3.179cm" svg:y2="13.589cm">
          <text:p/>
        </draw:line>
        <draw:frame draw:style-name="gr6" draw:text-style-name="P6" draw:layer="layout" svg:width="8.481cm" svg:height="0.526cm" svg:x="8.283cm" svg:y="7.62cm">
          <draw:text-box>
            <text:p text:style-name="P2"><text:span text:style-name="T4">M</text:span><text:span text:style-name="T4">ic</text:span><text:span text:style-name="T4">ro</text:span><text:span text:style-name="T4">p</text:span><text:span text:style-name="T4">ro</text:span><text:span text:style-name="T4">c</text:span><text:span text:style-name="T4">e</text:span><text:span text:style-name="T4">s</text:span><text:span text:style-name="T4">s</text:span><text:span text:style-name="T4">or </text:span><text:span text:style-name="T4">w</text:span><text:span text:style-name="T4">it</text:span><text:span text:style-name="T4">h </text:span><text:span text:style-name="T4">R</text:span><text:span text:style-name="T4">e</text:span><text:span text:style-name="T4">al </text:span><text:span text:style-name="T4">Ti</text:span><text:span text:style-name="T4">m</text:span><text:span text:style-name="T4">e </text:span><text:span text:style-name="T4">Cl</text:span><text:span text:style-name="T4">o</text:span><text:span text:style-name="T4">c</text:span><text:span text:style-name="T4">k </text:span></text:p>
          </draw:text-box>
        </draw:frame>
        <draw:path draw:style-name="gr1" draw:text-style-name="P1" draw:layer="layout" svg:width="0.2cm" svg:height="0.2cm" svg:x="4.094cm" svg:y="13.899cm" svg:viewBox="0 0 201 201" svg:d="M201 100c0 57-45 101-101 101-55 0-100-44-100-101 0-55 45-100 100-100 56 0 101 45 101 100z">
          <text:p/>
        </draw:path>
        <draw:line draw:style-name="gr1" draw:text-style-name="P1" draw:layer="layout" svg:x1="4.194cm" svg:y1="13.894cm" svg:x2="4.194cm" svg:y2="13.589cm">
          <text:p/>
        </draw:line>
        <draw:frame draw:style-name="gr2" draw:text-style-name="P3" draw:layer="layout" svg:width="0.32cm" svg:height="0.276cm" draw:transform="rotate (1.5707963267949) translate (3.032cm 14.516cm)">
          <draw:text-box>
            <text:p text:style-name="P2"><text:span text:style-name="T1">CS</text:span></text:p>
          </draw:text-box>
        </draw:frame>
        <draw:path draw:style-name="gr1" draw:text-style-name="P1" draw:layer="layout" svg:width="0.2cm" svg:height="0.2cm" svg:x="3.839cm" svg:y="13.899cm" svg:viewBox="0 0 201 201" svg:d="M201 100c0 57-44 101-100 101-55 0-101-44-101-101 0-55 46-100 101-100 56 0 100 45 100 100z">
          <text:p/>
        </draw:path>
        <draw:line draw:style-name="gr1" draw:text-style-name="P1" draw:layer="layout" svg:x1="3.939cm" svg:y1="13.894cm" svg:x2="3.939cm" svg:y2="13.589cm">
          <text:p/>
        </draw:line>
        <draw:frame draw:style-name="gr2" draw:text-style-name="P3" draw:layer="layout" svg:width="0.476cm" svg:height="0.276cm" draw:transform="rotate (1.5707963267949) translate (4.047cm 14.656cm)">
          <draw:text-box>
            <text:p text:style-name="P2"><text:span text:style-name="T1">SC</text:span><text:span text:style-name="T1">K</text:span></text:p>
          </draw:text-box>
        </draw:frame>
        <draw:path draw:style-name="gr1" draw:text-style-name="P1" draw:layer="layout" svg:width="0.2cm" svg:height="0.2cm" svg:x="3.584cm" svg:y="13.899cm" svg:viewBox="0 0 201 201" svg:d="M201 100c0 57-44 101-100 101s-101-44-101-101c0-55 45-100 101-100s100 45 100 100z">
          <text:p/>
        </draw:path>
        <draw:line draw:style-name="gr1" draw:text-style-name="P1" draw:layer="layout" svg:x1="3.684cm" svg:y1="13.894cm" svg:x2="3.684cm" svg:y2="13.589cm">
          <text:p/>
        </draw:line>
        <draw:frame draw:style-name="gr2" draw:text-style-name="P3" draw:layer="layout" svg:width="0.616cm" svg:height="0.276cm" draw:transform="rotate (1.5707963267949) translate (3.792cm 14.751cm)">
          <draw:text-box>
            <text:p text:style-name="P2"><text:span text:style-name="T1">MO</text:span><text:span text:style-name="T1">SI</text:span></text:p>
          </draw:text-box>
        </draw:frame>
        <draw:polygon draw:style-name="gr1" draw:text-style-name="P1" draw:layer="layout" svg:width="7.875cm" svg:height="7.62cm" svg:x="0.129cm" svg:y="16.384cm" svg:viewBox="0 0 7876 7621" draw:points="0,0 7876,0 7876,7621 0,7621">
          <text:p/>
        </draw:polygon>
        <draw:frame draw:style-name="gr2" draw:text-style-name="P3" draw:layer="layout" svg:width="0.616cm" svg:height="0.276cm" draw:transform="rotate (1.5707963267949) translate (3.537cm 14.751cm)">
          <draw:text-box>
            <text:p text:style-name="P2"><text:span text:style-name="T1">MIS</text:span><text:span text:style-name="T1">O</text:span></text:p>
          </draw:text-box>
        </draw:frame>
        <draw:polygon draw:style-name="gr1" draw:text-style-name="P1" draw:layer="layout" svg:width="8.38cm" svg:height="7.62cm" svg:x="8.004cm" svg:y="16.384cm" svg:viewBox="0 0 8381 7621" draw:points="0,0 8381,0 8381,7621 0,7621">
          <text:p/>
        </draw:polygon>
        <draw:frame draw:style-name="gr6" draw:text-style-name="P6" draw:layer="layout" svg:width="2.296cm" svg:height="0.526cm" svg:x="5.727cm" svg:y="15.568cm">
          <draw:text-box>
            <text:p text:style-name="P2"><text:span text:style-name="T4">C</text:span><text:span text:style-name="T4">ar</text:span><text:span text:style-name="T4">tã</text:span><text:span text:style-name="T4">o </text:span><text:span text:style-name="T4">S</text:span><text:span text:style-name="T4">D</text:span></text:p>
          </draw:text-box>
        </draw:frame>
        <draw:path draw:style-name="gr1" draw:text-style-name="P1" draw:layer="layout" svg:width="0.51cm" svg:height="0.51cm" svg:x="20.704cm" svg:y="10.794cm" svg:viewBox="0 0 511 511" svg:d="M511 256c0 141-115 255-256 255-140 0-255-114-255-255s115-256 255-256c141 0 256 115 256 256z">
          <text:p/>
        </draw:path>
        <draw:path draw:style-name="gr1" draw:text-style-name="P1" draw:layer="layout" svg:width="0.25cm" svg:height="0.25cm" svg:x="20.834cm" svg:y="10.924cm" svg:viewBox="0 0 251 251" svg:d="M251 125c0 71-56 126-126 126-69 0-125-55-125-126 0-69 56-125 125-125 70 0 126 56 126 125z">
          <text:p/>
        </draw:path>
        <draw:line draw:style-name="gr1" draw:text-style-name="P1" draw:layer="layout" svg:x1="20.959cm" svg:y1="11.814cm" svg:x2="20.959cm" svg:y2="11.304cm">
          <text:p/>
        </draw:line>
        <draw:frame draw:style-name="gr6" draw:text-style-name="P6" draw:layer="layout" svg:width="2.237cm" svg:height="0.526cm" svg:x="14.107cm" svg:y="15.568cm">
          <draw:text-box>
            <text:p text:style-name="P2"><text:span text:style-name="T4">L</text:span><text:span text:style-name="T4">C</text:span><text:span text:style-name="T4">D </text:span><text:span text:style-name="T4">1</text:span><text:span text:style-name="T4">6</text:span><text:span text:style-name="T4">X</text:span><text:span text:style-name="T4">2</text:span></text:p>
          </draw:text-box>
        </draw:frame>
        <draw:frame draw:style-name="gr4" draw:text-style-name="P4" draw:layer="layout" svg:width="0.339cm" svg:height="0.395cm" svg:x="20.69cm" svg:y="9.849cm">
          <draw:text-box>
            <text:p text:style-name="P2"><text:span text:style-name="T2">J7</text:span></text:p>
          </draw:text-box>
        </draw:frame>
        <draw:path draw:style-name="gr1" draw:text-style-name="P1" draw:layer="layout" svg:width="0.51cm" svg:height="0.51cm" svg:x="21.719cm" svg:y="10.794cm" svg:viewBox="0 0 511 511" svg:d="M511 256c0 141-115 255-256 255-140 0-255-114-255-255s115-256 255-256c141 0 256 115 256 256z">
          <text:p/>
        </draw:path>
        <draw:path draw:style-name="gr1" draw:text-style-name="P1" draw:layer="layout" svg:width="0.25cm" svg:height="0.25cm" svg:x="21.849cm" svg:y="10.924cm" svg:viewBox="0 0 251 251" svg:d="M251 125c0 71-55 126-126 126-69 0-125-55-125-126 0-69 56-125 125-125 71 0 126 56 126 125z">
          <text:p/>
        </draw:path>
        <draw:line draw:style-name="gr1" draw:text-style-name="P1" draw:layer="layout" svg:x1="21.974cm" svg:y1="11.814cm" svg:x2="21.974cm" svg:y2="11.304cm">
          <text:p/>
        </draw:line>
        <draw:frame draw:style-name="gr2" draw:text-style-name="P3" draw:layer="layout" svg:width="0.396cm" svg:height="0.276cm" svg:x="20.689cm" svg:y="10.242cm">
          <draw:text-box>
            <text:p text:style-name="P2"><text:span text:style-name="T1">PIN</text:span></text:p>
          </draw:text-box>
        </draw:frame>
        <draw:frame draw:style-name="gr4" draw:text-style-name="P4" draw:layer="layout" svg:width="0.339cm" svg:height="0.395cm" svg:x="21.705cm" svg:y="9.849cm">
          <draw:text-box>
            <text:p text:style-name="P2"><text:span text:style-name="T2">J8</text:span></text:p>
          </draw:text-box>
        </draw:frame>
        <draw:path draw:style-name="gr1" draw:text-style-name="P1" draw:layer="layout" svg:width="0.51cm" svg:height="0.51cm" svg:x="18.164cm" svg:y="11.559cm" svg:viewBox="0 0 511 511" svg:d="M511 255c0 141-115 256-256 256-140 0-255-115-255-256 0-140 115-255 255-255 141 0 256 115 256 255z">
          <text:p/>
        </draw:path>
        <draw:path draw:style-name="gr1" draw:text-style-name="P1" draw:layer="layout" svg:width="0.25cm" svg:height="0.25cm" svg:x="18.294cm" svg:y="11.689cm" svg:viewBox="0 0 251 251" svg:d="M251 125c0 71-55 126-125 126-69 0-126-55-126-126 0-69 57-125 126-125 70 0 125 56 125 125z">
          <text:p/>
        </draw:path>
        <draw:line draw:style-name="gr1" draw:text-style-name="P1" draw:layer="layout" svg:x1="19.179cm" svg:y1="11.814cm" svg:x2="18.669cm" svg:y2="11.814cm">
          <text:p/>
        </draw:line>
        <draw:frame draw:style-name="gr2" draw:text-style-name="P3" draw:layer="layout" svg:width="0.396cm" svg:height="0.276cm" svg:x="21.704cm" svg:y="10.242cm">
          <draw:text-box>
            <text:p text:style-name="P2"><text:span text:style-name="T1">PIN</text:span></text:p>
          </draw:text-box>
        </draw:frame>
        <draw:frame draw:style-name="gr4" draw:text-style-name="P4" draw:layer="layout" svg:width="0.339cm" svg:height="0.395cm" svg:x="18.15cm" svg:y="11.164cm">
          <draw:text-box>
            <text:p text:style-name="P2"><text:span text:style-name="T2">J9</text:span></text:p>
          </draw:text-box>
        </draw:frame>
        <draw:path draw:style-name="gr1" draw:text-style-name="P1" draw:layer="layout" svg:width="0.51cm" svg:height="0.51cm" svg:x="18.164cm" svg:y="12.319cm" svg:viewBox="0 0 511 511" svg:d="M511 256c0 141-115 255-256 255-140 0-255-114-255-255s115-256 255-256c141 0 256 115 256 256z">
          <text:p/>
        </draw:path>
        <draw:path draw:style-name="gr1" draw:text-style-name="P1" draw:layer="layout" svg:width="0.25cm" svg:height="0.25cm" svg:x="18.294cm" svg:y="12.449cm" svg:viewBox="0 0 251 251" svg:d="M251 125c0 71-55 126-125 126-69 0-126-55-126-126 0-69 57-125 126-125 70 0 125 56 125 125z">
          <text:p/>
        </draw:path>
        <draw:line draw:style-name="gr1" draw:text-style-name="P1" draw:layer="layout" svg:x1="19.179cm" svg:y1="12.574cm" svg:x2="18.669cm" svg:y2="12.574cm">
          <text:p/>
        </draw:line>
        <draw:frame draw:style-name="gr2" draw:text-style-name="P3" draw:layer="layout" svg:width="0.396cm" svg:height="0.276cm" svg:x="18.149cm" svg:y="12.062cm">
          <draw:text-box>
            <text:p text:style-name="P2"><text:span text:style-name="T1">PIN</text:span></text:p>
          </draw:text-box>
        </draw:frame>
        <draw:frame draw:style-name="gr4" draw:text-style-name="P4" draw:layer="layout" svg:width="0.535cm" svg:height="0.395cm" svg:x="18.15cm" svg:y="11.924cm">
          <draw:text-box>
            <text:p text:style-name="P2"><text:span text:style-name="T2">J1</text:span><text:span text:style-name="T2">0</text:span></text:p>
          </draw:text-box>
        </draw:frame>
        <draw:path draw:style-name="gr1" draw:text-style-name="P1" draw:layer="layout" svg:width="0.51cm" svg:height="0.51cm" svg:x="20.704cm" svg:y="14.099cm" svg:viewBox="0 0 511 511" svg:d="M511 255c0 141-115 256-256 256-140 0-255-115-255-256 0-140 115-255 255-255 141 0 256 115 256 255z">
          <text:p/>
        </draw:path>
        <draw:path draw:style-name="gr1" draw:text-style-name="P1" draw:layer="layout" svg:width="0.25cm" svg:height="0.25cm" svg:x="20.834cm" svg:y="14.229cm" svg:viewBox="0 0 251 251" svg:d="M251 126c0 70-56 125-126 125-69 0-125-55-125-125s56-126 125-126c70 0 126 56 126 126z">
          <text:p/>
        </draw:path>
        <draw:line draw:style-name="gr1" draw:text-style-name="P1" draw:layer="layout" svg:x1="20.959cm" svg:y1="13.589cm" svg:x2="20.959cm" svg:y2="14.099cm">
          <text:p/>
        </draw:line>
        <draw:frame draw:style-name="gr2" draw:text-style-name="P3" draw:layer="layout" svg:width="0.396cm" svg:height="0.276cm" svg:x="18.149cm" svg:y="12.822cm">
          <draw:text-box>
            <text:p text:style-name="P2"><text:span text:style-name="T1">PIN</text:span></text:p>
          </draw:text-box>
        </draw:frame>
        <draw:frame draw:style-name="gr4" draw:text-style-name="P4" draw:layer="layout" svg:width="0.535cm" svg:height="0.395cm" svg:x="20.69cm" svg:y="14.589cm">
          <draw:text-box>
            <text:p text:style-name="P2"><text:span text:style-name="T2">J1</text:span><text:span text:style-name="T2">1</text:span></text:p>
          </draw:text-box>
        </draw:frame>
        <draw:path draw:style-name="gr1" draw:text-style-name="P1" draw:layer="layout" svg:width="0.51cm" svg:height="0.51cm" svg:x="21.464cm" svg:y="14.099cm" svg:viewBox="0 0 511 511" svg:d="M511 255c0 141-114 256-255 256s-256-115-256-256c0-140 115-255 256-255s255 115 255 255z">
          <text:p/>
        </draw:path>
        <draw:path draw:style-name="gr1" draw:text-style-name="P1" draw:layer="layout" svg:width="0.25cm" svg:height="0.25cm" svg:x="21.594cm" svg:y="14.229cm" svg:viewBox="0 0 251 251" svg:d="M251 126c0 70-55 125-126 125-69 0-125-55-125-125s56-126 125-126c71 0 126 56 126 126z">
          <text:p/>
        </draw:path>
        <draw:line draw:style-name="gr1" draw:text-style-name="P1" draw:layer="layout" svg:x1="21.719cm" svg:y1="13.589cm" svg:x2="21.719cm" svg:y2="14.099cm">
          <text:p/>
        </draw:line>
        <draw:frame draw:style-name="gr2" draw:text-style-name="P3" draw:layer="layout" svg:width="0.396cm" svg:height="0.276cm" svg:x="20.689cm" svg:y="14.982cm">
          <draw:text-box>
            <text:p text:style-name="P2"><text:span text:style-name="T1">PIN</text:span></text:p>
          </draw:text-box>
        </draw:frame>
        <draw:frame draw:style-name="gr4" draw:text-style-name="P4" draw:layer="layout" svg:width="0.535cm" svg:height="0.395cm" svg:x="21.45cm" svg:y="14.589cm">
          <draw:text-box>
            <text:p text:style-name="P2"><text:span text:style-name="T2">J1</text:span><text:span text:style-name="T2">2</text:span></text:p>
          </draw:text-box>
        </draw:frame>
        <draw:path draw:style-name="gr1" draw:text-style-name="P1" draw:layer="layout" svg:width="0.51cm" svg:height="0.51cm" svg:x="24.004cm" svg:y="11.559cm" svg:viewBox="0 0 511 511" svg:d="M511 255c0 141-114 256-255 256s-256-115-256-256c0-140 115-255 256-255s255 115 255 255z">
          <text:p/>
        </draw:path>
        <draw:path draw:style-name="gr1" draw:text-style-name="P1" draw:layer="layout" svg:width="0.25cm" svg:height="0.25cm" svg:x="24.134cm" svg:y="11.689cm" svg:viewBox="0 0 251 251" svg:d="M251 125c0 71-55 126-126 126-69 0-125-55-125-126 0-69 56-125 125-125 71 0 126 56 126 125z">
          <text:p/>
        </draw:path>
        <draw:line draw:style-name="gr1" draw:text-style-name="P1" draw:layer="layout" svg:x1="23.499cm" svg:y1="11.814cm" svg:x2="24.004cm" svg:y2="11.814cm">
          <text:p/>
        </draw:line>
        <draw:frame draw:style-name="gr2" draw:text-style-name="P3" draw:layer="layout" svg:width="0.396cm" svg:height="0.276cm" svg:x="21.449cm" svg:y="14.982cm">
          <draw:text-box>
            <text:p text:style-name="P2"><text:span text:style-name="T1">PIN</text:span></text:p>
          </draw:text-box>
        </draw:frame>
        <draw:frame draw:style-name="gr4" draw:text-style-name="P4" draw:layer="layout" svg:width="0.535cm" svg:height="0.395cm" svg:x="23.99cm" svg:y="11.164cm">
          <draw:text-box>
            <text:p text:style-name="P2"><text:span text:style-name="T2">J1</text:span><text:span text:style-name="T2">3</text:span></text:p>
          </draw:text-box>
        </draw:frame>
        <draw:path draw:style-name="gr1" draw:text-style-name="P1" draw:layer="layout" svg:width="0.51cm" svg:height="0.51cm" svg:x="24.004cm" svg:y="12.319cm" svg:viewBox="0 0 511 511" svg:d="M511 256c0 141-114 255-255 255s-256-114-256-255 115-256 256-256 255 115 255 256z">
          <text:p/>
        </draw:path>
        <draw:path draw:style-name="gr1" draw:text-style-name="P1" draw:layer="layout" svg:width="0.25cm" svg:height="0.25cm" svg:x="24.134cm" svg:y="12.449cm" svg:viewBox="0 0 251 251" svg:d="M251 125c0 71-55 126-126 126-69 0-125-55-125-126 0-69 56-125 125-125 71 0 126 56 126 125z">
          <text:p/>
        </draw:path>
        <draw:line draw:style-name="gr1" draw:text-style-name="P1" draw:layer="layout" svg:x1="23.499cm" svg:y1="12.574cm" svg:x2="24.004cm" svg:y2="12.574cm">
          <text:p/>
        </draw:line>
        <draw:frame draw:style-name="gr2" draw:text-style-name="P3" draw:layer="layout" svg:width="0.396cm" svg:height="0.276cm" svg:x="23.989cm" svg:y="12.062cm">
          <draw:text-box>
            <text:p text:style-name="P2"><text:span text:style-name="T1">PIN</text:span></text:p>
          </draw:text-box>
        </draw:frame>
        <draw:frame draw:style-name="gr4" draw:text-style-name="P4" draw:layer="layout" svg:width="0.535cm" svg:height="0.395cm" svg:x="23.99cm" svg:y="11.924cm">
          <draw:text-box>
            <text:p text:style-name="P2"><text:span text:style-name="T2">J1</text:span><text:span text:style-name="T2">4</text:span></text:p>
          </draw:text-box>
        </draw:frame>
        <draw:line draw:style-name="gr1" draw:text-style-name="P1" draw:layer="layout" svg:x1="19.689cm" svg:y1="14.859cm" svg:x2="19.689cm" svg:y2="15.114cm">
          <text:p/>
        </draw:line>
        <draw:line draw:style-name="gr1" draw:text-style-name="P1" draw:layer="layout" svg:x1="19.434cm" svg:y1="15.114cm" svg:x2="19.939cm" svg:y2="15.114cm">
          <text:p/>
        </draw:line>
        <draw:line draw:style-name="gr1" draw:text-style-name="P1" draw:layer="layout" svg:x1="19.559cm" svg:y1="15.244cm" svg:x2="19.814cm" svg:y2="15.244cm">
          <text:p/>
        </draw:line>
        <draw:line draw:style-name="gr1" draw:text-style-name="P1" draw:layer="layout" svg:x1="19.664cm" svg:y1="15.369cm" svg:x2="19.714cm" svg:y2="15.369cm">
          <text:p/>
        </draw:line>
        <draw:path draw:style-name="gr5" draw:text-style-name="P5" draw:layer="layout" svg:width="0.1cm" svg:height="0.1cm" svg:x="19.639cm" svg:y="13.539cm" svg:viewBox="0 0 101 101" svg:d="M101 50c0 29-22 51-50 51-27 0-51-22-51-51 0-27 24-50 51-50 28 0 50 23 50 50z">
          <text:p/>
        </draw:path>
        <draw:path draw:style-name="gr5" draw:text-style-name="P5" draw:layer="layout" svg:width="0.1cm" svg:height="0.1cm" svg:x="19.384cm" svg:y="12.524cm" svg:viewBox="0 0 101 101" svg:d="M101 50c0 28-22 51-51 51-27 0-50-23-50-51 0-27 23-50 50-50 29 0 51 23 51 50z">
          <text:p/>
        </draw:path>
        <draw:path draw:style-name="gr1" draw:text-style-name="P1" draw:layer="layout" svg:width="0.2cm" svg:height="0.2cm" svg:x="21.214cm" svg:y="11.969cm" svg:viewBox="0 0 201 201" svg:d="M201 101c0 56-45 100-101 100-55 0-100-44-100-100s45-101 100-101c56 0 101 45 101 101z">
          <text:p/>
        </draw:path>
        <draw:line draw:style-name="gr1" draw:text-style-name="P1" draw:layer="layout" svg:x1="21.414cm" svg:y1="12.069cm" svg:x2="21.719cm" svg:y2="12.069cm">
          <text:p/>
        </draw:line>
        <draw:frame draw:style-name="gr2" draw:text-style-name="P3" draw:layer="layout" svg:width="0.396cm" svg:height="0.276cm" svg:x="23.989cm" svg:y="12.822cm">
          <draw:text-box>
            <text:p text:style-name="P2"><text:span text:style-name="T1">PIN</text:span></text:p>
          </draw:text-box>
        </draw:frame>
        <draw:path draw:style-name="gr1" draw:text-style-name="P1" draw:layer="layout" svg:width="0.2cm" svg:height="0.2cm" svg:x="22.484cm" svg:y="11.714cm" svg:viewBox="0 0 201 201" svg:d="M201 100c0 57-44 101-101 101-55 0-100-44-100-101 0-55 45-100 100-100 57 0 101 45 101 100z">
          <text:p/>
        </draw:path>
        <draw:line draw:style-name="gr1" draw:text-style-name="P1" draw:layer="layout" svg:x1="22.684cm" svg:y1="11.814cm" svg:x2="22.989cm" svg:y2="11.814cm">
          <text:p/>
        </draw:line>
        <draw:frame draw:style-name="gr2" draw:text-style-name="P3" draw:layer="layout" svg:width="0.32cm" svg:height="0.276cm" svg:x="20.794cm" svg:y="11.922cm">
          <draw:text-box>
            <text:p text:style-name="P2"><text:span text:style-name="T1">UP</text:span></text:p>
          </draw:text-box>
        </draw:frame>
        <draw:path draw:style-name="gr1" draw:text-style-name="P1" draw:layer="layout" svg:width="0.2cm" svg:height="0.2cm" svg:x="19.484cm" svg:y="11.714cm" svg:viewBox="0 0 201 201" svg:d="M201 100c0 57-44 101-101 101-55 0-100-44-100-101 0-55 45-100 100-100 57 0 101 45 101 100z">
          <text:p/>
        </draw:path>
        <draw:line draw:style-name="gr1" draw:text-style-name="P1" draw:layer="layout" svg:x1="19.484cm" svg:y1="11.814cm" svg:x2="19.179cm" svg:y2="11.814cm">
          <text:p/>
        </draw:line>
        <draw:frame draw:style-name="gr2" draw:text-style-name="P3" draw:layer="layout" svg:width="0.59cm" svg:height="0.276cm" svg:x="22.364cm" svg:y="11.412cm">
          <draw:text-box>
            <text:p text:style-name="P2"><text:span text:style-name="T1">MAI</text:span><text:span text:style-name="T1">S</text:span></text:p>
          </draw:text-box>
        </draw:frame>
        <draw:path draw:style-name="gr1" draw:text-style-name="P1" draw:layer="layout" svg:width="0.2cm" svg:height="0.2cm" svg:x="22.279cm" svg:y="12.984cm" svg:viewBox="0 0 201 201" svg:d="M201 101c0 56-44 100-101 100-55 0-100-44-100-100s45-101 100-101c57 0 101 45 101 101z">
          <text:p/>
        </draw:path>
        <draw:line draw:style-name="gr1" draw:text-style-name="P1" draw:layer="layout" svg:x1="22.279cm" svg:y1="13.084cm" svg:x2="21.974cm" svg:y2="13.084cm">
          <text:p/>
        </draw:line>
        <draw:frame draw:style-name="gr2" draw:text-style-name="P3" draw:layer="layout" svg:width="0.87cm" svg:height="0.276cm" svg:x="19.819cm" svg:y="11.667cm">
          <draw:text-box>
            <text:p text:style-name="P2"><text:span text:style-name="T1">ME</text:span><text:span text:style-name="T1">NO</text:span><text:span text:style-name="T1">S</text:span></text:p>
          </draw:text-box>
        </draw:frame>
        <draw:frame draw:style-name="gr2" draw:text-style-name="P3" draw:layer="layout" svg:width="0.891cm" svg:height="0.276cm" svg:x="22.614cm" svg:y="12.937cm">
          <draw:text-box>
            <text:p text:style-name="P2"><text:span text:style-name="T1">SEL</text:span><text:span text:style-name="T1">ECT</text:span></text:p>
          </draw:text-box>
        </draw:frame>
        <draw:path draw:style-name="gr5" draw:text-style-name="P5" draw:layer="layout" svg:width="0.1cm" svg:height="0.1cm" svg:x="20.654cm" svg:y="12.524cm" svg:viewBox="0 0 101 101" svg:d="M101 50c0 28-23 51-51 51-27 0-50-23-50-51 0-27 23-50 50-50 28 0 51 23 51 50z">
          <text:p/>
        </draw:path>
        <draw:line draw:style-name="gr1" draw:text-style-name="P1" draw:layer="layout" svg:x1="17.524cm" svg:y1="1.779cm" svg:x2="17.524cm" svg:y2="2.544cm">
          <text:p/>
        </draw:line>
        <draw:line draw:style-name="gr1" draw:text-style-name="P1" draw:layer="layout" svg:x1="16.505cm" svg:y1="1.779cm" svg:x2="16.505cm" svg:y2="2.544cm">
          <text:p/>
        </draw:line>
        <draw:polygon draw:style-name="gr1" draw:text-style-name="P1" draw:layer="layout" svg:width="0.255cm" svg:height="0.505cm" svg:x="17.649cm" svg:y="1.909cm" svg:viewBox="0 0 256 506" draw:points="0,0 256,0 256,506 0,506">
          <text:p/>
        </draw:polygon>
        <draw:line draw:style-name="gr1" draw:text-style-name="P1" draw:layer="layout" svg:x1="17.269cm" svg:y1="2.159cm" svg:x2="17.524cm" svg:y2="2.159cm">
          <text:p/>
        </draw:line>
        <draw:frame draw:style-name="gr6" draw:text-style-name="P6" draw:layer="layout" svg:width="3.651cm" svg:height="0.526cm" svg:x="12.837cm" svg:y="23.188cm">
          <draw:text-box>
            <text:p text:style-name="P2"><text:span text:style-name="T4">B</text:span><text:span text:style-name="T4">ot</text:span><text:span text:style-name="T4">õ</text:span><text:span text:style-name="T4">e</text:span><text:span text:style-name="T4">s </text:span><text:span text:style-name="T4">d</text:span><text:span text:style-name="T4">o </text:span><text:span text:style-name="T4">M</text:span><text:span text:style-name="T4">e</text:span><text:span text:style-name="T4">n</text:span><text:span text:style-name="T4">u</text:span></text:p>
          </draw:text-box>
        </draw:frame>
        <draw:line draw:style-name="gr1" draw:text-style-name="P1" draw:layer="layout" svg:x1="18.284cm" svg:y1="2.159cm" svg:x2="18.029cm" svg:y2="2.159cm">
          <text:p/>
        </draw:line>
        <draw:frame draw:style-name="gr2" draw:text-style-name="P3" draw:layer="layout" svg:width="0.234cm" svg:height="0.276cm" svg:x="17.155cm" svg:y="1.902cm">
          <draw:text-box>
            <text:p text:style-name="P2"><text:span text:style-name="T1">1</text:span></text:p>
          </draw:text-box>
        </draw:frame>
        <draw:frame draw:style-name="gr2" draw:text-style-name="P3" draw:layer="layout" svg:width="0.234cm" svg:height="0.276cm" svg:x="18.285cm" svg:y="1.902cm">
          <draw:text-box>
            <text:p text:style-name="P2"><text:span text:style-name="T1">2</text:span></text:p>
          </draw:text-box>
        </draw:frame>
        <draw:frame draw:style-name="gr7" draw:text-style-name="P7" draw:layer="layout" svg:width="2.512cm" svg:height="0.327cm" svg:x="16.758cm" svg:y="1.324cm">
          <draw:text-box>
            <text:p text:style-name="P2"><text:span text:style-name="T5">QUARTZ </text:span><text:span text:style-name="T5">CRYSTAL</text:span></text:p>
          </draw:text-box>
        </draw:frame>
        <draw:frame draw:style-name="gr2" draw:text-style-name="P3" draw:layer="layout" svg:width="1.065cm" svg:height="0.276cm" svg:x="17.393cm" svg:y="2.645cm">
          <draw:text-box>
            <text:p text:style-name="P2"><text:span text:style-name="T1">CRYS</text:span><text:span text:style-name="T1">TAL</text:span></text:p>
          </draw:text-box>
        </draw:frame>
        <draw:line draw:style-name="gr1" draw:text-style-name="P1" draw:layer="layout" svg:x1="15.999cm" svg:y1="3.939cm" svg:x2="15.999cm" svg:y2="4.194cm">
          <text:p/>
        </draw:line>
        <draw:line draw:style-name="gr1" draw:text-style-name="P1" draw:layer="layout" svg:x1="15.744cm" svg:y1="4.194cm" svg:x2="16.254cm" svg:y2="4.194cm">
          <text:p/>
        </draw:line>
        <draw:line draw:style-name="gr1" draw:text-style-name="P1" draw:layer="layout" svg:x1="15.869cm" svg:y1="4.319cm" svg:x2="16.124cm" svg:y2="4.319cm">
          <text:p/>
        </draw:line>
        <draw:line draw:style-name="gr1" draw:text-style-name="P1" draw:layer="layout" svg:x1="15.974cm" svg:y1="4.449cm" svg:x2="16.024cm" svg:y2="4.449cm">
          <text:p/>
        </draw:line>
        <draw:line draw:style-name="gr1" draw:text-style-name="P1" draw:layer="layout" svg:x1="19.809cm" svg:y1="3.939cm" svg:x2="19.809cm" svg:y2="4.194cm">
          <text:p/>
        </draw:line>
        <draw:line draw:style-name="gr1" draw:text-style-name="P1" draw:layer="layout" svg:x1="19.554cm" svg:y1="4.194cm" svg:x2="20.064cm" svg:y2="4.194cm">
          <text:p/>
        </draw:line>
        <draw:line draw:style-name="gr1" draw:text-style-name="P1" draw:layer="layout" svg:x1="19.679cm" svg:y1="4.319cm" svg:x2="19.934cm" svg:y2="4.319cm">
          <text:p/>
        </draw:line>
        <draw:line draw:style-name="gr1" draw:text-style-name="P1" draw:layer="layout" svg:x1="19.784cm" svg:y1="4.449cm" svg:x2="19.834cm" svg:y2="4.449cm">
          <text:p/>
        </draw:line>
        <draw:line draw:style-name="gr1" draw:text-style-name="P1" draw:layer="layout" svg:x1="15.744cm" svg:y1="3.099cm" svg:x2="16.254cm" svg:y2="3.099cm">
          <text:p/>
        </draw:line>
        <draw:line draw:style-name="gr1" draw:text-style-name="P1" draw:layer="layout" svg:x1="15.744cm" svg:y1="3.254cm" svg:x2="16.254cm" svg:y2="3.254cm">
          <text:p/>
        </draw:line>
        <draw:line draw:style-name="gr1" draw:text-style-name="P1" draw:layer="layout" svg:x1="15.999cm" svg:y1="3.254cm" svg:x2="15.999cm" svg:y2="3.429cm">
          <text:p/>
        </draw:line>
        <draw:line draw:style-name="gr1" draw:text-style-name="P1" draw:layer="layout" svg:x1="15.999cm" svg:y1="3.099cm" svg:x2="15.999cm" svg:y2="2.924cm">
          <text:p/>
        </draw:line>
        <draw:line draw:style-name="gr1" draw:text-style-name="P1" draw:layer="layout" svg:x1="15.999cm" svg:y1="2.669cm" svg:x2="15.999cm" svg:y2="2.924cm">
          <text:p/>
        </draw:line>
        <draw:line draw:style-name="gr1" draw:text-style-name="P1" draw:layer="layout" svg:x1="15.999cm" svg:y1="3.684cm" svg:x2="15.999cm" svg:y2="3.429cm">
          <text:p/>
        </draw:line>
        <draw:frame draw:style-name="gr2" draw:text-style-name="P3" draw:layer="layout" svg:width="1.683cm" svg:height="0.276cm" svg:x="17.139cm" svg:y="2.921cm">
          <draw:text-box>
            <text:p text:style-name="P2"><text:span text:style-name="T1">16</text:span><text:span text:style-name="T1">MH</text:span><text:span text:style-name="T1">z </text:span><text:span text:style-name="T1">cry</text:span><text:span text:style-name="T1">sta</text:span><text:span text:style-name="T1">l</text:span></text:p>
          </draw:text-box>
        </draw:frame>
        <draw:frame draw:style-name="gr4" draw:text-style-name="P4" draw:layer="layout" svg:width="0.455cm" svg:height="0.395cm" svg:x="16.405cm" svg:y="2.864cm">
          <draw:text-box>
            <text:p text:style-name="P2"><text:span text:style-name="T2">C</text:span><text:span text:style-name="T2">2</text:span></text:p>
          </draw:text-box>
        </draw:frame>
        <draw:line draw:style-name="gr1" draw:text-style-name="P1" draw:layer="layout" svg:x1="19.554cm" svg:y1="3.099cm" svg:x2="20.064cm" svg:y2="3.099cm">
          <text:p/>
        </draw:line>
        <draw:line draw:style-name="gr1" draw:text-style-name="P1" draw:layer="layout" svg:x1="19.554cm" svg:y1="3.254cm" svg:x2="20.064cm" svg:y2="3.254cm">
          <text:p/>
        </draw:line>
        <draw:line draw:style-name="gr1" draw:text-style-name="P1" draw:layer="layout" svg:x1="19.809cm" svg:y1="3.254cm" svg:x2="19.809cm" svg:y2="3.429cm">
          <text:p/>
        </draw:line>
        <draw:line draw:style-name="gr1" draw:text-style-name="P1" draw:layer="layout" svg:x1="19.809cm" svg:y1="3.099cm" svg:x2="19.809cm" svg:y2="2.924cm">
          <text:p/>
        </draw:line>
        <draw:line draw:style-name="gr1" draw:text-style-name="P1" draw:layer="layout" svg:x1="19.809cm" svg:y1="2.669cm" svg:x2="19.809cm" svg:y2="2.924cm">
          <text:p/>
        </draw:line>
        <draw:line draw:style-name="gr1" draw:text-style-name="P1" draw:layer="layout" svg:x1="19.809cm" svg:y1="3.684cm" svg:x2="19.809cm" svg:y2="3.429cm">
          <text:p/>
        </draw:line>
        <draw:frame draw:style-name="gr2" draw:text-style-name="P3" draw:layer="layout" svg:width="0.459cm" svg:height="0.276cm" svg:x="16.4cm" svg:y="3.257cm">
          <draw:text-box>
            <text:p text:style-name="P2"><text:span text:style-name="T1">2</text:span><text:span text:style-name="T1">2</text:span><text:span text:style-name="T1">p</text:span></text:p>
          </draw:text-box>
        </draw:frame>
        <draw:frame draw:style-name="gr4" draw:text-style-name="P4" draw:layer="layout" svg:width="0.455cm" svg:height="0.395cm" svg:x="20.215cm" svg:y="2.864cm">
          <draw:text-box>
            <text:p text:style-name="P2"><text:span text:style-name="T2">C3</text:span></text:p>
          </draw:text-box>
        </draw:frame>
        <draw:polygon draw:style-name="gr1" draw:text-style-name="P1" draw:layer="layout" svg:width="5.08cm" svg:height="2.03cm" svg:x="9.779cm" svg:y="9.529cm" svg:viewBox="0 0 5081 2031" draw:points="0,0 5081,0 5081,2031 0,2031">
          <text:p/>
        </draw:polygon>
        <draw:polygon draw:style-name="gr8" draw:text-style-name="P1" draw:layer="layout" svg:width="4.575cm" svg:height="1.12cm" svg:x="10.034cm" svg:y="9.729cm" svg:viewBox="0 0 4576 1121" draw:points="0,0 4576,0 4576,1121 0,1121">
          <text:p/>
        </draw:polygon>
        <draw:line draw:style-name="gr1" draw:text-style-name="P1" draw:layer="layout" svg:x1="14.099cm" svg:y1="12.069cm" svg:x2="14.099cm" svg:y2="11.559cm">
          <text:p/>
        </draw:line>
        <draw:frame draw:style-name="gr2" draw:text-style-name="P3" draw:layer="layout" svg:width="0.459cm" svg:height="0.276cm" svg:x="20.21cm" svg:y="3.257cm">
          <draw:text-box>
            <text:p text:style-name="P2"><text:span text:style-name="T1">22</text:span><text:span text:style-name="T1">p</text:span></text:p>
          </draw:text-box>
        </draw:frame>
        <draw:frame draw:style-name="gr2" draw:text-style-name="P3" draw:layer="layout" svg:width="0.336cm" svg:height="0.276cm" draw:transform="rotate (1.5707963267949) translate (13.952cm 11.431cm)">
          <draw:text-box>
            <text:p text:style-name="P2"><text:span text:style-name="T1">D7</text:span></text:p>
          </draw:text-box>
        </draw:frame>
        <draw:line draw:style-name="gr1" draw:text-style-name="P1" draw:layer="layout" svg:x1="13.844cm" svg:y1="12.069cm" svg:x2="13.844cm" svg:y2="11.559cm">
          <text:p/>
        </draw:line>
        <draw:frame draw:style-name="gr2" draw:text-style-name="P3" draw:layer="layout" svg:width="0.307cm" svg:height="0.276cm" draw:transform="rotate (1.5707963267949) translate (13.842cm 12.045cm)">
          <draw:text-box>
            <text:p text:style-name="P2"><text:span text:style-name="T1">14</text:span></text:p>
          </draw:text-box>
        </draw:frame>
        <draw:frame draw:style-name="gr2" draw:text-style-name="P3" draw:layer="layout" svg:width="0.336cm" svg:height="0.276cm" draw:transform="rotate (1.5707963267949) translate (13.697cm 11.431cm)">
          <draw:text-box>
            <text:p text:style-name="P2"><text:span text:style-name="T1">D6</text:span></text:p>
          </draw:text-box>
        </draw:frame>
        <draw:line draw:style-name="gr1" draw:text-style-name="P1" draw:layer="layout" svg:x1="13.589cm" svg:y1="12.069cm" svg:x2="13.589cm" svg:y2="11.559cm">
          <text:p/>
        </draw:line>
        <draw:frame draw:style-name="gr2" draw:text-style-name="P3" draw:layer="layout" svg:width="0.307cm" svg:height="0.276cm" draw:transform="rotate (1.5707963267949) translate (13.587cm 12.045cm)">
          <draw:text-box>
            <text:p text:style-name="P2"><text:span text:style-name="T1">13</text:span></text:p>
          </draw:text-box>
        </draw:frame>
        <draw:frame draw:style-name="gr2" draw:text-style-name="P3" draw:layer="layout" svg:width="0.336cm" svg:height="0.276cm" draw:transform="rotate (1.5707963267949) translate (13.442cm 11.431cm)">
          <draw:text-box>
            <text:p text:style-name="P2"><text:span text:style-name="T1">D5</text:span></text:p>
          </draw:text-box>
        </draw:frame>
        <draw:line draw:style-name="gr1" draw:text-style-name="P1" draw:layer="layout" svg:x1="13.339cm" svg:y1="12.069cm" svg:x2="13.339cm" svg:y2="11.559cm">
          <text:p/>
        </draw:line>
        <draw:frame draw:style-name="gr2" draw:text-style-name="P3" draw:layer="layout" svg:width="0.307cm" svg:height="0.276cm" draw:transform="rotate (1.5707963267949) translate (13.332cm 12.045cm)">
          <draw:text-box>
            <text:p text:style-name="P2"><text:span text:style-name="T1">12</text:span></text:p>
          </draw:text-box>
        </draw:frame>
        <draw:frame draw:style-name="gr2" draw:text-style-name="P3" draw:layer="layout" svg:width="0.336cm" svg:height="0.276cm" draw:transform="rotate (1.5707963267949) translate (13.192cm 11.431cm)">
          <draw:text-box>
            <text:p text:style-name="P2"><text:span text:style-name="T1">D4</text:span></text:p>
          </draw:text-box>
        </draw:frame>
        <draw:line draw:style-name="gr1" draw:text-style-name="P1" draw:layer="layout" svg:x1="13.084cm" svg:y1="12.069cm" svg:x2="13.084cm" svg:y2="11.559cm">
          <text:p/>
        </draw:line>
        <draw:frame draw:style-name="gr2" draw:text-style-name="P3" draw:layer="layout" svg:width="0.307cm" svg:height="0.276cm" draw:transform="rotate (1.5707963267949) translate (13.082cm 12.03cm)">
          <draw:text-box>
            <text:p text:style-name="P2"><text:span text:style-name="T1">11</text:span></text:p>
          </draw:text-box>
        </draw:frame>
        <draw:frame draw:style-name="gr2" draw:text-style-name="P3" draw:layer="layout" svg:width="0.336cm" svg:height="0.276cm" draw:transform="rotate (1.5707963267949) translate (12.937cm 11.431cm)">
          <draw:text-box>
            <text:p text:style-name="P2"><text:span text:style-name="T1">D3</text:span></text:p>
          </draw:text-box>
        </draw:frame>
        <draw:line draw:style-name="gr1" draw:text-style-name="P1" draw:layer="layout" svg:x1="12.829cm" svg:y1="12.069cm" svg:x2="12.829cm" svg:y2="11.559cm">
          <text:p/>
        </draw:line>
        <draw:frame draw:style-name="gr2" draw:text-style-name="P3" draw:layer="layout" svg:width="0.307cm" svg:height="0.276cm" draw:transform="rotate (1.5707963267949) translate (12.827cm 12.045cm)">
          <draw:text-box>
            <text:p text:style-name="P2"><text:span text:style-name="T1">10</text:span></text:p>
          </draw:text-box>
        </draw:frame>
        <draw:frame draw:style-name="gr2" draw:text-style-name="P3" draw:layer="layout" svg:width="0.336cm" svg:height="0.276cm" draw:transform="rotate (1.5707963267949) translate (12.682cm 11.431cm)">
          <draw:text-box>
            <text:p text:style-name="P2"><text:span text:style-name="T1">D2</text:span></text:p>
          </draw:text-box>
        </draw:frame>
        <draw:line draw:style-name="gr1" draw:text-style-name="P1" draw:layer="layout" svg:x1="12.574cm" svg:y1="12.069cm" svg:x2="12.574cm" svg:y2="11.559cm">
          <text:p/>
        </draw:line>
        <draw:frame draw:style-name="gr2" draw:text-style-name="P3" draw:layer="layout" svg:width="0.234cm" svg:height="0.276cm" draw:transform="rotate (1.5707963267949) translate (12.572cm 11.93cm)">
          <draw:text-box>
            <text:p text:style-name="P2"><text:span text:style-name="T1">9</text:span></text:p>
          </draw:text-box>
        </draw:frame>
        <draw:frame draw:style-name="gr2" draw:text-style-name="P3" draw:layer="layout" svg:width="0.336cm" svg:height="0.276cm" draw:transform="rotate (1.5707963267949) translate (12.427cm 11.431cm)">
          <draw:text-box>
            <text:p text:style-name="P2"><text:span text:style-name="T1">D1</text:span></text:p>
          </draw:text-box>
        </draw:frame>
        <draw:line draw:style-name="gr1" draw:text-style-name="P1" draw:layer="layout" svg:x1="12.319cm" svg:y1="12.069cm" svg:x2="12.319cm" svg:y2="11.559cm">
          <text:p/>
        </draw:line>
        <draw:frame draw:style-name="gr2" draw:text-style-name="P3" draw:layer="layout" svg:width="0.234cm" svg:height="0.276cm" draw:transform="rotate (1.5707963267949) translate (12.317cm 11.93cm)">
          <draw:text-box>
            <text:p text:style-name="P2"><text:span text:style-name="T1">8</text:span></text:p>
          </draw:text-box>
        </draw:frame>
        <draw:frame draw:style-name="gr2" draw:text-style-name="P3" draw:layer="layout" svg:width="0.336cm" svg:height="0.276cm" draw:transform="rotate (1.5707963267949) translate (12.172cm 11.431cm)">
          <draw:text-box>
            <text:p text:style-name="P2"><text:span text:style-name="T1">D0</text:span></text:p>
          </draw:text-box>
        </draw:frame>
        <draw:line draw:style-name="gr1" draw:text-style-name="P1" draw:layer="layout" svg:x1="11.814cm" svg:y1="12.069cm" svg:x2="11.814cm" svg:y2="11.559cm">
          <text:p/>
        </draw:line>
        <draw:frame draw:style-name="gr2" draw:text-style-name="P3" draw:layer="layout" svg:width="0.234cm" svg:height="0.276cm" draw:transform="rotate (1.5707963267949) translate (12.062cm 11.93cm)">
          <draw:text-box>
            <text:p text:style-name="P2"><text:span text:style-name="T1">7</text:span></text:p>
          </draw:text-box>
        </draw:frame>
        <draw:frame draw:style-name="gr2" draw:text-style-name="P3" draw:layer="layout" svg:width="0.234cm" svg:height="0.276cm" draw:transform="rotate (1.5707963267949) translate (11.667cm 11.431cm)">
          <draw:text-box>
            <text:p text:style-name="P2"><text:span text:style-name="T1">E</text:span></text:p>
          </draw:text-box>
        </draw:frame>
        <draw:line draw:style-name="gr1" draw:text-style-name="P1" draw:layer="layout" svg:x1="11.559cm" svg:y1="12.069cm" svg:x2="11.559cm" svg:y2="11.559cm">
          <text:p/>
        </draw:line>
        <draw:frame draw:style-name="gr2" draw:text-style-name="P3" draw:layer="layout" svg:width="0.234cm" svg:height="0.276cm" draw:transform="rotate (1.5707963267949) translate (11.557cm 11.93cm)">
          <draw:text-box>
            <text:p text:style-name="P2"><text:span text:style-name="T1">6</text:span></text:p>
          </draw:text-box>
        </draw:frame>
        <draw:frame draw:style-name="gr2" draw:text-style-name="P3" draw:layer="layout" svg:width="0.4cm" svg:height="0.276cm" draw:transform="rotate (1.5707963267949) translate (11.412cm 11.431cm)">
          <draw:text-box>
            <text:p text:style-name="P2"><text:span text:style-name="T1">RW</text:span></text:p>
          </draw:text-box>
        </draw:frame>
        <draw:line draw:style-name="gr1" draw:text-style-name="P1" draw:layer="layout" svg:x1="11.304cm" svg:y1="12.069cm" svg:x2="11.304cm" svg:y2="11.559cm">
          <text:p/>
        </draw:line>
        <draw:frame draw:style-name="gr2" draw:text-style-name="P3" draw:layer="layout" svg:width="0.234cm" svg:height="0.276cm" draw:transform="rotate (1.5707963267949) translate (11.302cm 11.93cm)">
          <draw:text-box>
            <text:p text:style-name="P2"><text:span text:style-name="T1">5</text:span></text:p>
          </draw:text-box>
        </draw:frame>
        <draw:frame draw:style-name="gr2" draw:text-style-name="P3" draw:layer="layout" svg:width="0.32cm" svg:height="0.276cm" draw:transform="rotate (1.5707963267949) translate (11.157cm 11.431cm)">
          <draw:text-box>
            <text:p text:style-name="P2"><text:span text:style-name="T1">RS</text:span></text:p>
          </draw:text-box>
        </draw:frame>
        <draw:line draw:style-name="gr1" draw:text-style-name="P1" draw:layer="layout" svg:x1="10.289cm" svg:y1="12.069cm" svg:x2="10.289cm" svg:y2="11.559cm">
          <text:p/>
        </draw:line>
        <draw:frame draw:style-name="gr2" draw:text-style-name="P3" draw:layer="layout" svg:width="0.234cm" svg:height="0.276cm" draw:transform="rotate (1.5707963267949) translate (11.047cm 11.93cm)">
          <draw:text-box>
            <text:p text:style-name="P2"><text:span text:style-name="T1">4</text:span></text:p>
          </draw:text-box>
        </draw:frame>
        <draw:frame draw:style-name="gr2" draw:text-style-name="P3" draw:layer="layout" svg:width="0.468cm" svg:height="0.276cm" draw:transform="rotate (1.5707963267949) translate (10.142cm 11.431cm)">
          <draw:text-box>
            <text:p text:style-name="P2"><text:span text:style-name="T1">VS</text:span><text:span text:style-name="T1">S</text:span></text:p>
          </draw:text-box>
        </draw:frame>
        <draw:line draw:style-name="gr1" draw:text-style-name="P1" draw:layer="layout" svg:x1="10.544cm" svg:y1="12.069cm" svg:x2="10.544cm" svg:y2="11.559cm">
          <text:p/>
        </draw:line>
        <draw:frame draw:style-name="gr2" draw:text-style-name="P3" draw:layer="layout" svg:width="0.234cm" svg:height="0.276cm" draw:transform="rotate (1.5707963267949) translate (10.032cm 11.93cm)">
          <draw:text-box>
            <text:p text:style-name="P2"><text:span text:style-name="T1">1</text:span></text:p>
          </draw:text-box>
        </draw:frame>
        <draw:frame draw:style-name="gr2" draw:text-style-name="P3" draw:layer="layout" svg:width="0.527cm" svg:height="0.276cm" draw:transform="rotate (1.5707963267949) translate (10.397cm 11.431cm)">
          <draw:text-box>
            <text:p text:style-name="P2"><text:span text:style-name="T1">VD</text:span><text:span text:style-name="T1">D</text:span></text:p>
          </draw:text-box>
        </draw:frame>
        <draw:line draw:style-name="gr1" draw:text-style-name="P1" draw:layer="layout" svg:x1="10.799cm" svg:y1="12.069cm" svg:x2="10.799cm" svg:y2="11.559cm">
          <text:p/>
        </draw:line>
        <draw:frame draw:style-name="gr2" draw:text-style-name="P3" draw:layer="layout" svg:width="0.234cm" svg:height="0.276cm" draw:transform="rotate (1.5707963267949) translate (10.287cm 11.93cm)">
          <draw:text-box>
            <text:p text:style-name="P2"><text:span text:style-name="T1">2</text:span></text:p>
          </draw:text-box>
        </draw:frame>
        <draw:frame draw:style-name="gr2" draw:text-style-name="P3" draw:layer="layout" svg:width="0.459cm" svg:height="0.276cm" draw:transform="rotate (1.5707963267949) translate (10.652cm 11.431cm)">
          <draw:text-box>
            <text:p text:style-name="P2"><text:span text:style-name="T1">VE</text:span><text:span text:style-name="T1">E</text:span></text:p>
          </draw:text-box>
        </draw:frame>
        <draw:frame draw:style-name="gr2" draw:text-style-name="P3" draw:layer="layout" svg:width="0.234cm" svg:height="0.276cm" draw:transform="rotate (1.5707963267949) translate (10.542cm 11.93cm)">
          <draw:text-box>
            <text:p text:style-name="P2"><text:span text:style-name="T1">3</text:span></text:p>
          </draw:text-box>
        </draw:frame>
        <draw:frame draw:style-name="gr4" draw:text-style-name="P4" draw:layer="layout" svg:width="3.198cm" svg:height="0.395cm" svg:x="9.765cm" svg:y="8.579cm">
          <draw:text-box>
            <text:p text:style-name="P2"><text:span text:style-name="T2">DI</text:span><text:span text:style-name="T2">SP</text:span><text:span text:style-name="T2">LA</text:span><text:span text:style-name="T2">Y </text:span><text:span text:style-name="T2">LC</text:span><text:span text:style-name="T2">D </text:span><text:span text:style-name="T2">16</text:span><text:span text:style-name="T2">X2</text:span></text:p>
          </draw:text-box>
        </draw:frame>
        <draw:line draw:style-name="gr1" draw:text-style-name="P1" draw:layer="layout" svg:x1="9.019cm" svg:y1="13.589cm" svg:x2="9.019cm" svg:y2="13.844cm">
          <text:p/>
        </draw:line>
        <draw:line draw:style-name="gr1" draw:text-style-name="P1" draw:layer="layout" svg:x1="8.764cm" svg:y1="13.844cm" svg:x2="9.274cm" svg:y2="13.844cm">
          <text:p/>
        </draw:line>
        <draw:line draw:style-name="gr1" draw:text-style-name="P1" draw:layer="layout" svg:x1="8.894cm" svg:y1="13.974cm" svg:x2="9.144cm" svg:y2="13.974cm">
          <text:p/>
        </draw:line>
        <draw:line draw:style-name="gr1" draw:text-style-name="P1" draw:layer="layout" svg:x1="8.994cm" svg:y1="14.099cm" svg:x2="9.044cm" svg:y2="14.099cm">
          <text:p/>
        </draw:line>
        <draw:polygon draw:style-name="gr1" draw:text-style-name="P1" draw:layer="layout" svg:width="0.255cm" svg:height="0.255cm" svg:x="9.654cm" svg:y="12.829cm" svg:viewBox="0 0 256 256" draw:points="256,0 126,256 0,0">
          <text:p/>
        </draw:polygon>
        <draw:line draw:style-name="gr1" draw:text-style-name="P1" draw:layer="layout" svg:x1="9.779cm" svg:y1="12.574cm" svg:x2="9.779cm" svg:y2="13.084cm">
          <text:p/>
        </draw:line>
        <draw:polygon draw:style-name="gr1" draw:text-style-name="P1" draw:layer="layout" svg:width="0.205cm" svg:height="0.765cm" svg:x="10.439cm" svg:y="14.479cm" svg:viewBox="0 0 206 766" draw:points="0,0 206,0 206,766 0,766">
          <text:p/>
        </draw:polygon>
        <draw:line draw:style-name="gr1" draw:text-style-name="P1" draw:layer="layout" svg:x1="10.544cm" svg:y1="15.369cm" svg:x2="10.544cm" svg:y2="15.244cm">
          <text:p/>
        </draw:line>
        <draw:line draw:style-name="gr1" draw:text-style-name="P1" draw:layer="layout" svg:x1="10.544cm" svg:y1="14.479cm" svg:x2="10.544cm" svg:y2="14.354cm">
          <text:p/>
        </draw:line>
        <draw:line draw:style-name="gr1" draw:text-style-name="P1" draw:layer="layout" svg:x1="10.415cm" svg:y1="14.859cm" svg:x2="10.339cm" svg:y2="14.915cm">
          <text:p/>
        </draw:line>
        <draw:line draw:style-name="gr1" draw:text-style-name="P1" draw:layer="layout" svg:x1="10.415cm" svg:y1="14.86cm" svg:x2="10.339cm" svg:y2="14.809cm">
          <text:p/>
        </draw:line>
        <draw:line draw:style-name="gr1" draw:text-style-name="P1" draw:layer="layout" svg:x1="10.414cm" svg:y1="14.859cm" svg:x2="10.289cm" svg:y2="14.859cm">
          <text:p/>
        </draw:line>
        <draw:frame draw:style-name="gr2" draw:text-style-name="P3" draw:layer="layout" svg:width="0.925cm" svg:height="0.276cm" svg:x="9.764cm" svg:y="8.972cm">
          <draw:text-box>
            <text:p text:style-name="P2"><text:span text:style-name="T1">LM</text:span><text:span text:style-name="T1">01</text:span><text:span text:style-name="T1">6L</text:span></text:p>
          </draw:text-box>
        </draw:frame>
        <draw:line draw:style-name="gr1" draw:text-style-name="P1" draw:layer="layout" svg:x1="10.544cm" svg:y1="15.624cm" svg:x2="10.544cm" svg:y2="15.369cm">
          <text:p/>
        </draw:line>
        <draw:line draw:style-name="gr1" draw:text-style-name="P1" draw:layer="layout" svg:x1="10.544cm" svg:y1="14.099cm" svg:x2="10.544cm" svg:y2="14.354cm">
          <text:p/>
        </draw:line>
        <draw:line draw:style-name="gr1" draw:text-style-name="P1" draw:layer="layout" svg:x1="10.034cm" svg:y1="14.859cm" svg:x2="10.289cm" svg:y2="14.859cm">
          <text:p/>
        </draw:line>
        <draw:path draw:style-name="gr9" draw:text-style-name="P1" draw:layer="layout" svg:width="0.2cm" svg:height="0.2cm" svg:x="10.749cm" svg:y="14.484cm" svg:viewBox="0 0 201 201" svg:d="M201 100c0 57-44 101-100 101s-101-44-101-101c0-55 45-100 101-100s100 45 100 100z">
          <text:p/>
        </draw:path>
        <draw:line draw:style-name="gr9" draw:text-style-name="P1" draw:layer="layout" svg:x1="10.849cm" svg:y1="14.529cm" svg:x2="10.875cm" svg:y2="14.555cm">
          <text:p/>
        </draw:line>
        <draw:line draw:style-name="gr9" draw:text-style-name="P1" draw:layer="layout" svg:x1="10.85cm" svg:y1="14.529cm" svg:x2="10.824cm" svg:y2="14.555cm">
          <text:p/>
        </draw:line>
        <draw:line draw:style-name="gr9" draw:text-style-name="P1" draw:layer="layout" svg:x1="10.849cm" svg:y1="14.529cm" svg:x2="10.849cm" svg:y2="14.634cm">
          <text:p/>
        </draw:line>
        <draw:path draw:style-name="gr9" draw:text-style-name="P1" draw:layer="layout" svg:width="0.2cm" svg:height="0.2cm" svg:x="10.749cm" svg:y="15.039cm" svg:viewBox="0 0 201 201" svg:d="M201 100c0 56-44 101-100 101s-101-45-101-101c0-55 45-100 101-100s100 45 100 100z">
          <text:p/>
        </draw:path>
        <draw:line draw:style-name="gr9" draw:text-style-name="P1" draw:layer="layout" svg:x1="10.849cm" svg:y1="15.19cm" svg:x2="10.875cm" svg:y2="15.164cm">
          <text:p/>
        </draw:line>
        <draw:line draw:style-name="gr9" draw:text-style-name="P1" draw:layer="layout" svg:x1="10.85cm" svg:y1="15.19cm" svg:x2="10.824cm" svg:y2="15.164cm">
          <text:p/>
        </draw:line>
        <draw:line draw:style-name="gr9" draw:text-style-name="P1" draw:layer="layout" svg:x1="10.849cm" svg:y1="15.189cm" svg:x2="10.849cm" svg:y2="15.089cm">
          <text:p/>
        </draw:line>
        <draw:frame draw:style-name="gr10" draw:text-style-name="P8" draw:layer="layout" svg:width="0.358cm" svg:height="0.187cm" draw:transform="rotate (-1.5707963267949) translate (10.643cm 14.72cm)">
          <draw:text-box>
            <text:p text:style-name="P2"><text:span text:style-name="T6">50%</text:span></text:p>
          </draw:text-box>
        </draw:frame>
        <draw:frame draw:style-name="gr4" draw:text-style-name="P4" draw:layer="layout" svg:width="3.99cm" svg:height="0.395cm" svg:x="10.8cm" svg:y="14.039cm">
          <draw:text-box>
            <text:p text:style-name="P2"><text:span text:style-name="T2">AJ</text:span><text:span text:style-name="T2">U</text:span><text:span text:style-name="T2">ST</text:span><text:span text:style-name="T2">E </text:span><text:span text:style-name="T2">D</text:span><text:span text:style-name="T2">E </text:span><text:span text:style-name="T2">C</text:span><text:span text:style-name="T2">O</text:span><text:span text:style-name="T2">N</text:span><text:span text:style-name="T2">TR</text:span><text:span text:style-name="T2">AS</text:span><text:span text:style-name="T2">TE</text:span></text:p>
          </draw:text-box>
        </draw:frame>
        <draw:polygon draw:style-name="gr1" draw:text-style-name="P1" draw:layer="layout" svg:width="0.255cm" svg:height="0.255cm" svg:x="10.414cm" svg:y="13.589cm" svg:viewBox="0 0 256 256" draw:points="0,256 131,0 256,256">
          <text:p/>
        </draw:polygon>
        <draw:line draw:style-name="gr1" draw:text-style-name="P1" draw:layer="layout" svg:x1="10.544cm" svg:y1="14.099cm" svg:x2="10.544cm" svg:y2="13.589cm">
          <text:p/>
        </draw:line>
        <draw:line draw:style-name="gr1" draw:text-style-name="P1" draw:layer="layout" svg:x1="10.544cm" svg:y1="15.624cm" svg:x2="10.544cm" svg:y2="15.879cm">
          <text:p/>
        </draw:line>
        <draw:line draw:style-name="gr1" draw:text-style-name="P1" draw:layer="layout" svg:x1="10.289cm" svg:y1="15.879cm" svg:x2="10.799cm" svg:y2="15.879cm">
          <text:p/>
        </draw:line>
        <draw:line draw:style-name="gr1" draw:text-style-name="P1" draw:layer="layout" svg:x1="10.414cm" svg:y1="16.004cm" svg:x2="10.669cm" svg:y2="16.004cm">
          <text:p/>
        </draw:line>
        <draw:line draw:style-name="gr1" draw:text-style-name="P1" draw:layer="layout" svg:x1="10.519cm" svg:y1="16.129cm" svg:x2="10.569cm" svg:y2="16.129cm">
          <text:p/>
        </draw:line>
        <draw:line draw:style-name="gr1" draw:text-style-name="P1" draw:layer="layout" svg:x1="11.559cm" svg:y1="13.084cm" svg:x2="11.559cm" svg:y2="13.339cm">
          <text:p/>
        </draw:line>
        <draw:line draw:style-name="gr1" draw:text-style-name="P1" draw:layer="layout" svg:x1="11.304cm" svg:y1="13.339cm" svg:x2="11.814cm" svg:y2="13.339cm">
          <text:p/>
        </draw:line>
        <draw:line draw:style-name="gr1" draw:text-style-name="P1" draw:layer="layout" svg:x1="11.434cm" svg:y1="13.464cm" svg:x2="11.684cm" svg:y2="13.464cm">
          <text:p/>
        </draw:line>
        <draw:line draw:style-name="gr1" draw:text-style-name="P1" draw:layer="layout" svg:x1="11.534cm" svg:y1="13.589cm" svg:x2="11.584cm" svg:y2="13.589cm">
          <text:p/>
        </draw:line>
        <draw:path draw:style-name="gr1" draw:text-style-name="P1" draw:layer="layout" svg:width="0.2cm" svg:height="0.2cm" svg:x="11.204cm" svg:y="12.629cm" svg:viewBox="0 0 201 201" svg:d="M201 101c0 56-44 100-100 100-55 0-101-44-101-100 0-55 46-101 101-101 56 0 100 46 100 101z">
          <text:p/>
        </draw:path>
        <draw:line draw:style-name="gr1" draw:text-style-name="P1" draw:layer="layout" svg:x1="11.304cm" svg:y1="12.624cm" svg:x2="11.304cm" svg:y2="12.319cm">
          <text:p/>
        </draw:line>
        <draw:frame draw:style-name="gr2" draw:text-style-name="P3" draw:layer="layout" svg:width="0.29cm" svg:height="0.276cm" svg:x="10.795cm" svg:y="14.687cm">
          <draw:text-box>
            <text:p text:style-name="P2"><text:span text:style-name="T1">1k</text:span></text:p>
          </draw:text-box>
        </draw:frame>
        <draw:path draw:style-name="gr1" draw:text-style-name="P1" draw:layer="layout" svg:width="0.2cm" svg:height="0.2cm" svg:x="11.714cm" svg:y="12.629cm" svg:viewBox="0 0 201 201" svg:d="M201 101c0 56-44 100-101 100-55 0-100-44-100-100 0-55 45-101 100-101 57 0 101 46 101 101z">
          <text:p/>
        </draw:path>
        <draw:line draw:style-name="gr1" draw:text-style-name="P1" draw:layer="layout" svg:x1="11.814cm" svg:y1="12.624cm" svg:x2="11.814cm" svg:y2="12.319cm">
          <text:p/>
        </draw:line>
        <draw:frame draw:style-name="gr2" draw:text-style-name="P3" draw:layer="layout" svg:width="0.32cm" svg:height="0.276cm" draw:transform="rotate (1.5707963267949) translate (11.157cm 13.246cm)">
          <draw:text-box>
            <text:p text:style-name="P2"><text:span text:style-name="T1">RS</text:span></text:p>
          </draw:text-box>
        </draw:frame>
        <draw:path draw:style-name="gr1" draw:text-style-name="P1" draw:layer="layout" svg:width="0.2cm" svg:height="0.2cm" svg:x="13.239cm" svg:y="12.629cm" svg:viewBox="0 0 201 201" svg:d="M201 101c0 56-45 100-101 100-55 0-100-44-100-100 0-55 45-101 100-101 56 0 101 46 101 101z">
          <text:p/>
        </draw:path>
        <draw:line draw:style-name="gr1" draw:text-style-name="P1" draw:layer="layout" svg:x1="13.339cm" svg:y1="12.624cm" svg:x2="13.339cm" svg:y2="12.319cm">
          <text:p/>
        </draw:line>
        <draw:frame draw:style-name="gr2" draw:text-style-name="P3" draw:layer="layout" svg:width="0.328cm" svg:height="0.276cm" draw:transform="rotate (1.5707963267949) translate (11.667cm 13.246cm)">
          <draw:text-box>
            <text:p text:style-name="P2"><text:span text:style-name="T1">EN</text:span></text:p>
          </draw:text-box>
        </draw:frame>
        <draw:path draw:style-name="gr1" draw:text-style-name="P1" draw:layer="layout" svg:width="0.2cm" svg:height="0.2cm" svg:x="13.489cm" svg:y="12.629cm" svg:viewBox="0 0 201 201" svg:d="M201 101c0 56-44 100-101 100-55 0-100-44-100-100 0-55 45-101 100-101 57 0 101 46 101 101z">
          <text:p/>
        </draw:path>
        <draw:line draw:style-name="gr1" draw:text-style-name="P1" draw:layer="layout" svg:x1="13.589cm" svg:y1="12.624cm" svg:x2="13.589cm" svg:y2="12.319cm">
          <text:p/>
        </draw:line>
        <draw:frame draw:style-name="gr2" draw:text-style-name="P3" draw:layer="layout" svg:width="0.336cm" svg:height="0.276cm" draw:transform="rotate (1.5707963267949) translate (13.192cm 13.221cm)">
          <draw:text-box>
            <text:p text:style-name="P2"><text:span text:style-name="T1">D4</text:span></text:p>
          </draw:text-box>
        </draw:frame>
        <draw:path draw:style-name="gr1" draw:text-style-name="P1" draw:layer="layout" svg:width="0.2cm" svg:height="0.2cm" svg:x="13.744cm" svg:y="12.629cm" svg:viewBox="0 0 201 201" svg:d="M201 101c0 56-44 100-100 100s-101-44-101-100c0-55 45-101 101-101s100 46 100 101z">
          <text:p/>
        </draw:path>
        <draw:line draw:style-name="gr1" draw:text-style-name="P1" draw:layer="layout" svg:x1="13.844cm" svg:y1="12.624cm" svg:x2="13.844cm" svg:y2="12.319cm">
          <text:p/>
        </draw:line>
        <draw:frame draw:style-name="gr2" draw:text-style-name="P3" draw:layer="layout" svg:width="0.336cm" svg:height="0.276cm" draw:transform="rotate (1.5707963267949) translate (13.442cm 13.221cm)">
          <draw:text-box>
            <text:p text:style-name="P2"><text:span text:style-name="T1">D5</text:span></text:p>
          </draw:text-box>
        </draw:frame>
        <draw:path draw:style-name="gr1" draw:text-style-name="P1" draw:layer="layout" svg:width="0.2cm" svg:height="0.2cm" svg:x="13.999cm" svg:y="12.629cm" svg:viewBox="0 0 201 201" svg:d="M201 101c0 56-44 100-100 100-55 0-101-44-101-100 0-55 46-101 101-101 56 0 100 46 100 101z">
          <text:p/>
        </draw:path>
        <draw:line draw:style-name="gr1" draw:text-style-name="P1" draw:layer="layout" svg:x1="14.099cm" svg:y1="12.624cm" svg:x2="14.099cm" svg:y2="12.319cm">
          <text:p/>
        </draw:line>
        <draw:frame draw:style-name="gr2" draw:text-style-name="P3" draw:layer="layout" svg:width="0.336cm" svg:height="0.276cm" draw:transform="rotate (1.5707963267949) translate (13.697cm 13.221cm)">
          <draw:text-box>
            <text:p text:style-name="P2"><text:span text:style-name="T1">D6</text:span></text:p>
          </draw:text-box>
        </draw:frame>
        <draw:path draw:style-name="gr1" draw:text-style-name="P1" draw:layer="layout" svg:width="0.15cm" svg:height="0.15cm" svg:x="9.959cm" svg:y="19.559cm" svg:viewBox="0 0 151 151" svg:d="M151 76c0 42-33 75-76 75-41 0-75-33-75-75s34-76 75-76c43 0 76 34 76 76z">
          <text:p/>
        </draw:path>
        <draw:path draw:style-name="gr1" draw:text-style-name="P1" draw:layer="layout" svg:width="0.15cm" svg:height="0.15cm" svg:x="9.959cm" svg:y="20.169cm" svg:viewBox="0 0 151 151" svg:d="M151 76c0 42-33 75-76 75-41 0-75-33-75-75 0-41 34-76 75-76 43 0 76 35 76 76z">
          <text:p/>
        </draw:path>
        <draw:line draw:style-name="gr1" draw:text-style-name="P1" draw:layer="layout" svg:x1="9.834cm" svg:y1="20.299cm" svg:x2="9.834cm" svg:y2="19.584cm">
          <text:p/>
        </draw:line>
        <draw:polygon draw:style-name="gr1" draw:text-style-name="P1" draw:layer="layout" svg:width="0.13cm" svg:height="0.405cm" svg:x="9.704cm" svg:y="19.739cm" svg:viewBox="0 0 131 406" draw:points="0,0 131,0 131,406 0,406">
          <text:p/>
        </draw:polygon>
        <draw:line draw:style-name="gr1" draw:text-style-name="P1" draw:layer="layout" svg:x1="10.034cm" svg:y1="20.574cm" svg:x2="10.034cm" svg:y2="20.324cm">
          <text:p/>
        </draw:line>
        <draw:line draw:style-name="gr1" draw:text-style-name="P1" draw:layer="layout" svg:x1="10.034cm" svg:y1="19.304cm" svg:x2="10.034cm" svg:y2="19.559cm">
          <text:p/>
        </draw:line>
        <draw:path draw:style-name="gr9" draw:text-style-name="P1" draw:layer="layout" svg:width="0.2cm" svg:height="0.2cm" svg:x="9.679cm" svg:y="19.334cm" svg:viewBox="0 0 201 201" svg:d="M201 101c0 56-45 100-101 100-55 0-100-44-100-100s45-101 100-101c56 0 101 45 101 101z">
          <text:p/>
        </draw:path>
        <draw:line draw:style-name="gr9" draw:text-style-name="P1" draw:layer="layout" svg:x1="9.834cm" svg:y1="19.434cm" svg:x2="9.729cm" svg:y2="19.434cm">
          <text:p/>
        </draw:line>
        <draw:line draw:style-name="gr9" draw:text-style-name="P1" draw:layer="layout" svg:x1="9.835cm" svg:y1="19.434cm" svg:x2="9.804cm" svg:y2="19.46cm">
          <text:p/>
        </draw:line>
        <draw:line draw:style-name="gr9" draw:text-style-name="P1" draw:layer="layout" svg:x1="9.835cm" svg:y1="19.435cm" svg:x2="9.804cm" svg:y2="19.409cm">
          <text:p/>
        </draw:line>
        <draw:line draw:style-name="gr9" draw:text-style-name="P1" draw:layer="layout" svg:x1="9.755cm" svg:y1="19.46cm" svg:x2="9.729cm" svg:y2="19.434cm">
          <text:p/>
        </draw:line>
        <draw:line draw:style-name="gr9" draw:text-style-name="P1" draw:layer="layout" svg:x1="9.729cm" svg:y1="19.435cm" svg:x2="9.755cm" svg:y2="19.409cm">
          <text:p/>
        </draw:line>
        <draw:path draw:style-name="gr1" draw:text-style-name="P1" draw:layer="layout" svg:width="0.15cm" svg:height="0.15cm" svg:x="14.279cm" svg:y="20.169cm" svg:viewBox="0 0 151 151" svg:d="M151 76c0 42-33 75-76 75-41 0-75-33-75-75 0-41 34-76 75-76 43 0 76 35 76 76z">
          <text:p/>
        </draw:path>
        <draw:path draw:style-name="gr1" draw:text-style-name="P1" draw:layer="layout" svg:width="0.15cm" svg:height="0.15cm" svg:x="14.279cm" svg:y="19.559cm" svg:viewBox="0 0 151 151" svg:d="M151 76c0 42-33 75-76 75-41 0-75-33-75-75s34-76 75-76c43 0 76 34 76 76z">
          <text:p/>
        </draw:path>
        <draw:line draw:style-name="gr1" draw:text-style-name="P1" draw:layer="layout" svg:x1="14.149cm" svg:y1="19.584cm" svg:x2="14.149cm" svg:y2="20.299cm">
          <text:p/>
        </draw:line>
        <draw:polygon draw:style-name="gr1" draw:text-style-name="P1" draw:layer="layout" svg:width="0.125cm" svg:height="0.405cm" svg:x="14.024cm" svg:y="19.739cm" svg:viewBox="0 0 126 406" draw:points="0,0 126,0 126,406 0,406">
          <text:p/>
        </draw:polygon>
        <draw:line draw:style-name="gr1" draw:text-style-name="P1" draw:layer="layout" svg:x1="14.354cm" svg:y1="19.304cm" svg:x2="14.354cm" svg:y2="19.559cm">
          <text:p/>
        </draw:line>
        <draw:line draw:style-name="gr1" draw:text-style-name="P1" draw:layer="layout" svg:x1="14.354cm" svg:y1="20.574cm" svg:x2="14.354cm" svg:y2="20.324cm">
          <text:p/>
        </draw:line>
        <draw:path draw:style-name="gr9" draw:text-style-name="P1" draw:layer="layout" svg:width="0.2cm" svg:height="0.2cm" svg:x="13.999cm" svg:y="20.349cm" svg:viewBox="0 0 201 201" svg:d="M201 101c0 56-44 100-100 100-55 0-101-44-101-100s46-101 101-101c56 0 100 45 100 101z">
          <text:p/>
        </draw:path>
        <draw:line draw:style-name="gr9" draw:text-style-name="P1" draw:layer="layout" svg:x1="14.149cm" svg:y1="20.449cm" svg:x2="14.049cm" svg:y2="20.449cm">
          <text:p/>
        </draw:line>
        <draw:line draw:style-name="gr9" draw:text-style-name="P1" draw:layer="layout" svg:x1="14.15cm" svg:y1="20.45cm" svg:x2="14.124cm" svg:y2="20.424cm">
          <text:p/>
        </draw:line>
        <draw:line draw:style-name="gr9" draw:text-style-name="P1" draw:layer="layout" svg:x1="14.15cm" svg:y1="20.449cm" svg:x2="14.124cm" svg:y2="20.475cm">
          <text:p/>
        </draw:line>
        <draw:line draw:style-name="gr9" draw:text-style-name="P1" draw:layer="layout" svg:x1="14.075cm" svg:y1="20.424cm" svg:x2="14.049cm" svg:y2="20.45cm">
          <text:p/>
        </draw:line>
        <draw:line draw:style-name="gr9" draw:text-style-name="P1" draw:layer="layout" svg:x1="14.049cm" svg:y1="20.449cm" svg:x2="14.075cm" svg:y2="20.475cm">
          <text:p/>
        </draw:line>
        <draw:path draw:style-name="gr1" draw:text-style-name="P1" draw:layer="layout" svg:width="0.15cm" svg:height="0.15cm" svg:x="13.009cm" svg:y="20.169cm" svg:viewBox="0 0 151 151" svg:d="M151 76c0 42-33 75-75 75-41 0-76-33-76-75 0-41 35-76 76-76 42 0 75 35 75 76z">
          <text:p/>
        </draw:path>
        <draw:path draw:style-name="gr1" draw:text-style-name="P1" draw:layer="layout" svg:width="0.15cm" svg:height="0.15cm" svg:x="13.009cm" svg:y="19.559cm" svg:viewBox="0 0 151 151" svg:d="M151 76c0 42-33 75-75 75-41 0-76-33-76-75s35-76 76-76c42 0 75 34 75 76z">
          <text:p/>
        </draw:path>
        <draw:line draw:style-name="gr1" draw:text-style-name="P1" draw:layer="layout" svg:x1="12.879cm" svg:y1="19.584cm" svg:x2="12.879cm" svg:y2="20.299cm">
          <text:p/>
        </draw:line>
        <draw:polygon draw:style-name="gr1" draw:text-style-name="P1" draw:layer="layout" svg:width="0.125cm" svg:height="0.405cm" svg:x="12.754cm" svg:y="19.739cm" svg:viewBox="0 0 126 406" draw:points="0,0 126,0 126,406 0,406">
          <text:p/>
        </draw:polygon>
        <draw:line draw:style-name="gr1" draw:text-style-name="P1" draw:layer="layout" svg:x1="13.084cm" svg:y1="19.304cm" svg:x2="13.084cm" svg:y2="19.559cm">
          <text:p/>
        </draw:line>
        <draw:line draw:style-name="gr1" draw:text-style-name="P1" draw:layer="layout" svg:x1="13.084cm" svg:y1="20.574cm" svg:x2="13.084cm" svg:y2="20.324cm">
          <text:p/>
        </draw:line>
        <draw:path draw:style-name="gr9" draw:text-style-name="P1" draw:layer="layout" svg:width="0.2cm" svg:height="0.2cm" svg:x="12.729cm" svg:y="20.349cm" svg:viewBox="0 0 201 201" svg:d="M201 101c0 56-44 100-101 100-55 0-100-44-100-100s45-101 100-101c57 0 101 45 101 101z">
          <text:p/>
        </draw:path>
        <draw:line draw:style-name="gr9" draw:text-style-name="P1" draw:layer="layout" svg:x1="12.879cm" svg:y1="20.449cm" svg:x2="12.779cm" svg:y2="20.449cm">
          <text:p/>
        </draw:line>
        <draw:line draw:style-name="gr9" draw:text-style-name="P1" draw:layer="layout" svg:x1="12.88cm" svg:y1="20.45cm" svg:x2="12.854cm" svg:y2="20.424cm">
          <text:p/>
        </draw:line>
        <draw:line draw:style-name="gr9" draw:text-style-name="P1" draw:layer="layout" svg:x1="12.88cm" svg:y1="20.449cm" svg:x2="12.854cm" svg:y2="20.475cm">
          <text:p/>
        </draw:line>
        <draw:line draw:style-name="gr9" draw:text-style-name="P1" draw:layer="layout" svg:x1="12.806cm" svg:y1="20.424cm" svg:x2="12.779cm" svg:y2="20.45cm">
          <text:p/>
        </draw:line>
        <draw:line draw:style-name="gr9" draw:text-style-name="P1" draw:layer="layout" svg:x1="12.779cm" svg:y1="20.449cm" svg:x2="12.806cm" svg:y2="20.475cm">
          <text:p/>
        </draw:line>
        <draw:path draw:style-name="gr1" draw:text-style-name="P1" draw:layer="layout" svg:width="0.15cm" svg:height="0.15cm" svg:x="11.484cm" svg:y="19.559cm" svg:viewBox="0 0 151 151" svg:d="M151 76c0 42-33 75-75 75s-76-33-76-75 34-76 76-76 75 34 75 76z">
          <text:p/>
        </draw:path>
        <draw:path draw:style-name="gr1" draw:text-style-name="P1" draw:layer="layout" svg:width="0.15cm" svg:height="0.15cm" svg:x="11.484cm" svg:y="20.169cm" svg:viewBox="0 0 151 151" svg:d="M151 76c0 42-33 75-75 75s-76-33-76-75c0-41 34-76 76-76s75 35 75 76z">
          <text:p/>
        </draw:path>
        <draw:line draw:style-name="gr1" draw:text-style-name="P1" draw:layer="layout" svg:x1="11.354cm" svg:y1="20.299cm" svg:x2="11.354cm" svg:y2="19.584cm">
          <text:p/>
        </draw:line>
        <draw:polygon draw:style-name="gr1" draw:text-style-name="P1" draw:layer="layout" svg:width="0.125cm" svg:height="0.405cm" svg:x="11.229cm" svg:y="19.739cm" svg:viewBox="0 0 126 406" draw:points="0,0 126,0 126,406 0,406">
          <text:p/>
        </draw:polygon>
        <draw:line draw:style-name="gr1" draw:text-style-name="P1" draw:layer="layout" svg:x1="11.559cm" svg:y1="20.574cm" svg:x2="11.559cm" svg:y2="20.324cm">
          <text:p/>
        </draw:line>
        <draw:line draw:style-name="gr1" draw:text-style-name="P1" draw:layer="layout" svg:x1="11.559cm" svg:y1="19.304cm" svg:x2="11.559cm" svg:y2="19.559cm">
          <text:p/>
        </draw:line>
        <draw:path draw:style-name="gr9" draw:text-style-name="P1" draw:layer="layout" svg:width="0.2cm" svg:height="0.2cm" svg:x="11.204cm" svg:y="19.334cm" svg:viewBox="0 0 201 201" svg:d="M201 101c0 56-44 100-100 100-55 0-101-44-101-100s46-101 101-101c56 0 100 45 100 101z">
          <text:p/>
        </draw:path>
        <draw:line draw:style-name="gr9" draw:text-style-name="P1" draw:layer="layout" svg:x1="11.354cm" svg:y1="19.434cm" svg:x2="11.254cm" svg:y2="19.434cm">
          <text:p/>
        </draw:line>
        <draw:line draw:style-name="gr9" draw:text-style-name="P1" draw:layer="layout" svg:x1="11.355cm" svg:y1="19.434cm" svg:x2="11.329cm" svg:y2="19.46cm">
          <text:p/>
        </draw:line>
        <draw:line draw:style-name="gr9" draw:text-style-name="P1" draw:layer="layout" svg:x1="11.355cm" svg:y1="19.435cm" svg:x2="11.329cm" svg:y2="19.409cm">
          <text:p/>
        </draw:line>
        <draw:line draw:style-name="gr9" draw:text-style-name="P1" draw:layer="layout" svg:x1="11.28cm" svg:y1="19.46cm" svg:x2="11.254cm" svg:y2="19.434cm">
          <text:p/>
        </draw:line>
        <draw:line draw:style-name="gr9" draw:text-style-name="P1" draw:layer="layout" svg:x1="11.254cm" svg:y1="19.435cm" svg:x2="11.28cm" svg:y2="19.409cm">
          <text:p/>
        </draw:line>
        <draw:line draw:style-name="gr1" draw:text-style-name="P1" draw:layer="layout" svg:x1="10.034cm" svg:y1="20.829cm" svg:x2="10.034cm" svg:y2="21.084cm">
          <text:p/>
        </draw:line>
        <draw:line draw:style-name="gr1" draw:text-style-name="P1" draw:layer="layout" svg:x1="9.779cm" svg:y1="21.084cm" svg:x2="10.289cm" svg:y2="21.084cm">
          <text:p/>
        </draw:line>
        <draw:line draw:style-name="gr1" draw:text-style-name="P1" draw:layer="layout" svg:x1="9.909cm" svg:y1="21.209cm" svg:x2="10.164cm" svg:y2="21.209cm">
          <text:p/>
        </draw:line>
        <draw:line draw:style-name="gr1" draw:text-style-name="P1" draw:layer="layout" svg:x1="10.009cm" svg:y1="21.339cm" svg:x2="10.059cm" svg:y2="21.339cm">
          <text:p/>
        </draw:line>
        <draw:line draw:style-name="gr1" draw:text-style-name="P1" draw:layer="layout" svg:x1="11.559cm" svg:y1="20.959cm" svg:x2="11.559cm" svg:y2="21.209cm">
          <text:p/>
        </draw:line>
        <draw:line draw:style-name="gr1" draw:text-style-name="P1" draw:layer="layout" svg:x1="11.304cm" svg:y1="21.209cm" svg:x2="11.814cm" svg:y2="21.209cm">
          <text:p/>
        </draw:line>
        <draw:line draw:style-name="gr1" draw:text-style-name="P1" draw:layer="layout" svg:x1="11.434cm" svg:y1="21.339cm" svg:x2="11.684cm" svg:y2="21.339cm">
          <text:p/>
        </draw:line>
        <draw:line draw:style-name="gr1" draw:text-style-name="P1" draw:layer="layout" svg:x1="11.534cm" svg:y1="21.464cm" svg:x2="11.584cm" svg:y2="21.464cm">
          <text:p/>
        </draw:line>
        <draw:line draw:style-name="gr1" draw:text-style-name="P1" draw:layer="layout" svg:x1="13.084cm" svg:y1="20.959cm" svg:x2="13.084cm" svg:y2="21.209cm">
          <text:p/>
        </draw:line>
        <draw:line draw:style-name="gr1" draw:text-style-name="P1" draw:layer="layout" svg:x1="13.339cm" svg:y1="21.209cm" svg:x2="12.829cm" svg:y2="21.209cm">
          <text:p/>
        </draw:line>
        <draw:line draw:style-name="gr1" draw:text-style-name="P1" draw:layer="layout" svg:x1="13.209cm" svg:y1="21.339cm" svg:x2="12.954cm" svg:y2="21.339cm">
          <text:p/>
        </draw:line>
        <draw:line draw:style-name="gr1" draw:text-style-name="P1" draw:layer="layout" svg:x1="13.109cm" svg:y1="21.464cm" svg:x2="13.059cm" svg:y2="21.464cm">
          <text:p/>
        </draw:line>
        <draw:line draw:style-name="gr1" draw:text-style-name="P1" draw:layer="layout" svg:x1="14.354cm" svg:y1="20.959cm" svg:x2="14.354cm" svg:y2="21.209cm">
          <text:p/>
        </draw:line>
        <draw:line draw:style-name="gr1" draw:text-style-name="P1" draw:layer="layout" svg:x1="14.609cm" svg:y1="21.209cm" svg:x2="14.099cm" svg:y2="21.209cm">
          <text:p/>
        </draw:line>
        <draw:line draw:style-name="gr1" draw:text-style-name="P1" draw:layer="layout" svg:x1="14.479cm" svg:y1="21.339cm" svg:x2="14.224cm" svg:y2="21.339cm">
          <text:p/>
        </draw:line>
        <draw:line draw:style-name="gr1" draw:text-style-name="P1" draw:layer="layout" svg:x1="14.379cm" svg:y1="21.464cm" svg:x2="14.329cm" svg:y2="21.464cm">
          <text:p/>
        </draw:line>
        <draw:path draw:style-name="gr1" draw:text-style-name="P1" draw:layer="layout" svg:width="0.2cm" svg:height="0.2cm" svg:x="9.934cm" svg:y="18.419cm" svg:viewBox="0 0 201 201" svg:d="M201 100c0 56-44 101-101 101-55 0-100-45-100-101 0-55 45-100 100-100 57 0 101 45 101 100z">
          <text:p/>
        </draw:path>
        <draw:line draw:style-name="gr1" draw:text-style-name="P1" draw:layer="layout" svg:x1="10.034cm" svg:y1="18.619cm" svg:x2="10.034cm" svg:y2="18.924cm">
          <text:p/>
        </draw:line>
        <draw:frame draw:style-name="gr2" draw:text-style-name="P3" draw:layer="layout" svg:width="0.336cm" svg:height="0.276cm" draw:transform="rotate (1.5707963267949) translate (13.952cm 13.221cm)">
          <draw:text-box>
            <text:p text:style-name="P2"><text:span text:style-name="T1">D7</text:span></text:p>
          </draw:text-box>
        </draw:frame>
        <draw:path draw:style-name="gr1" draw:text-style-name="P1" draw:layer="layout" svg:width="0.2cm" svg:height="0.2cm" svg:x="14.254cm" svg:y="18.419cm" svg:viewBox="0 0 201 201" svg:d="M201 100c0 56-45 101-101 101-55 0-100-45-100-101 0-55 45-100 100-100 56 0 101 45 101 100z">
          <text:p/>
        </draw:path>
        <draw:line draw:style-name="gr1" draw:text-style-name="P1" draw:layer="layout" svg:x1="14.354cm" svg:y1="18.619cm" svg:x2="14.354cm" svg:y2="18.924cm">
          <text:p/>
        </draw:line>
        <draw:frame draw:style-name="gr2" draw:text-style-name="P3" draw:layer="layout" svg:width="0.59cm" svg:height="0.276cm" draw:transform="rotate (1.5707963267949) translate (9.887cm 18.286cm)">
          <draw:text-box>
            <text:p text:style-name="P2"><text:span text:style-name="T1">MAI</text:span><text:span text:style-name="T1">S</text:span></text:p>
          </draw:text-box>
        </draw:frame>
        <draw:path draw:style-name="gr1" draw:text-style-name="P1" draw:layer="layout" svg:width="0.2cm" svg:height="0.2cm" svg:x="12.984cm" svg:y="18.419cm" svg:viewBox="0 0 201 201" svg:d="M201 100c0 56-44 101-100 101s-101-45-101-101c0-55 45-100 101-100s100 45 100 100z">
          <text:p/>
        </draw:path>
        <draw:line draw:style-name="gr1" draw:text-style-name="P1" draw:layer="layout" svg:x1="13.084cm" svg:y1="18.619cm" svg:x2="13.084cm" svg:y2="18.924cm">
          <text:p/>
        </draw:line>
        <draw:frame draw:style-name="gr2" draw:text-style-name="P3" draw:layer="layout" svg:width="0.95cm" svg:height="0.276cm" draw:transform="rotate (1.5707963267949) translate (14.207cm 18.286cm)">
          <draw:text-box>
            <text:p text:style-name="P2"><text:span text:style-name="T1">CA</text:span><text:span text:style-name="T1">NC</text:span><text:span text:style-name="T1">EL</text:span></text:p>
          </draw:text-box>
        </draw:frame>
        <draw:path draw:style-name="gr1" draw:text-style-name="P1" draw:layer="layout" svg:width="0.2cm" svg:height="0.2cm" svg:x="11.459cm" svg:y="18.419cm" svg:viewBox="0 0 201 201" svg:d="M201 100c0 56-45 101-101 101-55 0-100-45-100-101 0-55 45-100 100-100 56 0 101 45 101 100z">
          <text:p/>
        </draw:path>
        <draw:line draw:style-name="gr1" draw:text-style-name="P1" draw:layer="layout" svg:x1="11.559cm" svg:y1="18.619cm" svg:x2="11.559cm" svg:y2="18.924cm">
          <text:p/>
        </draw:line>
        <draw:frame draw:style-name="gr2" draw:text-style-name="P3" draw:layer="layout" svg:width="0.87cm" svg:height="0.276cm" draw:transform="rotate (1.5707963267949) translate (12.937cm 18.286cm)">
          <draw:text-box>
            <text:p text:style-name="P2"><text:span text:style-name="T1">ME</text:span><text:span text:style-name="T1">NO</text:span><text:span text:style-name="T1">S</text:span></text:p>
          </draw:text-box>
        </draw:frame>
        <draw:polygon draw:style-name="gr9" draw:text-style-name="P1" draw:layer="layout" svg:width="0.25cm" svg:height="0.25cm" svg:x="1.274cm" svg:y="19.054cm" svg:viewBox="0 0 251 251" draw:points="251,251 0,125 126,0">
          <text:p/>
        </draw:polygon>
        <draw:line draw:style-name="gr9" draw:text-style-name="P1" draw:layer="layout" svg:x1="1.655cm" svg:y1="19.435cm" svg:x2="1.524cm" svg:y2="19.304cm">
          <text:p/>
        </draw:line>
        <draw:line draw:style-name="gr9" draw:text-style-name="P1" draw:layer="layout" svg:x1="1.654cm" svg:y1="19.204cm" svg:x2="1.704cm" svg:y2="19.204cm">
          <text:p/>
        </draw:line>
        <draw:line draw:style-name="gr9" draw:text-style-name="P1" draw:layer="layout" svg:x1="1.754cm" svg:y1="19.204cm" svg:x2="1.804cm" svg:y2="19.204cm">
          <text:p/>
        </draw:line>
        <draw:line draw:style-name="gr9" draw:text-style-name="P1" draw:layer="layout" svg:x1="1.854cm" svg:y1="19.204cm" svg:x2="1.909cm" svg:y2="19.204cm">
          <text:p/>
        </draw:line>
        <draw:line draw:style-name="gr9" draw:text-style-name="P1" draw:layer="layout" svg:x1="1.959cm" svg:y1="19.204cm" svg:x2="2.009cm" svg:y2="19.204cm">
          <text:p/>
        </draw:line>
        <draw:line draw:style-name="gr9" draw:text-style-name="P1" draw:layer="layout" svg:x1="1.654cm" svg:y1="19.279cm" svg:x2="2.109cm" svg:y2="19.279cm">
          <text:p/>
        </draw:line>
        <draw:line draw:style-name="gr9" draw:text-style-name="P1" draw:layer="layout" svg:x1="2.059cm" svg:y1="19.204cm" svg:x2="2.109cm" svg:y2="19.204cm">
          <text:p/>
        </draw:line>
        <draw:frame draw:style-name="gr2" draw:text-style-name="P3" draw:layer="layout" svg:width="0.891cm" svg:height="0.276cm" draw:transform="rotate (1.5707963267949) translate (11.412cm 18.286cm)">
          <draw:text-box>
            <text:p text:style-name="P2"><text:span text:style-name="T1">SEL</text:span><text:span text:style-name="T1">ECT</text:span></text:p>
          </draw:text-box>
        </draw:frame>
        <draw:polygon draw:style-name="gr1" draw:text-style-name="P1" draw:layer="layout" svg:width="1.805cm" svg:height="2.06cm" svg:x="2.794cm" svg:y="10.974cm" svg:viewBox="0 0 1806 2061" draw:points="0,0 0,2061 230,2061 230,1856 1575,1856 1575,2061 1806,2061 1806,0">
          <text:p/>
        </draw:polygon>
        <draw:polygon draw:style-name="gr1" draw:text-style-name="P1" draw:layer="layout" svg:width="1.525cm" svg:height="1.78cm" svg:x="2.949cm" svg:y="10.314cm" svg:viewBox="0 0 1526 1781" draw:points="0,1526 0,0 1526,0 1526,1526 1271,1781 0,1781">
          <text:p/>
        </draw:polygon>
        <draw:line draw:style-name="gr1" draw:text-style-name="P1" draw:layer="layout" svg:x1="4.269cm" svg:y1="12.045cm" svg:x2="4.37cm" svg:y2="11.939cm">
          <text:p/>
        </draw:line>
        <draw:line draw:style-name="gr1" draw:text-style-name="P1" draw:layer="layout" svg:x1="3.074cm" svg:y1="12.094cm" svg:x2="3.229cm" svg:y2="12.094cm">
          <text:p/>
        </draw:line>
        <draw:line draw:style-name="gr1" draw:text-style-name="P1" draw:layer="layout" svg:x1="3.379cm" svg:y1="12.094cm" svg:x2="3.534cm" svg:y2="12.094cm">
          <text:p/>
        </draw:line>
        <draw:line draw:style-name="gr1" draw:text-style-name="P1" draw:layer="layout" svg:x1="3.684cm" svg:y1="12.094cm" svg:x2="3.839cm" svg:y2="12.094cm">
          <text:p/>
        </draw:line>
        <draw:line draw:style-name="gr1" draw:text-style-name="P1" draw:layer="layout" svg:x1="3.989cm" svg:y1="12.094cm" svg:x2="4.144cm" svg:y2="12.094cm">
          <text:p/>
        </draw:line>
        <draw:line draw:style-name="gr1" draw:text-style-name="P1" draw:layer="layout" svg:x1="2.949cm" svg:y1="12.044cm" svg:x2="2.949cm" svg:y2="11.914cm">
          <text:p/>
        </draw:line>
        <draw:frame draw:style-name="gr2" draw:text-style-name="P3" draw:layer="layout" svg:width="1.975cm" svg:height="0.276cm" svg:x="0.434cm" svg:y="18.652cm">
          <draw:text-box>
            <text:p text:style-name="P2"><text:span text:style-name="T1">FO</text:span><text:span text:style-name="T1">NT</text:span><text:span text:style-name="T1">E </text:span><text:span text:style-name="T1">EXT</text:span><text:span text:style-name="T1">ER</text:span><text:span text:style-name="T1">NA</text:span></text:p>
          </draw:text-box>
        </draw:frame>
        <draw:line draw:style-name="gr1" draw:text-style-name="P1" draw:layer="layout" svg:x1="4.474cm" svg:y1="11.254cm" svg:x2="4.474cm" svg:y2="11.129cm">
          <text:p/>
        </draw:line>
        <draw:line draw:style-name="gr1" draw:text-style-name="P1" draw:layer="layout" svg:x1="2.949cm" svg:y1="11.254cm" svg:x2="2.949cm" svg:y2="11.129cm">
          <text:p/>
        </draw:line>
        <draw:line draw:style-name="gr11" draw:text-style-name="P1" draw:layer="layout" svg:x1="4.294cm" svg:y1="12.015cm" svg:x2="4.395cm" svg:y2="11.914cm">
          <text:p/>
        </draw:line>
        <draw:path draw:style-name="gr1" draw:text-style-name="P1" draw:layer="layout" svg:width="0.965cm" svg:height="0.205cm" svg:x="3.634cm" svg:y="11.024cm" svg:viewBox="0 0 966 206" svg:d="M966 0c0 116-421 206-966 206">
          <text:p/>
        </draw:path>
        <draw:path draw:style-name="gr1" draw:text-style-name="P1" draw:layer="layout" svg:width="0.84cm" svg:height="0.18cm" svg:x="2.794cm" svg:y="11.049cm" svg:viewBox="0 0 841 181" svg:d="M0 0c0 100 371 181 841 181">
          <text:p/>
        </draw:path>
        <draw:line draw:style-name="gr1" draw:text-style-name="P1" draw:layer="layout" svg:x1="2.949cm" svg:y1="11.764cm" svg:x2="2.949cm" svg:y2="11.634cm">
          <text:p/>
        </draw:line>
        <draw:line draw:style-name="gr1" draw:text-style-name="P1" draw:layer="layout" svg:x1="2.949cm" svg:y1="11.484cm" svg:x2="2.949cm" svg:y2="11.354cm">
          <text:p/>
        </draw:line>
        <draw:line draw:style-name="gr1" draw:text-style-name="P1" draw:layer="layout" svg:x1="4.474cm" svg:y1="11.739cm" svg:x2="4.474cm" svg:y2="11.609cm">
          <text:p/>
        </draw:line>
        <draw:line draw:style-name="gr1" draw:text-style-name="P1" draw:layer="layout" svg:x1="4.474cm" svg:y1="11.484cm" svg:x2="4.474cm" svg:y2="11.354cm">
          <text:p/>
        </draw:line>
        <draw:path draw:style-name="gr12" draw:text-style-name="P1" draw:layer="layout" svg:width="0.16cm" svg:height="0.16cm" svg:x="2.894cm" svg:y="12.239cm" svg:viewBox="0 0 161 161" svg:d="M161 80c0 46-35 81-80 81s-81-35-81-81c0-44 36-80 81-80s80 36 80 80z">
          <text:p/>
        </draw:path>
        <draw:line draw:style-name="gr1" draw:text-style-name="P1" draw:layer="layout" svg:x1="3.179cm" svg:y1="13.339cm" svg:x2="3.179cm" svg:y2="12.829cm">
          <text:p/>
        </draw:line>
        <draw:frame draw:style-name="gr2" draw:text-style-name="P3" draw:layer="layout" svg:width="0.971cm" svg:height="0.276cm" svg:x="3.259cm" svg:y="10.362cm">
          <draw:text-box>
            <text:p text:style-name="P2"><text:span text:style-name="T1">SD </text:span><text:span text:style-name="T1">Car</text:span><text:span text:style-name="T1">d</text:span></text:p>
          </draw:text-box>
        </draw:frame>
        <draw:line draw:style-name="gr1" draw:text-style-name="P1" draw:layer="layout" svg:x1="3.684cm" svg:y1="13.339cm" svg:x2="3.684cm" svg:y2="12.829cm">
          <text:p/>
        </draw:line>
        <draw:frame draw:style-name="gr2" draw:text-style-name="P3" draw:layer="layout" svg:width="0.32cm" svg:height="0.276cm" draw:transform="rotate (1.5707963267949) translate (3.032cm 12.701cm)">
          <draw:text-box>
            <text:p text:style-name="P2"><text:span text:style-name="T1">CS</text:span></text:p>
          </draw:text-box>
        </draw:frame>
        <draw:line draw:style-name="gr1" draw:text-style-name="P1" draw:layer="layout" svg:x1="3.939cm" svg:y1="13.339cm" svg:x2="3.939cm" svg:y2="12.829cm">
          <text:p/>
        </draw:line>
        <draw:frame draw:style-name="gr2" draw:text-style-name="P3" draw:layer="layout" svg:width="0.256cm" svg:height="0.276cm" draw:transform="rotate (1.5707963267949) translate (3.537cm 12.701cm)">
          <draw:text-box>
            <text:p text:style-name="P2"><text:span text:style-name="T1">DI</text:span></text:p>
          </draw:text-box>
        </draw:frame>
        <draw:line draw:style-name="gr1" draw:text-style-name="P1" draw:layer="layout" svg:x1="4.194cm" svg:y1="13.339cm" svg:x2="4.194cm" svg:y2="12.829cm">
          <text:p/>
        </draw:line>
        <draw:frame draw:style-name="gr2" draw:text-style-name="P3" draw:layer="layout" svg:width="0.37cm" svg:height="0.276cm" draw:transform="rotate (1.5707963267949) translate (3.792cm 12.701cm)">
          <draw:text-box>
            <text:p text:style-name="P2"><text:span text:style-name="T1">DO</text:span></text:p>
          </draw:text-box>
        </draw:frame>
        <draw:path draw:style-name="gr9" draw:text-style-name="P1" draw:layer="layout" svg:width="0.2cm" svg:height="0.2cm" svg:x="4.729cm" svg:y="11.204cm" svg:viewBox="0 0 201 201" svg:d="M201 101c0 56-44 100-101 100-55 0-100-44-100-100 0-55 45-101 100-101 57 0 101 46 101 101z">
          <text:p/>
        </draw:path>
        <draw:line draw:style-name="gr9" draw:text-style-name="P1" draw:layer="layout" svg:x1="4.829cm" svg:y1="11.254cm" svg:x2="4.855cm" svg:y2="11.28cm">
          <text:p/>
        </draw:line>
        <draw:line draw:style-name="gr9" draw:text-style-name="P1" draw:layer="layout" svg:x1="4.83cm" svg:y1="11.254cm" svg:x2="4.804cm" svg:y2="11.28cm">
          <text:p/>
        </draw:line>
        <draw:line draw:style-name="gr9" draw:text-style-name="P1" draw:layer="layout" svg:x1="4.829cm" svg:y1="11.254cm" svg:x2="4.829cm" svg:y2="11.354cm">
          <text:p/>
        </draw:line>
        <draw:path draw:style-name="gr9" draw:text-style-name="P1" draw:layer="layout" svg:width="0.2cm" svg:height="0.2cm" svg:x="4.729cm" svg:y="11.459cm" svg:viewBox="0 0 201 201" svg:d="M201 100c0 56-44 101-101 101-55 0-100-45-100-101 0-55 45-100 100-100 57 0 101 45 101 100z">
          <text:p/>
        </draw:path>
        <draw:line draw:style-name="gr9" draw:text-style-name="P1" draw:layer="layout" svg:x1="4.829cm" svg:y1="11.61cm" svg:x2="4.855cm" svg:y2="11.584cm">
          <text:p/>
        </draw:line>
        <draw:line draw:style-name="gr9" draw:text-style-name="P1" draw:layer="layout" svg:x1="4.83cm" svg:y1="11.61cm" svg:x2="4.804cm" svg:y2="11.584cm">
          <text:p/>
        </draw:line>
        <draw:line draw:style-name="gr9" draw:text-style-name="P1" draw:layer="layout" svg:x1="4.829cm" svg:y1="11.609cm" svg:x2="4.829cm" svg:y2="11.509cm">
          <text:p/>
        </draw:line>
        <draw:frame draw:style-name="gr2" draw:text-style-name="P3" draw:layer="layout" svg:width="0.455cm" svg:height="0.276cm" draw:transform="rotate (1.5707963267949) translate (4.047cm 12.701cm)">
          <draw:text-box>
            <text:p text:style-name="P2"><text:span text:style-name="T1">CLK</text:span></text:p>
          </draw:text-box>
        </draw:frame>
        <draw:frame draw:style-name="gr4" draw:text-style-name="P4" draw:layer="layout" svg:width="2cm" svg:height="0.395cm" svg:x="2.78cm" svg:y="8.859cm">
          <draw:text-box>
            <text:p text:style-name="P2"><text:span text:style-name="T2">C</text:span><text:span text:style-name="T2">A</text:span><text:span text:style-name="T2">RT</text:span><text:span text:style-name="T2">A</text:span><text:span text:style-name="T2">O </text:span><text:span text:style-name="T2">S</text:span><text:span text:style-name="T2">D</text:span></text:p>
          </draw:text-box>
        </draw:frame>
        <draw:polygon draw:style-name="gr1" draw:text-style-name="P1" draw:layer="layout" svg:width="8.38cm" svg:height="7.875cm" svg:x="8.004cm" svg:y="8.509cm" svg:viewBox="0 0 8381 7876" draw:points="0,0 8381,0 8381,7876 0,7876">
          <text:p/>
        </draw:polygon>
        <draw:polygon draw:style-name="gr1" draw:text-style-name="P1" draw:layer="layout" svg:width="7.875cm" svg:height="7.875cm" svg:x="0.129cm" svg:y="8.509cm" svg:viewBox="0 0 7876 7876" draw:points="0,0 7876,0 7876,7876 0,7876">
          <text:p/>
        </draw:polygon>
        <draw:polygon draw:style-name="gr1" draw:text-style-name="P1" draw:layer="layout" svg:width="2.035cm" svg:height="1.02cm" svg:x="4.699cm" svg:y="5.969cm" svg:viewBox="0 0 2036 1021" draw:points="0,0 2036,0 2036,1021 0,1021">
          <text:p/>
        </draw:polygon>
        <draw:line draw:style-name="gr1" draw:text-style-name="P1" draw:layer="layout" svg:x1="4.194cm" svg:y1="6.479cm" svg:x2="4.699cm" svg:y2="6.479cm">
          <text:p/>
        </draw:line>
        <draw:frame draw:style-name="gr2" draw:text-style-name="P3" draw:layer="layout" svg:width="0.336cm" svg:height="0.276cm" svg:x="2.779cm" svg:y="9.252cm">
          <draw:text-box>
            <text:p text:style-name="P2"><text:span text:style-name="T1">SD</text:span></text:p>
          </draw:text-box>
        </draw:frame>
        <draw:frame draw:style-name="gr2" draw:text-style-name="P3" draw:layer="layout" svg:width="0.497cm" svg:height="0.276cm" svg:x="4.834cm" svg:y="6.332cm">
          <draw:text-box>
            <text:p text:style-name="P2"><text:span text:style-name="T1">S</text:span><text:span text:style-name="T1">D</text:span><text:span text:style-name="T1">A</text:span></text:p>
          </draw:text-box>
        </draw:frame>
        <draw:line draw:style-name="gr1" draw:text-style-name="P1" draw:layer="layout" svg:x1="4.194cm" svg:y1="6.734cm" svg:x2="4.699cm" svg:y2="6.734cm">
          <text:p/>
        </draw:line>
        <draw:frame draw:style-name="gr2" draw:text-style-name="P3" draw:layer="layout" svg:width="0.307cm" svg:height="0.276cm" svg:x="4.22cm" svg:y="6.222cm">
          <draw:text-box>
            <text:p text:style-name="P2"><text:span text:style-name="T1">1</text:span><text:span text:style-name="T1">7</text:span></text:p>
          </draw:text-box>
        </draw:frame>
        <draw:line draw:style-name="gr3" draw:text-style-name="P1" draw:layer="layout" svg:x1="4.829cm" svg:y1="6.614cm" svg:x2="5.259cm" svg:y2="6.614cm">
          <text:p/>
        </draw:line>
        <draw:frame draw:style-name="gr2" draw:text-style-name="P3" draw:layer="layout" svg:width="0.463cm" svg:height="0.276cm" svg:x="4.834cm" svg:y="6.587cm">
          <draw:text-box>
            <text:p text:style-name="P2"><text:span text:style-name="T1">R</text:span><text:span text:style-name="T1">S</text:span><text:span text:style-name="T1">T</text:span></text:p>
          </draw:text-box>
        </draw:frame>
        <draw:line draw:style-name="gr1" draw:text-style-name="P1" draw:layer="layout" svg:x1="7.239cm" svg:y1="6.479cm" svg:x2="6.734cm" svg:y2="6.479cm">
          <text:p/>
        </draw:line>
        <draw:frame draw:style-name="gr2" draw:text-style-name="P3" draw:layer="layout" svg:width="0.234cm" svg:height="0.276cm" svg:x="4.335cm" svg:y="6.477cm">
          <draw:text-box>
            <text:p text:style-name="P2"><text:span text:style-name="T1">6</text:span></text:p>
          </draw:text-box>
        </draw:frame>
        <draw:line draw:style-name="gr3" draw:text-style-name="P1" draw:layer="layout" svg:x1="5.694cm" svg:y1="6.359cm" svg:x2="6.039cm" svg:y2="6.359cm">
          <text:p/>
        </draw:line>
        <draw:frame draw:style-name="gr2" draw:text-style-name="P3" draw:layer="layout" svg:width="1.048cm" svg:height="0.276cm" svg:x="5.699cm" svg:y="6.332cm">
          <draw:text-box>
            <text:p text:style-name="P2"><text:span text:style-name="T1">IN</text:span><text:span text:style-name="T1">T/</text:span><text:span text:style-name="T1">S</text:span><text:span text:style-name="T1">Q</text:span><text:span text:style-name="T1">W</text:span></text:p>
          </draw:text-box>
        </draw:frame>
        <draw:line draw:style-name="gr1" draw:text-style-name="P1" draw:layer="layout" svg:x1="7.239cm" svg:y1="6.224cm" svg:x2="6.734cm" svg:y2="6.224cm">
          <text:p/>
        </draw:line>
        <draw:frame draw:style-name="gr2" draw:text-style-name="P3" draw:layer="layout" svg:width="0.234cm" svg:height="0.276cm" svg:x="6.99cm" svg:y="6.222cm">
          <draw:text-box>
            <text:p text:style-name="P2"><text:span text:style-name="T1">5</text:span></text:p>
          </draw:text-box>
        </draw:frame>
        <draw:frame draw:style-name="gr2" draw:text-style-name="P3" draw:layer="layout" svg:width="0.764cm" svg:height="0.276cm" svg:x="5.975cm" svg:y="6.077cm">
          <draw:text-box>
            <text:p text:style-name="P2"><text:span text:style-name="T1">3</text:span><text:span text:style-name="T1">2</text:span><text:span text:style-name="T1">K</text:span><text:span text:style-name="T1">H</text:span><text:span text:style-name="T1">z</text:span></text:p>
          </draw:text-box>
        </draw:frame>
        <draw:line draw:style-name="gr1" draw:text-style-name="P1" draw:layer="layout" svg:x1="7.239cm" svg:y1="6.734cm" svg:x2="6.734cm" svg:y2="6.734cm">
          <text:p/>
        </draw:line>
        <draw:frame draw:style-name="gr2" draw:text-style-name="P3" draw:layer="layout" svg:width="0.234cm" svg:height="0.276cm" svg:x="6.99cm" svg:y="5.967cm">
          <draw:text-box>
            <text:p text:style-name="P2"><text:span text:style-name="T1">3</text:span></text:p>
          </draw:text-box>
        </draw:frame>
        <draw:frame draw:style-name="gr2" draw:text-style-name="P3" draw:layer="layout" svg:width="0.629cm" svg:height="0.276cm" svg:x="6.069cm" svg:y="6.587cm">
          <draw:text-box>
            <text:p text:style-name="P2"><text:span text:style-name="T1">V</text:span><text:span text:style-name="T1">B</text:span><text:span text:style-name="T1">A</text:span><text:span text:style-name="T1">T</text:span></text:p>
          </draw:text-box>
        </draw:frame>
        <draw:polygon draw:style-name="gr1" draw:text-style-name="P1" draw:layer="layout" svg:width="0.08cm" svg:height="0.15cm" svg:x="4.699cm" svg:y="6.149cm" svg:viewBox="0 0 81 151" draw:points="0,0 81,76 0,151">
          <text:p/>
        </draw:polygon>
        <draw:line draw:style-name="gr1" draw:text-style-name="P1" draw:layer="layout" svg:x1="4.194cm" svg:y1="6.224cm" svg:x2="4.699cm" svg:y2="6.224cm">
          <text:p/>
        </draw:line>
        <draw:frame draw:style-name="gr2" draw:text-style-name="P3" draw:layer="layout" svg:width="0.307cm" svg:height="0.276cm" svg:x="6.99cm" svg:y="6.477cm">
          <draw:text-box>
            <text:p text:style-name="P2"><text:span text:style-name="T1">1</text:span><text:span text:style-name="T1">6</text:span></text:p>
          </draw:text-box>
        </draw:frame>
        <draw:frame draw:style-name="gr2" draw:text-style-name="P3" draw:layer="layout" svg:width="0.451cm" svg:height="0.276cm" svg:x="4.834cm" svg:y="6.077cm">
          <draw:text-box>
            <text:p text:style-name="P2"><text:span text:style-name="T1">S</text:span><text:span text:style-name="T1">C</text:span><text:span text:style-name="T1">L</text:span></text:p>
          </draw:text-box>
        </draw:frame>
        <draw:frame draw:style-name="gr2" draw:text-style-name="P3" draw:layer="layout" svg:width="0.692cm" svg:height="0.276cm" svg:x="3.935cm" svg:y="5.967cm">
          <draw:text-box>
            <text:p text:style-name="P2"><text:span text:style-name="T1">1</text:span><text:span text:style-name="T1">8</text:span><text:span text:style-name="T1">/</text:span><text:span text:style-name="T1">2</text:span><text:span text:style-name="T1">0</text:span></text:p>
          </draw:text-box>
        </draw:frame>
        <draw:frame draw:style-name="gr4" draw:text-style-name="P4" draw:layer="layout" svg:width="0.468cm" svg:height="0.395cm" svg:x="4.685cm" svg:y="5.574cm">
          <draw:text-box>
            <text:p text:style-name="P2"><text:span text:style-name="T2">U</text:span><text:span text:style-name="T2">2</text:span></text:p>
          </draw:text-box>
        </draw:frame>
        <draw:line draw:style-name="gr1" draw:text-style-name="P1" draw:layer="layout" svg:x1="17.673cm" svg:y1="6.099cm" svg:x2="17.673cm" svg:y2="6.859cm">
          <text:p/>
        </draw:line>
        <draw:line draw:style-name="gr1" draw:text-style-name="P1" draw:layer="layout" svg:x1="18.183cm" svg:y1="6.099cm" svg:x2="18.183cm" svg:y2="6.859cm">
          <text:p/>
        </draw:line>
        <draw:polygon draw:style-name="gr1" draw:text-style-name="P1" draw:layer="layout" svg:width="0.255cm" svg:height="0.51cm" svg:x="17.803cm" svg:y="6.224cm" svg:viewBox="0 0 256 511" draw:points="0,0 256,0 256,511 0,511">
          <text:p/>
        </draw:polygon>
        <draw:line draw:style-name="gr1" draw:text-style-name="P1" draw:layer="layout" svg:x1="17.423cm" svg:y1="6.479cm" svg:x2="17.673cm" svg:y2="6.479cm">
          <text:p/>
        </draw:line>
        <draw:frame draw:style-name="gr2" draw:text-style-name="P3" draw:layer="layout" svg:width="0.946cm" svg:height="0.276cm" svg:x="4.684cm" svg:y="6.982cm">
          <draw:text-box>
            <text:p text:style-name="P2"><text:span text:style-name="T1">DS32</text:span><text:span text:style-name="T1">32</text:span></text:p>
          </draw:text-box>
        </draw:frame>
        <draw:line draw:style-name="gr1" draw:text-style-name="P1" draw:layer="layout" svg:x1="18.438cm" svg:y1="6.479cm" svg:x2="18.183cm" svg:y2="6.479cm">
          <text:p/>
        </draw:line>
        <draw:frame draw:style-name="gr2" draw:text-style-name="P3" draw:layer="layout" svg:width="0.234cm" svg:height="0.276cm" svg:x="17.309cm" svg:y="6.222cm">
          <draw:text-box>
            <text:p text:style-name="P2"><text:span text:style-name="T1">1</text:span></text:p>
          </draw:text-box>
        </draw:frame>
        <draw:frame draw:style-name="gr2" draw:text-style-name="P3" draw:layer="layout" svg:width="0.234cm" svg:height="0.276cm" svg:x="18.439cm" svg:y="6.222cm">
          <draw:text-box>
            <text:p text:style-name="P2"><text:span text:style-name="T1">2</text:span></text:p>
          </draw:text-box>
        </draw:frame>
        <draw:frame draw:style-name="gr4" draw:text-style-name="P4" draw:layer="layout" svg:width="0.451cm" svg:height="0.395cm" svg:x="17.659cm" svg:y="5.704cm">
          <draw:text-box>
            <text:p text:style-name="P2"><text:span text:style-name="T2">X</text:span><text:span text:style-name="T2">2</text:span></text:p>
          </draw:text-box>
        </draw:frame>
        <draw:path draw:style-name="gr1" draw:text-style-name="P1" draw:layer="layout" svg:width="0.2cm" svg:height="0.2cm" svg:x="3.434cm" svg:y="6.124cm" svg:viewBox="0 0 201 201" svg:d="M201 100c0 57-44 101-100 101s-101-44-101-101c0-55 45-100 101-100s100 45 100 100z">
          <text:p/>
        </draw:path>
        <draw:line draw:style-name="gr1" draw:text-style-name="P1" draw:layer="layout" svg:x1="3.634cm" svg:y1="6.224cm" svg:x2="3.939cm" svg:y2="6.224cm">
          <text:p/>
        </draw:line>
        <draw:frame draw:style-name="gr2" draw:text-style-name="P3" draw:layer="layout" svg:width="1.065cm" svg:height="0.276cm" svg:x="17.658cm" svg:y="6.852cm">
          <draw:text-box>
            <text:p text:style-name="P2"><text:span text:style-name="T1">C</text:span><text:span text:style-name="T1">R</text:span><text:span text:style-name="T1">Y</text:span><text:span text:style-name="T1">S</text:span><text:span text:style-name="T1">T</text:span><text:span text:style-name="T1">A</text:span><text:span text:style-name="T1">L</text:span></text:p>
          </draw:text-box>
        </draw:frame>
        <draw:path draw:style-name="gr1" draw:text-style-name="P1" draw:layer="layout" svg:width="0.2cm" svg:height="0.2cm" svg:x="3.434cm" svg:y="6.379cm" svg:viewBox="0 0 201 201" svg:d="M201 101c0 56-44 100-100 100s-101-44-101-100 45-101 101-101 100 45 100 101z">
          <text:p/>
        </draw:path>
        <draw:line draw:style-name="gr1" draw:text-style-name="P1" draw:layer="layout" svg:x1="3.634cm" svg:y1="6.479cm" svg:x2="3.939cm" svg:y2="6.479cm">
          <text:p/>
        </draw:line>
        <draw:frame draw:style-name="gr2" draw:text-style-name="P3" draw:layer="layout" svg:width="0.451cm" svg:height="0.276cm" svg:x="2.894cm" svg:y="6.077cm">
          <draw:text-box>
            <text:p text:style-name="P2"><text:span text:style-name="T1">S</text:span><text:span text:style-name="T1">C</text:span><text:span text:style-name="T1">L</text:span></text:p>
          </draw:text-box>
        </draw:frame>
        <draw:polygon draw:style-name="gr1" draw:text-style-name="P1" draw:layer="layout" svg:width="0.255cm" svg:height="0.206cm" svg:x="3.429cm" svg:y="6.629cm" svg:viewBox="0 0 256 207" draw:points="0,0 0,207 256,106">
          <text:p/>
        </draw:polygon>
        <draw:line draw:style-name="gr1" draw:text-style-name="P1" draw:layer="layout" svg:x1="3.684cm" svg:y1="6.734cm" svg:x2="3.939cm" svg:y2="6.734cm">
          <text:p/>
        </draw:line>
        <draw:frame draw:style-name="gr2" draw:text-style-name="P3" draw:layer="layout" svg:width="0.497cm" svg:height="0.276cm" svg:x="2.874cm" svg:y="6.332cm">
          <draw:text-box>
            <text:p text:style-name="P2"><text:span text:style-name="T1">SD</text:span><text:span text:style-name="T1">A</text:span></text:p>
          </draw:text-box>
        </draw:frame>
        <draw:path draw:style-name="gr1" draw:text-style-name="P1" draw:layer="layout" svg:width="0.2cm" svg:height="0.2cm" svg:x="15.899cm" svg:y="1.399cm" svg:viewBox="0 0 201 201" svg:d="M201 101c0 56-44 100-101 100-55 0-100-44-100-100s45-101 100-101c57 0 101 45 101 101z">
          <text:p/>
        </draw:path>
        <draw:line draw:style-name="gr1" draw:text-style-name="P1" draw:layer="layout" svg:x1="15.999cm" svg:y1="1.604cm" svg:x2="15.999cm" svg:y2="1.909cm">
          <text:p/>
        </draw:line>
        <draw:frame draw:style-name="gr2" draw:text-style-name="P3" draw:layer="layout" svg:width="0.514cm" svg:height="0.276cm" svg:x="2.93cm" svg:y="6.587cm">
          <draw:text-box>
            <text:p text:style-name="P2"><text:span text:style-name="T1">+</text:span><text:span text:style-name="T1">5</text:span><text:span text:style-name="T1">V</text:span></text:p>
          </draw:text-box>
        </draw:frame>
        <draw:path draw:style-name="gr1" draw:text-style-name="P1" draw:layer="layout" svg:width="0.2cm" svg:height="0.2cm" svg:x="19.709cm" svg:y="1.399cm" svg:viewBox="0 0 201 201" svg:d="M201 101c0 56-44 100-100 100s-101-44-101-100 45-101 101-101 100 45 100 101z">
          <text:p/>
        </draw:path>
        <draw:line draw:style-name="gr1" draw:text-style-name="P1" draw:layer="layout" svg:x1="19.809cm" svg:y1="1.604cm" svg:x2="19.809cm" svg:y2="1.909cm">
          <text:p/>
        </draw:line>
        <draw:frame draw:style-name="gr2" draw:text-style-name="P3" draw:layer="layout" svg:width="1.293cm" svg:height="0.276cm" draw:transform="rotate (1.5707963267949) translate (15.472cm 1.524cm)">
          <draw:text-box>
            <text:p text:style-name="P2"><text:span text:style-name="T1">C</text:span><text:span text:style-name="T1">R</text:span><text:span text:style-name="T1">Y</text:span><text:span text:style-name="T1">S</text:span><text:span text:style-name="T1">T</text:span><text:span text:style-name="T1">A</text:span><text:span text:style-name="T1">L </text:span><text:span text:style-name="T1">1</text:span></text:p>
          </draw:text-box>
        </draw:frame>
        <draw:path draw:style-name="gr5" draw:text-style-name="P5" draw:layer="layout" svg:width="0.1cm" svg:height="0.1cm" svg:x="19.759cm" svg:y="2.109cm" svg:viewBox="0 0 101 101" svg:d="M101 51c0 28-22 50-50 50-27 0-51-22-51-50 0-27 24-51 51-51 28 0 50 24 50 51z">
          <text:p/>
        </draw:path>
        <draw:path draw:style-name="gr5" draw:text-style-name="P5" draw:layer="layout" svg:width="0.1cm" svg:height="0.1cm" svg:x="15.949cm" svg:y="2.109cm" svg:viewBox="0 0 101 101" svg:d="M101 51c0 28-22 50-51 50-27 0-50-22-50-50 0-27 23-51 50-51 29 0 51 24 51 51z">
          <text:p/>
        </draw:path>
        <draw:path draw:style-name="gr1" draw:text-style-name="P1" draw:layer="layout" svg:width="0.2cm" svg:height="0.2cm" svg:x="16.303cm" svg:y="5.719cm" svg:viewBox="0 0 201 201" svg:d="M201 100c0 57-44 101-100 101-55 0-101-44-101-101 0-55 46-100 101-100 56 0 100 45 100 100z">
          <text:p/>
        </draw:path>
        <draw:line draw:style-name="gr1" draw:text-style-name="P1" draw:layer="layout" svg:x1="16.403cm" svg:y1="5.919cm" svg:x2="16.403cm" svg:y2="6.224cm">
          <text:p/>
        </draw:line>
        <draw:frame draw:style-name="gr2" draw:text-style-name="P3" draw:layer="layout" svg:width="1.293cm" svg:height="0.276cm" draw:transform="rotate (1.5707963267949) translate (19.403cm 1.547cm)">
          <draw:text-box>
            <text:p text:style-name="P2"><text:span text:style-name="T1">CRY</text:span><text:span text:style-name="T1">STA</text:span><text:span text:style-name="T1">L 2</text:span></text:p>
          </draw:text-box>
        </draw:frame>
        <draw:path draw:style-name="gr1" draw:text-style-name="P1" draw:layer="layout" svg:width="0.2cm" svg:height="0.2cm" svg:x="19.353cm" svg:y="5.719cm" svg:viewBox="0 0 201 201" svg:d="M201 100c0 57-44 101-101 101-55 0-100-44-100-101 0-55 45-100 100-100 57 0 101 45 101 100z">
          <text:p/>
        </draw:path>
        <draw:line draw:style-name="gr1" draw:text-style-name="P1" draw:layer="layout" svg:x1="19.453cm" svg:y1="5.919cm" svg:x2="19.453cm" svg:y2="6.224cm">
          <text:p/>
        </draw:line>
        <draw:frame draw:style-name="gr2" draw:text-style-name="P3" draw:layer="layout" svg:width="0.764cm" svg:height="0.276cm" draw:transform="rotate (1.5707963267949) translate (16.256cm 5.59cm)">
          <draw:text-box>
            <text:p text:style-name="P2"><text:span text:style-name="T1">32K</text:span><text:span text:style-name="T1">Hz</text:span></text:p>
          </draw:text-box>
        </draw:frame>
        <draw:line draw:style-name="gr1" draw:text-style-name="P1" draw:layer="layout" svg:x1="19.453cm" svg:y1="6.734cm" svg:x2="19.453cm" svg:y2="6.989cm">
          <text:p/>
        </draw:line>
        <draw:line draw:style-name="gr1" draw:text-style-name="P1" draw:layer="layout" svg:x1="19.198cm" svg:y1="6.989cm" svg:x2="19.708cm" svg:y2="6.989cm">
          <text:p/>
        </draw:line>
        <draw:line draw:style-name="gr1" draw:text-style-name="P1" draw:layer="layout" svg:x1="19.328cm" svg:y1="7.114cm" svg:x2="19.578cm" svg:y2="7.114cm">
          <text:p/>
        </draw:line>
        <draw:line draw:style-name="gr1" draw:text-style-name="P1" draw:layer="layout" svg:x1="19.428cm" svg:y1="7.239cm" svg:x2="19.478cm" svg:y2="7.239cm">
          <text:p/>
        </draw:line>
        <draw:path draw:style-name="gr5" draw:text-style-name="P5" draw:layer="layout" svg:width="0.1cm" svg:height="0.1cm" svg:x="19.403cm" svg:y="6.429cm" svg:viewBox="0 0 101 101" svg:d="M101 50c0 29-22 51-51 51-27 0-50-22-50-51 0-27 23-50 50-50 29 0 51 23 51 50z">
          <text:p/>
        </draw:path>
        <draw:polygon draw:style-name="gr9" draw:text-style-name="P1" draw:layer="layout" svg:width="0.255cm" svg:height="0.255cm" svg:x="8.129cm" svg:y="6.604cm" svg:viewBox="0 0 256 256" draw:points="0,256 256,131 131,0">
          <text:p/>
        </draw:polygon>
        <draw:line draw:style-name="gr9" draw:text-style-name="P1" draw:layer="layout" svg:x1="8.004cm" svg:y1="6.99cm" svg:x2="8.13cm" svg:y2="6.859cm">
          <text:p/>
        </draw:line>
        <draw:line draw:style-name="gr9" draw:text-style-name="P1" draw:layer="layout" svg:x1="8.004cm" svg:y1="6.759cm" svg:x2="7.954cm" svg:y2="6.759cm">
          <text:p/>
        </draw:line>
        <draw:line draw:style-name="gr9" draw:text-style-name="P1" draw:layer="layout" svg:x1="7.899cm" svg:y1="6.759cm" svg:x2="7.849cm" svg:y2="6.759cm">
          <text:p/>
        </draw:line>
        <draw:line draw:style-name="gr9" draw:text-style-name="P1" draw:layer="layout" svg:x1="7.799cm" svg:y1="6.759cm" svg:x2="7.749cm" svg:y2="6.759cm">
          <text:p/>
        </draw:line>
        <draw:line draw:style-name="gr9" draw:text-style-name="P1" draw:layer="layout" svg:x1="7.699cm" svg:y1="6.759cm" svg:x2="7.649cm" svg:y2="6.759cm">
          <text:p/>
        </draw:line>
        <draw:line draw:style-name="gr9" draw:text-style-name="P1" draw:layer="layout" svg:x1="8.004cm" svg:y1="6.834cm" svg:x2="7.544cm" svg:y2="6.834cm">
          <text:p/>
        </draw:line>
        <draw:line draw:style-name="gr9" draw:text-style-name="P1" draw:layer="layout" svg:x1="7.599cm" svg:y1="6.759cm" svg:x2="7.544cm" svg:y2="6.759cm">
          <text:p/>
        </draw:line>
        <draw:frame draw:style-name="gr2" draw:text-style-name="P3" draw:layer="layout" svg:width="0.544cm" svg:height="0.276cm" draw:transform="rotate (1.5707963267949) translate (19.306cm 5.586cm)">
          <draw:text-box>
            <text:p text:style-name="P2"><text:span text:style-name="T1">GN</text:span><text:span text:style-name="T1">D</text:span></text:p>
          </draw:text-box>
        </draw:frame>
        <draw:path draw:style-name="gr1" draw:text-style-name="P1" draw:layer="layout" svg:width="0.2cm" svg:height="0.2cm" svg:x="8.054cm" svg:y="6.124cm" svg:viewBox="0 0 201 201" svg:d="M201 100c0 57-44 101-100 101-55 0-101-44-101-101 0-55 46-100 101-100 56 0 100 45 100 100z">
          <text:p/>
        </draw:path>
        <draw:line draw:style-name="gr1" draw:text-style-name="P1" draw:layer="layout" svg:x1="8.054cm" svg:y1="6.224cm" svg:x2="7.749cm" svg:y2="6.224cm">
          <text:p/>
        </draw:line>
        <draw:frame draw:style-name="gr2" draw:text-style-name="P3" draw:layer="layout" svg:width="1.496cm" svg:height="0.276cm" svg:x="8.464cm" svg:y="6.457cm">
          <draw:text-box>
            <text:p text:style-name="P2"><text:span text:style-name="T1">TO </text:span><text:span text:style-name="T1">BA</text:span><text:span text:style-name="T1">TE</text:span><text:span text:style-name="T1">RR</text:span><text:span text:style-name="T1">Y</text:span></text:p>
          </draw:text-box>
        </draw:frame>
        <draw:frame draw:style-name="gr2" draw:text-style-name="P3" draw:layer="layout" svg:width="0.764cm" svg:height="0.276cm" svg:x="8.385cm" svg:y="6.077cm">
          <draw:text-box>
            <text:p text:style-name="P2"><text:span text:style-name="T1">3</text:span><text:span text:style-name="T1">2</text:span><text:span text:style-name="T1">K</text:span><text:span text:style-name="T1">H</text:span><text:span text:style-name="T1">z</text:span></text:p>
          </draw:text-box>
        </draw:frame>
        <draw:line draw:style-name="gr1" draw:text-style-name="P1" draw:layer="layout" svg:x1="19.812cm" svg:y1="2.669cm" svg:x2="19.812cm" svg:y2="2.1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Normal" svg:font-family="ArialNorm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8.346cm" fo:page-height="25.6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01T08:33:59.584747708</dc:date>
    <meta:editing-duration>PT1M46S</meta:editing-duration>
    <meta:editing-cycles>1</meta:editing-cycles>
    <meta:document-statistic meta:object-count="681"/>
    <meta:generator>LibreOffice/6.0.7.3$Linux_X86_64 LibreOffice_project/00m0$Build-3</meta:generator>
  </office:meta>
</office:document-meta>
</file>